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style:font-face style:name="Wingdings" svg:font-family="Wingdings" style:font-family-generic="system" style:font-pitch="variable"/>
  </office:font-face-decls>
  <office:automatic-styles>
    <style:style style:name="Table1" style:family="table">
      <style:table-properties style:width="15.831cm" fo:margin-top="0cm" fo:margin-bottom="0cm" table:align="center" style:shadow="none" style:may-break-between-rows="false" style:writing-mode="lr-tb"/>
    </style:style>
    <style:style style:name="Table1.A" style:family="table-column">
      <style:table-column-properties style:column-width="8.927cm"/>
    </style:style>
    <style:style style:name="Table1.B" style:family="table-column">
      <style:table-column-properties style:column-width="0.462cm"/>
    </style:style>
    <style:style style:name="Table1.C" style:family="table-column">
      <style:table-column-properties style:column-width="0.464cm"/>
    </style:style>
    <style:style style:name="Table1.D" style:family="table-column">
      <style:table-column-properties style:column-width="0.467cm"/>
    </style:style>
    <style:style style:name="Table1.G" style:family="table-column">
      <style:table-column-properties style:column-width="0.466cm"/>
    </style:style>
    <style:style style:name="Table1.K" style:family="table-column">
      <style:table-column-properties style:column-width="0.677cm"/>
    </style:style>
    <style:style style:name="Table1.L" style:family="table-column">
      <style:table-column-properties style:column-width="0.679cm"/>
    </style:style>
    <style:style style:name="Table1.N" style:family="table-column">
      <style:table-column-properties style:column-width="0.681cm"/>
    </style:style>
    <style:style style:name="Table1.1" style:family="table-row">
      <style:table-row-properties fo:keep-together="auto"/>
    </style:style>
    <style:style style:name="Table1.A1" style:family="table-cell">
      <style:table-cell-properties fo:padding-left="0.079cm" fo:padding-right="0.123cm" fo:padding-top="0cm" fo:padding-bottom="0cm" fo:border="0.5pt solid #000000"/>
    </style:style>
    <style:style style:name="Table1.B3" style:family="table-cell">
      <style:table-cell-properties style:vertical-align="middle" fo:padding-left="0.079cm" fo:padding-right="0.123cm" fo:padding-top="0cm" fo:padding-bottom="0cm" fo:border="0.5pt solid #000000"/>
    </style:style>
    <style:style style:name="P1" style:family="paragraph" style:parent-style-name="Text_20_body">
      <style:text-properties style:font-name="Calibri" style:font-weight-complex="bold"/>
    </style:style>
    <style:style style:name="P2" style:family="paragraph" style:parent-style-name="Standard">
      <style:paragraph-properties fo:text-align="justify" style:justify-single-word="false"/>
    </style:style>
    <style:style style:name="P3" style:family="paragraph" style:parent-style-name="Text_20_body">
      <style:text-properties officeooo:paragraph-rsid="0001d9c2"/>
    </style:style>
    <style:style style:name="P4" style:family="paragraph" style:parent-style-name="Heading_20_1">
      <style:text-properties officeooo:paragraph-rsid="0001d9c2"/>
    </style:style>
    <style:style style:name="P5" style:family="paragraph" style:parent-style-name="Endnote" style:master-page-name="Converted4">
      <style:paragraph-properties style:page-number="auto"/>
    </style:style>
    <style:style style:name="P6" style:family="paragraph" style:parent-style-name="Text_20_body">
      <style:text-properties officeooo:paragraph-rsid="0002180b"/>
    </style:style>
    <style:style style:name="P7" style:family="paragraph" style:parent-style-name="Endnote" style:master-page-name="Converted6">
      <style:paragraph-properties style:page-number="auto"/>
    </style:style>
    <style:style style:name="P8" style:family="paragraph" style:parent-style-name="Endnote" style:master-page-name="Converted8">
      <style:paragraph-properties style:page-number="auto"/>
    </style:style>
    <style:style style:name="P9" style:family="paragraph" style:parent-style-name="Endnote" style:master-page-name="Converted10">
      <style:paragraph-properties style:page-number="auto"/>
    </style:style>
    <style:style style:name="P10" style:family="paragraph" style:parent-style-name="Endnote" style:master-page-name="Converted12">
      <style:paragraph-properties style:page-number="auto"/>
    </style:style>
    <style:style style:name="P11" style:family="paragraph" style:parent-style-name="Endnote" style:master-page-name="Converted14">
      <style:paragraph-properties style:page-number="auto"/>
    </style:style>
    <style:style style:name="P12" style:family="paragraph" style:parent-style-name="Endnote">
      <style:text-properties fo:font-size="11pt" style:font-size-asian="11pt" style:font-size-complex="11pt"/>
    </style:style>
    <style:style style:name="P13" style:family="paragraph" style:parent-style-name="Endnote">
      <style:paragraph-properties fo:margin-top="0cm" fo:margin-bottom="0cm" loext:contextual-spacing="false" fo:line-height="100%" fo:text-align="center" style:justify-single-word="false"/>
      <style:text-properties fo:font-size="11pt" style:font-size-asian="11pt" style:font-size-complex="11pt"/>
    </style:style>
    <style:style style:name="P14" style:family="paragraph" style:parent-style-name="Endnote">
      <style:paragraph-properties fo:margin-top="0cm" fo:margin-bottom="0cm" loext:contextual-spacing="false" fo:line-height="100%" fo:text-align="center" style:justify-single-word="false"/>
      <style:text-properties fo:font-size="11pt" fo:language="es" fo:country="AR" style:font-size-asian="11pt" style:font-size-complex="11pt"/>
    </style:style>
    <style:style style:name="P15" style:family="paragraph" style:parent-style-name="Endnote">
      <style:text-properties fo:font-size="11pt" fo:language="es" fo:country="AR" style:font-size-asian="11pt" style:font-size-complex="11pt"/>
    </style:style>
    <style:style style:name="P16" style:family="paragraph" style:parent-style-name="Text_20_body" style:list-style-name="L1"/>
    <style:style style:name="P17" style:family="paragraph" style:parent-style-name="Text_20_body" style:list-style-name="L1">
      <style:text-properties fo:language="en" fo:country="US" officeooo:paragraph-rsid="0002180b"/>
    </style:style>
    <style:style style:name="P18" style:family="paragraph" style:parent-style-name="Text_20_body" style:list-style-name="L2">
      <style:text-properties fo:language="en" fo:country="US" officeooo:paragraph-rsid="0002180b"/>
    </style:style>
    <style:style style:name="P19" style:family="paragraph" style:parent-style-name="Text_20_body" style:list-style-name="L2">
      <style:text-properties officeooo:paragraph-rsid="0001d9c2"/>
    </style:style>
    <style:style style:name="P20" style:family="paragraph" style:parent-style-name="Heading_20_2">
      <style:text-properties officeooo:paragraph-rsid="00093755"/>
    </style:style>
    <style:style style:name="P21" style:family="paragraph" style:parent-style-name="Text_20_body">
      <style:text-properties officeooo:paragraph-rsid="00093755"/>
    </style:style>
    <style:style style:name="P22" style:family="paragraph" style:parent-style-name="Text_20_body" style:list-style-name="WWNum1">
      <loext:graphic-properties draw:fill="none"/>
      <style:paragraph-properties fo:margin-left="-0.101cm" fo:margin-right="-0.101cm" fo:margin-top="0.101cm" fo:margin-bottom="0.101cm" loext:contextual-spacing="true" fo:line-height="115%" fo:text-align="justify" style:justify-single-word="false" fo:orphans="2" fo:widows="2" fo:text-indent="0cm" style:auto-text-indent="false" fo:background-color="transparent" style:writing-mode="lr-tb"/>
      <style:text-properties officeooo:paragraph-rsid="00093755"/>
    </style:style>
    <style:style style:name="P23" style:family="paragraph" style:parent-style-name="Text_20_body" style:list-style-name="WWNum1">
      <loext:graphic-properties draw:fill="none"/>
      <style:paragraph-properties fo:margin-top="0.101cm" fo:margin-bottom="0.101cm" loext:contextual-spacing="true" fo:line-height="115%" fo:text-align="justify" style:justify-single-word="false" fo:orphans="2" fo:widows="2" fo:background-color="transparent" style:writing-mode="lr-tb"/>
      <style:text-properties officeooo:paragraph-rsid="00093755"/>
    </style:style>
    <style:style style:name="P24" style:family="paragraph" style:parent-style-name="Text_20_body" style:list-style-name="WWNum1">
      <style:text-properties officeooo:paragraph-rsid="00019720"/>
    </style:style>
    <style:style style:name="P25" style:family="paragraph" style:parent-style-name="Text_20_body" style:list-style-name="WWNum1">
      <style:text-properties officeooo:paragraph-rsid="0001d9c2"/>
    </style:style>
    <style:style style:name="P26" style:family="paragraph" style:parent-style-name="Subtitle" style:list-style-name="WWNum1"/>
    <style:style style:name="P27" style:family="paragraph" style:parent-style-name="Standard">
      <style:paragraph-properties fo:text-align="justify" style:justify-single-word="false"/>
    </style:style>
    <style:style style:name="P28" style:family="paragraph" style:parent-style-name="Text_20_body">
      <style:text-properties officeooo:paragraph-rsid="0001d9c2"/>
    </style:style>
    <style:style style:name="P29" style:family="paragraph" style:parent-style-name="Text_20_body">
      <style:text-properties officeooo:paragraph-rsid="0002180b"/>
    </style:style>
    <style:style style:name="P30" style:family="paragraph" style:parent-style-name="Standard">
      <style:paragraph-properties fo:margin-top="0cm" fo:margin-bottom="0.353cm" loext:contextual-spacing="false" fo:text-align="justify" style:justify-single-word="false"/>
      <style:text-properties fo:font-size="12pt" fo:font-weight="bold" style:font-size-asian="12pt" style:font-weight-asian="bold" style:font-size-complex="12pt" style:font-weight-complex="bold"/>
    </style:style>
    <style:style style:name="P31" style:family="paragraph" style:parent-style-name="Standard">
      <style:paragraph-properties fo:margin-top="0cm" fo:margin-bottom="0.353cm" loext:contextual-spacing="false" fo:text-align="center" style:justify-single-word="false"/>
      <style:text-properties fo:font-size="12pt" fo:font-weight="bold" style:font-size-asian="12pt" style:font-weight-asian="bold" style:font-size-complex="12pt" style:font-weight-complex="bold"/>
    </style:style>
    <style:style style:name="P32" style:family="paragraph" style:parent-style-name="Standard">
      <style:paragraph-properties fo:margin-top="0cm" fo:margin-bottom="0.353cm" loext:contextual-spacing="false" fo:text-align="center" style:justify-single-word="false"/>
      <style:text-properties fo:font-size="12pt" style:font-size-asian="12pt" style:font-size-complex="12pt"/>
    </style:style>
    <style:style style:name="P33" style:family="paragraph" style:parent-style-name="Standard">
      <style:paragraph-properties fo:margin-top="0cm" fo:margin-bottom="0.353cm" loext:contextual-spacing="false" fo:text-align="justify" style:justify-single-word="false"/>
      <style:text-properties fo:font-size="12pt" style:font-size-asian="12pt" style:font-size-complex="12pt"/>
    </style:style>
    <style:style style:name="P34" style:family="paragraph" style:parent-style-name="Standard">
      <style:paragraph-properties fo:margin-top="0cm" fo:margin-bottom="0.353cm" loext:contextual-spacing="false" fo:line-height="115%" fo:text-align="start" style:justify-single-word="false" fo:orphans="2" fo:widows="2" style:writing-mode="lr-tb"/>
      <style:text-properties fo:font-size="12pt" style:font-size-asian="12pt" style:font-size-complex="12pt"/>
    </style:style>
    <style:style style:name="P35" style:family="paragraph" style:parent-style-name="Heading_20_2">
      <style:text-properties officeooo:paragraph-rsid="00093755"/>
    </style:style>
    <style:style style:name="P36" style:family="paragraph" style:parent-style-name="Endnote" style:master-page-name="Converted4">
      <style:paragraph-properties style:page-number="auto"/>
    </style:style>
    <style:style style:name="P37" style:family="paragraph" style:parent-style-name="Endnote" style:master-page-name="Converted6">
      <style:paragraph-properties style:page-number="auto"/>
    </style:style>
    <style:style style:name="P38" style:family="paragraph" style:parent-style-name="Endnote" style:master-page-name="Converted8">
      <style:paragraph-properties style:page-number="auto"/>
    </style:style>
    <style:style style:name="P39" style:family="paragraph" style:parent-style-name="Endnote" style:master-page-name="Converted10">
      <style:paragraph-properties style:page-number="auto"/>
    </style:style>
    <style:style style:name="P40" style:family="paragraph" style:parent-style-name="Endnote" style:master-page-name="Converted12">
      <style:paragraph-properties style:page-number="auto"/>
    </style:style>
    <style:style style:name="P41" style:family="paragraph" style:parent-style-name="Endnote" style:master-page-name="Converted14">
      <style:paragraph-properties style:page-number="auto"/>
    </style:style>
    <style:style style:name="P42" style:family="paragraph" style:parent-style-name="Endnote">
      <style:text-properties fo:font-size="11pt" style:font-size-asian="11pt" style:font-size-complex="11pt"/>
    </style:style>
    <style:style style:name="P43" style:family="paragraph" style:parent-style-name="Endnote">
      <style:text-properties fo:font-size="11pt" fo:language="es" fo:country="AR" style:font-size-asian="11pt" style:font-size-complex="11pt"/>
    </style:style>
    <style:style style:name="P44" style:family="paragraph" style:parent-style-name="Endnote">
      <style:paragraph-properties fo:margin-top="0cm" fo:margin-bottom="0cm" loext:contextual-spacing="false" fo:line-height="100%" fo:text-align="center" style:justify-single-word="false"/>
      <style:text-properties fo:font-size="11pt" style:font-size-asian="11pt" style:font-size-complex="11pt"/>
    </style:style>
    <style:style style:name="P45" style:family="paragraph" style:parent-style-name="Endnote">
      <style:paragraph-properties fo:margin-top="0cm" fo:margin-bottom="0cm" loext:contextual-spacing="false" fo:line-height="100%" fo:text-align="center" style:justify-single-word="false"/>
      <style:text-properties fo:font-size="11pt" fo:language="es" fo:country="AR" style:font-size-asian="11pt" style:font-size-complex="11pt"/>
    </style:style>
    <style:style style:name="P46" style:family="paragraph" style:parent-style-name="Heading_20_1">
      <style:text-properties officeooo:paragraph-rsid="0001d9c2"/>
    </style:style>
    <style:style style:name="P47" style:family="paragraph" style:parent-style-name="Heading" style:master-page-name="Standard">
      <style:paragraph-properties style:page-number="auto"/>
    </style:style>
    <style:style style:name="P48" style:family="paragraph" style:parent-style-name="Subtitle" style:list-style-name="WWNum1"/>
    <style:style style:name="P49" style:family="paragraph" style:parent-style-name="Text_20_body">
      <style:text-properties style:font-name="Calibri" style:font-weight-complex="bold"/>
    </style:style>
    <style:style style:name="P50" style:family="paragraph" style:parent-style-name="Text_20_body" style:list-style-name="L1"/>
    <style:style style:name="P51" style:family="paragraph" style:parent-style-name="Text_20_body" style:list-style-name="L1">
      <style:text-properties fo:language="en" fo:country="US" officeooo:paragraph-rsid="0002180b"/>
    </style:style>
    <style:style style:name="P52" style:family="paragraph" style:parent-style-name="Text_20_body" style:list-style-name="L2">
      <style:text-properties fo:language="en" fo:country="US"/>
    </style:style>
    <style:style style:name="P53" style:family="paragraph" style:parent-style-name="Text_20_body" style:list-style-name="L2">
      <style:text-properties fo:language="en" fo:country="US" officeooo:paragraph-rsid="0002180b"/>
    </style:style>
    <style:style style:name="P54" style:family="paragraph" style:parent-style-name="Text_20_body" style:list-style-name="L2"/>
    <style:style style:name="P55" style:family="paragraph" style:parent-style-name="Text_20_body" style:list-style-name="L2">
      <style:text-properties officeooo:paragraph-rsid="0001d9c2"/>
    </style:style>
    <style:style style:name="P56" style:family="paragraph" style:parent-style-name="Text_20_body" style:list-style-name="L2">
      <style:text-properties officeooo:paragraph-rsid="0002180b"/>
    </style:style>
    <style:style style:name="P57" style:family="paragraph" style:parent-style-name="Text_20_body" style:list-style-name="WWNum1">
      <style:text-properties officeooo:paragraph-rsid="00019720"/>
    </style:style>
    <style:style style:name="P58" style:family="paragraph" style:parent-style-name="Text_20_body" style:list-style-name="WWNum1">
      <style:text-properties officeooo:paragraph-rsid="0001d9c2"/>
    </style:style>
    <style:style style:name="P59" style:family="paragraph" style:parent-style-name="Text_20_body" style:list-style-name="WWNum1">
      <style:text-properties officeooo:paragraph-rsid="00093755"/>
    </style:style>
    <style:style style:name="P60" style:family="paragraph" style:parent-style-name="Text_20_body">
      <style:text-properties officeooo:paragraph-rsid="0001d9c2"/>
    </style:style>
    <style:style style:name="P61" style:family="paragraph" style:parent-style-name="Text_20_body">
      <style:text-properties officeooo:paragraph-rsid="0002180b"/>
    </style:style>
    <style:style style:name="P62" style:family="paragraph" style:parent-style-name="Text_20_body">
      <style:text-properties officeooo:paragraph-rsid="00093755"/>
    </style:style>
    <style:style style:name="P63" style:family="paragraph" style:parent-style-name="Text_20_body" style:list-style-name="WWNum1">
      <loext:graphic-properties draw:fill="none"/>
      <style:paragraph-properties fo:margin-left="-0.101cm" fo:margin-right="-0.101cm" fo:margin-top="0.101cm" fo:margin-bottom="0.101cm" loext:contextual-spacing="true" fo:line-height="115%" fo:text-align="justify" style:justify-single-word="false" fo:orphans="2" fo:widows="2" fo:text-indent="0cm" style:auto-text-indent="false" fo:background-color="transparent" style:writing-mode="lr-tb"/>
      <style:text-properties officeooo:paragraph-rsid="00093755"/>
    </style:style>
    <style:style style:name="P64" style:family="paragraph" style:parent-style-name="Text_20_body" style:list-style-name="WWNum1">
      <loext:graphic-properties draw:fill="none"/>
      <style:paragraph-properties fo:margin-top="0.101cm" fo:margin-bottom="0.101cm" loext:contextual-spacing="true" fo:line-height="115%" fo:text-align="justify" style:justify-single-word="false" fo:orphans="2" fo:widows="2" fo:background-color="transparent" style:writing-mode="lr-tb"/>
      <style:text-properties officeooo:paragraph-rsid="00093755"/>
    </style:style>
    <style:style style:name="P65" style:family="paragraph" style:parent-style-name="Text_20_body" style:list-style-name="WWNum1" style:master-page-name="">
      <loext:graphic-properties draw:fill="none"/>
      <style:paragraph-properties fo:margin-top="0.101cm" fo:margin-bottom="0.101cm" loext:contextual-spacing="true" fo:line-height="115%" fo:text-align="justify" style:justify-single-word="false" fo:orphans="2" fo:widows="2" style:page-number="auto" fo:background-color="transparent" style:writing-mode="lr-tb"/>
      <style:text-properties officeooo:paragraph-rsid="00093755"/>
    </style:style>
    <style:style style:name="P66" style:family="paragraph" style:parent-style-name="Standard">
      <style:paragraph-properties fo:text-align="justify" style:justify-single-word="false"/>
    </style:style>
    <style:style style:name="T1" style:family="text">
      <style:text-properties fo:font-size="16pt" fo:font-weight="bold" style:font-size-asian="16pt" style:font-weight-asian="bold" style:font-name-complex="Calibri1" style:font-size-complex="16pt"/>
    </style:style>
    <style:style style:name="T2" style:family="text">
      <style:text-properties style:font-name="Calibri" style:font-weight-complex="bold"/>
    </style:style>
    <style:style style:name="T3" style:family="text">
      <style:text-properties style:font-name="Calibri" fo:font-weight="bold" style:font-weight-asian="bold" style:font-weight-complex="bold"/>
    </style:style>
    <style:style style:name="T4" style:family="text">
      <style:text-properties fo:font-size="12pt" style:font-name-asian="Calibri1" style:font-size-asian="12pt" style:font-name-complex="Times New Roman1" style:font-size-complex="12pt"/>
    </style:style>
    <style:style style:name="T5" style:family="text">
      <style:text-properties fo:font-size="12pt" style:font-size-asian="12pt" style:font-size-complex="12pt"/>
    </style:style>
    <style:style style:name="T6" style:family="text">
      <style:text-properties fo:font-size="12pt" style:font-size-asian="12pt" style:language-asian="es" style:country-asian="AR" style:font-size-complex="12pt"/>
    </style:style>
    <style:style style:name="T7" style:family="text">
      <style:text-properties fo:color="#000000" fo:font-size="12pt" style:font-name-asian="Times New Roman1" style:font-size-asian="12pt" style:language-asian="es" style:country-asian="AR" style:font-size-complex="12pt"/>
    </style:style>
    <style:style style:name="T8" style:family="text">
      <style:text-properties style:text-position="0% 100%" fo:font-size="12pt" fo:language="es" fo:country="MX" style:font-size-asian="12pt" style:font-size-complex="12pt"/>
    </style:style>
    <style:style style:name="T9" style:family="text">
      <style:text-properties fo:font-size="12pt" fo:language="es" fo:country="MX" style:font-size-asian="12pt" style:font-size-complex="12pt"/>
    </style:style>
    <style:style style:name="T10" style:family="text"/>
    <style:style style:name="T11" style:family="text">
      <style:text-properties fo:font-size="11pt" style:font-size-asian="11pt" style:font-size-complex="11pt"/>
    </style:style>
    <style:style style:name="T12" style:family="text">
      <style:text-properties fo:font-size="11pt" style:font-size-asian="11pt" style:font-name-complex="Arial1" style:font-size-complex="11pt"/>
    </style:style>
    <style:style style:name="T13" style:family="text">
      <style:text-properties style:text-position="0% 100%" fo:font-size="12pt" style:font-size-asian="12pt" style:font-size-complex="12pt"/>
    </style:style>
    <style:style style:name="T14" style:family="text">
      <style:text-properties fo:font-size="11pt" fo:font-style="italic" style:font-size-asian="11pt" style:font-style-asian="italic" style:font-size-complex="11pt"/>
    </style:style>
    <style:style style:name="T15" style:family="text">
      <style:text-properties fo:font-size="12pt" fo:font-style="italic" style:font-size-asian="12pt" style:font-style-asian="italic" style:font-size-complex="12pt"/>
    </style:style>
    <style:style style:name="T16" style:family="text">
      <style:text-properties style:font-name="Calibri" fo:font-weight="bold" style:font-weight-asian="bold" style:font-name-complex="Calibri1"/>
    </style:style>
    <style:style style:name="T17" style:family="text">
      <style:text-properties fo:font-size="12pt" fo:language="en" fo:country="US" style:font-name-asian="Calibri1" style:font-size-asian="12pt" style:font-name-complex="Times New Roman1" style:font-size-complex="12pt" style:font-weight-complex="bold"/>
    </style:style>
    <style:style style:name="T18" style:family="text">
      <style:text-properties fo:language="en" fo:country="US" fo:font-weight="normal" style:font-weight-asian="normal" style:font-weight-complex="normal"/>
    </style:style>
    <style:style style:name="T19" style:family="text">
      <style:text-properties fo:font-size="12pt" style:font-name-asian="Calibri1" style:font-size-asian="12pt" style:font-name-complex="Times New Roman1" style:font-size-complex="12pt" style:font-weight-complex="bold"/>
    </style:style>
    <style:style style:name="T20" style:family="text">
      <style:text-properties fo:font-size="12pt" style:font-size-asian="12pt" style:font-size-complex="12pt" style:font-weight-complex="bold"/>
    </style:style>
    <style:style style:name="T21" style:family="text">
      <style:text-properties fo:font-size="12pt" fo:language="en" fo:country="US" style:font-size-asian="12pt" style:font-size-complex="12pt"/>
    </style:style>
    <style:style style:name="T22" style:family="text">
      <style:text-properties fo:font-size="12pt" fo:language="en" fo:country="US" style:font-size-asian="12pt" style:font-size-complex="12pt" style:font-weight-complex="bold"/>
    </style:style>
    <style:style style:name="T23" style:family="text">
      <style:text-properties fo:font-size="12pt" style:rfc-language-tag="es-ES-u-co-trad" fo:language="es" fo:country="ES" fo:font-weight="bold" style:font-size-asian="12pt" style:font-weight-asian="bold" style:font-size-complex="12pt" style:font-weight-complex="bold"/>
    </style:style>
    <style:style style:name="T24" style:family="text">
      <style:text-properties style:font-name="Calibri" fo:font-size="12pt" fo:language="en" fo:country="US" style:text-underline-style="solid" style:text-underline-width="auto" style:text-underline-color="font-color" fo:font-weight="bold" style:font-size-asian="12pt" style:font-weight-asian="bold" style:font-size-complex="12pt"/>
    </style:style>
    <style:style style:name="T25" style:family="text">
      <style:text-properties fo:font-size="12pt" style:text-underline-style="solid" style:text-underline-width="auto" style:text-underline-color="font-color" style:font-size-asian="12pt" style:font-size-complex="12pt"/>
    </style:style>
    <style:style style:name="T26" style:family="text">
      <style:text-properties style:font-name="Calibri" fo:language="en" fo:country="US" fo:font-weight="bold" style:font-weight-asian="bold"/>
    </style:style>
    <style:style style:name="T27" style:family="text">
      <style:text-properties fo:font-size="16pt" fo:font-weight="bold" style:font-size-asian="16pt" style:font-weight-asian="bold" style:font-name-complex="Calibri1" style:font-size-complex="16pt"/>
    </style:style>
    <style:style style:name="T28" style:family="text">
      <style:text-properties style:font-name="Calibri" style:font-weight-complex="bold"/>
    </style:style>
    <style:style style:name="T29" style:family="text">
      <style:text-properties style:font-name="Calibri" fo:font-weight="bold" style:font-weight-asian="bold" style:font-weight-complex="bold"/>
    </style:style>
    <style:style style:name="T30" style:family="text">
      <style:text-properties style:font-name="Calibri" fo:font-weight="bold" style:font-weight-asian="bold" style:font-name-complex="Calibri1"/>
    </style:style>
    <style:style style:name="T31" style:family="text">
      <style:text-properties style:font-name="Calibri" fo:language="en" fo:country="US" fo:font-weight="bold" style:font-weight-asian="bold"/>
    </style:style>
    <style:style style:name="T32" style:family="text">
      <style:text-properties style:font-name="Calibri" style:font-name-complex="Calibri1"/>
    </style:style>
    <style:style style:name="T33" style:family="text">
      <style:text-properties style:font-name="Calibri" fo:font-size="12pt" style:font-size-asian="12pt" style:font-size-complex="12pt"/>
    </style:style>
    <style:style style:name="T34" style:family="text">
      <style:text-properties style:font-name="Calibri" fo:font-size="12pt" fo:language="en" fo:country="US" style:text-underline-style="solid" style:text-underline-width="auto" style:text-underline-color="font-color" fo:font-weight="bold" style:font-size-asian="12pt" style:font-weight-asian="bold" style:font-size-complex="12pt"/>
    </style:style>
    <style:style style:name="T35" style:family="text">
      <style:text-properties fo:font-size="12pt" style:font-name-asian="Calibri1" style:font-size-asian="12pt" style:font-name-complex="Times New Roman1" style:font-size-complex="12pt"/>
    </style:style>
    <style:style style:name="T36" style:family="text">
      <style:text-properties fo:font-size="12pt" style:font-name-asian="Calibri1" style:font-size-asian="12pt" style:font-name-complex="Times New Roman1" style:font-size-complex="12pt" style:font-weight-complex="bold"/>
    </style:style>
    <style:style style:name="T37" style:family="text">
      <style:text-properties fo:font-size="12pt" style:font-size-asian="12pt" style:font-size-complex="12pt"/>
    </style:style>
    <style:style style:name="T38" style:family="text">
      <style:text-properties fo:font-size="12pt" style:font-size-asian="12pt" style:font-size-complex="12pt" style:font-weight-complex="bold"/>
    </style:style>
    <style:style style:name="T39" style:family="text">
      <style:text-properties fo:font-size="12pt" style:font-size-asian="12pt" style:language-asian="es" style:country-asian="AR" style:font-size-complex="12pt"/>
    </style:style>
    <style:style style:name="T40" style:family="text">
      <style:text-properties fo:font-size="12pt" fo:language="es" fo:country="MX" style:font-size-asian="12pt" style:font-size-complex="12pt"/>
    </style:style>
    <style:style style:name="T41" style:family="text">
      <style:text-properties fo:font-size="12pt" fo:font-style="italic" style:font-size-asian="12pt" style:font-style-asian="italic" style:font-size-complex="12pt"/>
    </style:style>
    <style:style style:name="T42" style:family="text">
      <style:text-properties fo:font-size="12pt" fo:language="en" fo:country="US" style:font-name-asian="Calibri1" style:font-size-asian="12pt" style:font-name-complex="Times New Roman1" style:font-size-complex="12pt" style:font-weight-complex="bold"/>
    </style:style>
    <style:style style:name="T43" style:family="text">
      <style:text-properties fo:font-size="12pt" fo:language="en" fo:country="US" style:font-size-asian="12pt" style:font-size-complex="12pt"/>
    </style:style>
    <style:style style:name="T44" style:family="text">
      <style:text-properties fo:font-size="12pt" fo:language="en" fo:country="US" style:font-size-asian="12pt" style:font-size-complex="12pt" style:font-weight-complex="bold"/>
    </style:style>
    <style:style style:name="T45" style:family="text">
      <style:text-properties fo:font-size="12pt" style:rfc-language-tag="es-ES-u-co-trad" fo:language="es" fo:country="ES" fo:font-weight="bold" style:font-size-asian="12pt" style:font-weight-asian="bold" style:font-size-complex="12pt" style:font-weight-complex="bold"/>
    </style:style>
    <style:style style:name="T46" style:family="text">
      <style:text-properties fo:font-size="12pt" style:text-underline-style="solid" style:text-underline-width="auto" style:text-underline-color="font-color" style:font-size-asian="12pt" style:font-size-complex="12pt"/>
    </style:style>
    <style:style style:name="T47" style:family="text">
      <style:text-properties fo:color="#000000" fo:font-size="12pt" style:font-name-asian="Times New Roman1" style:font-size-asian="12pt" style:language-asian="es" style:country-asian="AR" style:font-size-complex="12pt"/>
    </style:style>
    <style:style style:name="T48" style:family="text">
      <style:text-properties style:text-position="0% 100%"/>
    </style:style>
    <style:style style:name="T49" style:family="text">
      <style:text-properties style:text-position="0% 100%" fo:font-size="12pt" fo:language="es" fo:country="MX" style:font-size-asian="12pt" style:font-size-complex="12pt"/>
    </style:style>
    <style:style style:name="T50" style:family="text">
      <style:text-properties style:text-position="0% 100%" fo:font-size="12pt" style:font-size-asian="12pt" style:font-size-complex="12pt"/>
    </style:style>
    <style:style style:name="T51" style:family="text">
      <style:text-properties fo:font-size="11pt" style:font-size-asian="11pt" style:font-size-complex="11pt"/>
    </style:style>
    <style:style style:name="T52" style:family="text">
      <style:text-properties fo:font-size="11pt" style:font-size-asian="11pt" style:font-name-complex="Arial1" style:font-size-complex="11pt"/>
    </style:style>
    <style:style style:name="T53" style:family="text">
      <style:text-properties fo:font-size="11pt" fo:font-style="italic" style:font-size-asian="11pt" style:font-style-asian="italic" style:font-size-complex="11pt"/>
    </style:style>
    <style:style style:name="T54" style:family="text">
      <style:text-properties fo:language="en" fo:country="US"/>
    </style:style>
    <style:style style:name="T55" style:family="text">
      <style:text-properties fo:language="en" fo:country="US" fo:font-weight="normal" style:font-weight-asian="normal" style:font-weight-complex="normal"/>
    </style:style>
    <style:style style:name="T56" style:family="text">
      <style:text-properties fo:language="en" fo:country="US" style:language-asian="es" style:country-asian="AR"/>
    </style:style>
    <style:style style:name="T57" style:family="text">
      <style:text-properties style:text-position="sub 58%" style:font-name="Calibri" style:font-name-complex="Calibri1"/>
    </style:style>
    <style:style style:name="T58" style:family="text">
      <style:text-properties style:text-position="sub 58%" fo:font-size="12pt" style:font-size-asian="12pt" style:font-size-complex="12pt"/>
    </style:style>
    <style:style style:name="T59" style:family="text">
      <style:text-properties style:text-position="sub 58%" fo:font-size="12pt" style:font-name-asian="Calibri1" style:font-size-asian="12pt" style:font-name-complex="Times New Roman1" style:font-size-complex="12pt"/>
    </style:style>
    <style:style style:name="T60" style:family="text">
      <style:text-properties style:text-position="sub 58%" fo:font-size="12pt" style:font-name-asian="Calibri1" style:font-size-asian="12pt" style:font-name-complex="Times New Roman1" style:font-size-complex="12pt" style:font-weight-complex="bold"/>
    </style:style>
    <style:style style:name="T61" style:family="text">
      <style:text-properties style:text-position="sub 58%" fo:font-size="12pt" fo:language="en" fo:country="US" style:font-size-asian="12pt" style:font-size-complex="12pt"/>
    </style:style>
    <style:style style:name="T62" style:family="text">
      <style:text-properties style:text-position="sub 58%" fo:font-size="12pt" fo:language="en" fo:country="US" style:font-size-asian="12pt" style:font-size-complex="12pt" style:font-weight-complex="bold"/>
    </style:style>
    <style:style style:name="T63" style:family="text">
      <style:text-properties style:language-asian="es" style:country-asian="AR"/>
    </style:style>
    <style:style style:name="T64" style:family="text">
      <style:text-properties style:font-name="Symbol" fo:font-size="12pt" style:font-name-asian="Symbol1" style:font-size-asian="12pt" style:font-name-complex="Symbol1" style:font-size-complex="12pt"/>
    </style:style>
    <style:style style:name="T65" style:family="text">
      <style:text-properties fo:font-weight="normal" style:font-weight-asian="normal" style:font-weight-complex="normal"/>
    </style:style>
    <style:style style:name="T66" style:family="text">
      <style:text-properties officeooo:rsid="0001d9c2"/>
    </style:style>
    <style:style style:name="T67" style:family="text">
      <style:text-properties fo:font-variant="normal" fo:text-transform="none" style:use-window-font-color="true" style:text-outline="false" style:text-line-through-style="none" style:text-line-through-type="none" style:text-position="0% 100%" style:font-name="Calibri" fo:font-size="10pt" fo:letter-spacing="normal" fo:language="es" fo:country="ES" fo:font-style="normal" fo:text-shadow="none" style:text-underline-style="none" fo:font-weight="normal" style:letter-kerning="false" style:font-size-asian="10pt" style:language-asian="es" style:country-asian="ES" style:font-style-asian="normal" style:font-weight-asian="normal" style:font-size-complex="11pt" style:language-complex="ar" style:country-complex="SA" style:font-style-complex="normal" style:font-weight-complex="normal" style:text-emphasize="none" style:text-scale="100%" style:font-relief="none"/>
    </style:style>
    <style:style style:name="T68"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letter-kerning="false" style:font-size-asian="10pt" style:language-asian="es" style:country-asian="ES" style:font-style-asian="normal" style:font-weight-asian="normal" style:font-size-complex="11pt" style:language-complex="ar" style:country-complex="SA" style:font-style-complex="normal" style:font-weight-complex="normal" style:text-emphasize="none" style:text-scale="100%" style:font-relief="non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58671856" text:id="ct158671856">
          <text:insertion>
            <office:change-info>
              <dc:creator>Mariano Forti</dc:creator>
              <dc:date>2018-06-21T16:32:36</dc:date>
            </office:change-info>
          </text:insertion>
        </text:changed-region>
        <text:changed-region xml:id="ct122930800" text:id="ct122930800">
          <text:deletion>
            <office:change-info>
              <dc:creator>Mariano Forti</dc:creator>
              <dc:date>2018-06-21T16:06:51</dc:date>
            </office:change-info>
            <text:p text:style-name="Heading"><text:span text:style-name="T1">8</text:span></text:p>
          </text:deletion>
        </text:changed-region>
        <text:changed-region xml:id="ct117737952" text:id="ct117737952">
          <text:deletion>
            <office:change-info>
              <dc:creator>Mariano Forti</dc:creator>
              <dc:date>2018-06-22T13:48:40</dc:date>
            </office:change-info>
            <text:p text:style-name="Heading"><text:span text:style-name="T1"/></text:p>
            <text:p text:style-name="Text_20_body"><text:span text:style-name="T1"/></text:p>
          </text:deletion>
        </text:changed-region>
        <text:changed-region xml:id="ct135208032" text:id="ct135208032">
          <text:deletion>
            <office:change-info>
              <dc:creator>Mariano Forti</dc:creator>
              <dc:date>2018-06-22T13:13:14</dc:date>
            </office:change-info>
            <text:h text:style-name="Heading_20_1" text:outline-level="1">1. </text:h>
          </text:deletion>
        </text:changed-region>
        <text:changed-region xml:id="ct128716160" text:id="ct128716160">
          <text:deletion>
            <office:change-info>
              <dc:creator>Mariano Forti</dc:creator>
              <dc:date>2018-06-22T13:48:38</dc:date>
            </office:change-info>
            <text:p text:style-name="Text_20_body"/>
            <text:p text:style-name="Text_20_body"/>
          </text:deletion>
        </text:changed-region>
        <text:changed-region xml:id="ct131815728" text:id="ct131815728">
          <text:deletion>
            <office:change-info>
              <dc:creator>Mariano Forti</dc:creator>
              <dc:date>2018-06-22T13:13:50</dc:date>
            </office:change-info>
            <text:h text:style-name="Heading_20_1" text:outline-level="1">2. </text:h>
          </text:deletion>
        </text:changed-region>
        <text:changed-region xml:id="ct121490480" text:id="ct121490480">
          <text:deletion>
            <office:change-info>
              <dc:creator>Mariano Forti</dc:creator>
              <dc:date>2018-06-22T13:55:49</dc:date>
            </office:change-info>
            <text:p text:style-name="Text_20_body"/>
            <text:p text:style-name="Text_20_body"/>
          </text:deletion>
        </text:changed-region>
        <text:changed-region xml:id="ct146714704" text:id="ct146714704">
          <text:deletion>
            <office:change-info>
              <dc:creator>Mariano Forti</dc:creator>
              <dc:date>2018-06-22T13:14:03</dc:date>
            </office:change-info>
            <text:h text:style-name="Heading_20_1" text:outline-level="1"><text:s/></text:h>
          </text:deletion>
        </text:changed-region>
        <text:changed-region xml:id="ct123154816" text:id="ct123154816">
          <text:deletion>
            <office:change-info>
              <dc:creator>Mariano Forti</dc:creator>
              <dc:date>2018-06-22T13:13:56</dc:date>
            </office:change-info>
            <text:h text:style-name="Heading_20_1" text:outline-level="1">.</text:h>
          </text:deletion>
        </text:changed-region>
        <text:changed-region xml:id="ct135601568" text:id="ct135601568">
          <text:deletion>
            <office:change-info>
              <dc:creator>Mariano Forti</dc:creator>
              <dc:date>2018-06-22T13:14:02</dc:date>
            </office:change-info>
            <text:h text:style-name="Heading_20_1" text:outline-level="1">3</text:h>
          </text:deletion>
        </text:changed-region>
        <text:changed-region xml:id="ct116393392" text:id="ct116393392">
          <text:format-change>
            <office:change-info>
              <dc:creator>Mariano Forti</dc:creator>
              <dc:date>2018-06-21T16:58:55</dc:date>
            </office:change-info>
          </text:format-change>
        </text:changed-region>
        <text:changed-region xml:id="ct139387808" text:id="ct139387808">
          <text:deletion>
            <office:change-info>
              <dc:creator>Mariano Forti</dc:creator>
              <dc:date>2018-06-21T17:01:46</dc:date>
            </office:change-info>
            <text:p text:style-name="Text_20_body">Mensión</text:p>
          </text:deletion>
        </text:changed-region>
        <text:changed-region xml:id="ct146766272" text:id="ct146766272">
          <text:insertion>
            <office:change-info>
              <dc:creator>Mariano Forti</dc:creator>
              <dc:date>2018-06-21T17:01:46</dc:date>
            </office:change-info>
          </text:insertion>
        </text:changed-region>
        <text:changed-region xml:id="ct227809568" text:id="ct227809568">
          <text:insertion>
            <office:change-info>
              <dc:creator>Mariano Forti</dc:creator>
              <dc:date>2018-06-21T16:58:17</dc:date>
            </office:change-info>
          </text:insertion>
        </text:changed-region>
        <text:changed-region xml:id="ct116852448" text:id="ct116852448">
          <text:insertion>
            <office:change-info>
              <dc:creator>Mariano Forti</dc:creator>
              <dc:date>2018-06-21T16:58:25</dc:date>
            </office:change-info>
          </text:insertion>
        </text:changed-region>
        <text:changed-region xml:id="ct204071488" text:id="ct204071488">
          <text:deletion>
            <office:change-info>
              <dc:creator>Mariano Forti</dc:creator>
              <dc:date>2018-06-22T13:49:03</dc:date>
            </office:change-info>
            <text:p text:style-name="Text_20_body"/>
            <text:p text:style-name="Text_20_body"/>
          </text:deletion>
        </text:changed-region>
        <text:changed-region xml:id="ct228957392" text:id="ct228957392">
          <text:deletion>
            <office:change-info>
              <dc:creator>Mariano Forti</dc:creator>
              <dc:date>2018-06-21T16:58:14</dc:date>
            </office:change-info>
            <text:p text:style-name="Text_20_body">Investigador CNEA / Docente UNSAM</text:p>
          </text:deletion>
        </text:changed-region>
        <text:changed-region xml:id="ct139386672" text:id="ct139386672">
          <text:format-change>
            <office:change-info>
              <dc:creator>Mariano Forti</dc:creator>
              <dc:date>2018-06-21T16:58:58</dc:date>
            </office:change-info>
          </text:format-change>
        </text:changed-region>
        <text:changed-region xml:id="ct154091984" text:id="ct154091984">
          <text:insertion>
            <office:change-info>
              <dc:creator>Mariano Forti</dc:creator>
              <dc:date>2018-06-21T16:57:31</dc:date>
            </office:change-info>
          </text:insertion>
        </text:changed-region>
        <text:changed-region xml:id="ct143482656" text:id="ct143482656">
          <text:deletion>
            <office:change-info>
              <dc:creator>Mariano Forti</dc:creator>
              <dc:date>2018-06-21T16:57:45</dc:date>
            </office:change-info>
            <text:p text:style-name="Text_20_body"><text:span text:style-name="T2"/></text:p>
            <text:p text:style-name="Text_20_body"><text:span text:style-name="T2"/></text:p>
          </text:deletion>
        </text:changed-region>
        <text:changed-region xml:id="ct125559616" text:id="ct125559616">
          <text:insertion>
            <office:change-info>
              <dc:creator>Mariano Forti</dc:creator>
              <dc:date>2018-06-21T16:58:00</dc:date>
            </office:change-info>
          </text:insertion>
        </text:changed-region>
        <text:changed-region xml:id="ct124327696" text:id="ct124327696">
          <text:insertion>
            <office:change-info>
              <dc:creator>Mariano Forti</dc:creator>
              <dc:date>2018-06-21T17:02:00</dc:date>
            </office:change-info>
          </text:insertion>
        </text:changed-region>
        <text:changed-region xml:id="ct117038720" text:id="ct117038720">
          <text:deletion>
            <office:change-info>
              <dc:creator>Mariano Forti</dc:creator>
              <dc:date>2018-06-22T13:49:06</dc:date>
            </office:change-info>
            <text:p text:style-name="Text_20_body"/>
            <text:p text:style-name="Text_20_body"/>
          </text:deletion>
        </text:changed-region>
        <text:changed-region xml:id="ct117636800" text:id="ct117636800">
          <text:deletion>
            <office:change-info>
              <dc:creator>Mariano Forti</dc:creator>
              <dc:date>2018-06-21T16:57:39</dc:date>
            </office:change-info>
            <text:p text:style-name="Text_20_body">Investigadora CNEA / Docente UNSAM <text:s/>y UBA</text:p>
          </text:deletion>
        </text:changed-region>
        <text:changed-region xml:id="ct127717312" text:id="ct127717312">
          <text:deletion>
            <office:change-info>
              <dc:creator>Mariano Forti</dc:creator>
              <dc:date>2018-06-22T13:49:05</dc:date>
            </office:change-info>
            <text:p text:style-name="Text_20_body"/>
            <text:p text:style-name="Text_20_body"/>
          </text:deletion>
        </text:changed-region>
        <text:changed-region xml:id="ct134528928" text:id="ct134528928">
          <text:deletion>
            <office:change-info>
              <dc:creator>Mariano Forti</dc:creator>
              <dc:date>2018-06-22T13:15:05</dc:date>
            </office:change-info>
            <text:h text:style-name="Heading_20_1" text:outline-level="1">4. </text:h>
          </text:deletion>
        </text:changed-region>
        <text:changed-region xml:id="ct144341472" text:id="ct144341472">
          <text:deletion>
            <office:change-info>
              <dc:creator>Mariano Forti</dc:creator>
              <dc:date>2018-06-21T16:33:26</dc:date>
            </office:change-info>
            <text:h text:style-name="Heading_20_1" text:outline-level="1"><text:span text:style-name="T3">:</text:span></text:h>
          </text:deletion>
        </text:changed-region>
        <text:changed-region xml:id="ct125691792" text:id="ct125691792">
          <text:insertion>
            <office:change-info>
              <dc:creator>Mariano Forti</dc:creator>
              <dc:date>2018-06-21T16:33:30</dc:date>
            </office:change-info>
          </text:insertion>
        </text:changed-region>
        <text:changed-region xml:id="ct133459840" text:id="ct133459840">
          <text:deletion>
            <office:change-info>
              <dc:creator>Mariano Forti</dc:creator>
              <dc:date>2018-06-21T17:03:23</dc:date>
            </office:change-info>
            <text:p text:style-name="Text_20_body"><text:span text:style-name="T2"/></text:p>
            <text:p text:style-name="P1"/>
          </text:deletion>
        </text:changed-region>
        <text:changed-region xml:id="ct134397584" text:id="ct134397584">
          <text:deletion>
            <office:change-info>
              <dc:creator>Mariano Forti</dc:creator>
              <dc:date>2018-06-21T16:33:29</dc:date>
            </office:change-info>
            <text:p text:style-name="P1">No.</text:p>
          </text:deletion>
        </text:changed-region>
        <text:changed-region xml:id="ct154258800" text:id="ct154258800">
          <text:deletion>
            <office:change-info>
              <dc:creator>Mariano Forti</dc:creator>
              <dc:date>2018-06-22T13:15:10</dc:date>
            </office:change-info>
            <text:h text:style-name="Heading_20_1" text:outline-level="1">5. </text:h>
          </text:deletion>
        </text:changed-region>
        <text:changed-region xml:id="ct158554576" text:id="ct158554576">
          <text:deletion>
            <office:change-info>
              <dc:creator>Mariano Forti</dc:creator>
              <dc:date>2018-06-22T13:15:17</dc:date>
            </office:change-info>
            <text:h text:style-name="Heading_20_1" text:outline-level="1">6. </text:h>
          </text:deletion>
        </text:changed-region>
        <text:changed-region xml:id="ct151533072" text:id="ct151533072">
          <text:insertion>
            <office:change-info>
              <dc:creator>Mariano Forti</dc:creator>
              <dc:date>2018-06-21T16:34:08</dc:date>
            </office:change-info>
          </text:insertion>
        </text:changed-region>
        <text:changed-region xml:id="ct140803824" text:id="ct140803824">
          <text:deletion>
            <office:change-info>
              <dc:creator>Mariano Forti</dc:creator>
              <dc:date>2018-06-21T16:34:20</dc:date>
            </office:change-info>
            <text:p text:style-name="P2"><text:span text:style-name="T4">C</text:span></text:p>
          </text:deletion>
        </text:changed-region>
        <text:changed-region xml:id="ct154128384" text:id="ct154128384">
          <text:insertion>
            <office:change-info>
              <dc:creator>Mariano Forti</dc:creator>
              <dc:date>2018-06-21T16:34:21</dc:date>
            </office:change-info>
          </text:insertion>
        </text:changed-region>
        <text:changed-region xml:id="ct204669184" text:id="ct204669184">
          <text:insertion>
            <office:change-info>
              <dc:creator>Mariano Forti</dc:creator>
              <dc:date>2018-06-21T16:34:26</dc:date>
            </office:change-info>
          </text:insertion>
        </text:changed-region>
        <text:changed-region xml:id="ct118159248" text:id="ct118159248">
          <text:insertion>
            <office:change-info>
              <dc:creator>Mariano Forti</dc:creator>
              <dc:date>2018-06-21T16:36:38</dc:date>
            </office:change-info>
          </text:insertion>
        </text:changed-region>
        <text:changed-region xml:id="ct124248368" text:id="ct124248368">
          <text:format-change>
            <office:change-info>
              <dc:creator>Mariano Forti</dc:creator>
              <dc:date>2018-06-21T16:56:51</dc:date>
            </office:change-info>
          </text:format-change>
        </text:changed-region>
        <text:changed-region xml:id="ct138790464" text:id="ct138790464">
          <text:insertion>
            <office:change-info>
              <dc:creator>Mariano Forti</dc:creator>
              <dc:date>2018-06-21T16:36:45</dc:date>
            </office:change-info>
          </text:insertion>
        </text:changed-region>
        <text:changed-region xml:id="ct203201872" text:id="ct203201872">
          <text:insertion>
            <office:change-info>
              <dc:creator>Mariano Forti</dc:creator>
              <dc:date>2018-06-21T16:37:00</dc:date>
            </office:change-info>
          </text:insertion>
        </text:changed-region>
        <text:changed-region xml:id="ct145863424" text:id="ct145863424">
          <text:insertion>
            <office:change-info>
              <dc:creator>Mariano Forti</dc:creator>
              <dc:date>2018-06-21T16:38:08</dc:date>
            </office:change-info>
          </text:insertion>
        </text:changed-region>
        <text:changed-region xml:id="ct128739488" text:id="ct128739488">
          <text:deletion>
            <office:change-info>
              <dc:creator>Mariano Forti</dc:creator>
              <dc:date>2018-06-21T16:36:44</dc:date>
            </office:change-info>
            <text:p text:style-name="P3"><text:span text:style-name="T5"><text:s/></text:span></text:p>
          </text:deletion>
        </text:changed-region>
        <text:changed-region xml:id="ct139437184" text:id="ct139437184">
          <text:insertion>
            <office:change-info>
              <dc:creator>Mariano Forti</dc:creator>
              <dc:date>2018-06-21T16:37:38</dc:date>
            </office:change-info>
          </text:insertion>
        </text:changed-region>
        <text:changed-region xml:id="ct137284912" text:id="ct137284912">
          <text:insertion>
            <office:change-info>
              <dc:creator>Mariano Forti</dc:creator>
              <dc:date>2018-06-22T13:15:35</dc:date>
            </office:change-info>
          </text:insertion>
        </text:changed-region>
        <text:changed-region xml:id="ct219879296" text:id="ct219879296">
          <text:deletion>
            <office:change-info>
              <dc:creator>Mariano Forti</dc:creator>
              <dc:date>2018-06-22T13:15:34</dc:date>
            </office:change-info>
            <text:h text:style-name="Heading_20_2" text:outline-level="2"><text:span text:style-name="T5"/></text:h>
            <text:h text:style-name="Heading_20_2" text:outline-level="2"><text:span text:style-name="T5"/></text:h>
          </text:deletion>
        </text:changed-region>
        <text:changed-region xml:id="ct227837264" text:id="ct227837264">
          <text:deletion>
            <office:change-info>
              <dc:creator>Mariano Forti</dc:creator>
              <dc:date>2018-06-21T16:36:44</dc:date>
            </office:change-info>
            <text:h text:style-name="Heading_20_2" text:outline-level="2"><text:span text:style-name="T5">En </text:span></text:h>
          </text:deletion>
        </text:changed-region>
        <text:changed-region xml:id="ct140171248" text:id="ct140171248">
          <text:insertion>
            <office:change-info>
              <dc:creator>Mariano Forti</dc:creator>
              <dc:date>2018-06-21T16:38:24</dc:date>
            </office:change-info>
          </text:insertion>
        </text:changed-region>
        <text:changed-region xml:id="ct132174976" text:id="ct132174976">
          <text:format-change>
            <office:change-info>
              <dc:creator>Mariano Forti</dc:creator>
              <dc:date>2018-06-21T16:56:38</dc:date>
            </office:change-info>
          </text:format-change>
        </text:changed-region>
        <text:changed-region xml:id="ct116270800" text:id="ct116270800">
          <text:deletion>
            <office:change-info>
              <dc:creator>Mariano Forti</dc:creator>
              <dc:date>2018-06-21T16:38:33</dc:date>
            </office:change-info>
            <text:p text:style-name="P3"><text:span text:style-name="T5"><text:s/></text:span></text:p>
          </text:deletion>
        </text:changed-region>
        <text:changed-region xml:id="ct125736944" text:id="ct125736944">
          <text:insertion>
            <office:change-info>
              <dc:creator>Mariano Forti</dc:creator>
              <dc:date>2018-06-22T13:15:44</dc:date>
            </office:change-info>
          </text:insertion>
        </text:changed-region>
        <text:changed-region xml:id="ct135806304" text:id="ct135806304">
          <text:deletion>
            <office:change-info>
              <dc:creator>Mariano Forti</dc:creator>
              <dc:date>2018-06-22T13:15:41</dc:date>
            </office:change-info>
            <text:h text:style-name="Heading_20_2" text:outline-level="2"><text:span text:style-name="T4"/></text:h>
            <text:h text:style-name="Heading_20_2" text:outline-level="2"><text:span text:style-name="T4"/></text:h>
          </text:deletion>
        </text:changed-region>
        <text:changed-region xml:id="ct117014384" text:id="ct117014384">
          <text:deletion>
            <office:change-info>
              <dc:creator>Mariano Forti</dc:creator>
              <dc:date>2018-06-21T16:39:27</dc:date>
            </office:change-info>
            <text:h text:style-name="Heading_20_2" text:outline-level="2"><text:span text:style-name="T4">El modo de carga sobre la superficie será modo I (tracción). </text:span></text:h>
          </text:deletion>
        </text:changed-region>
        <text:changed-region xml:id="ct198966512" text:id="ct198966512">
          <text:deletion>
            <office:change-info>
              <dc:creator>Mariano Forti</dc:creator>
              <dc:date>2018-06-21T16:41:13</dc:date>
            </office:change-info>
            <text:h text:style-name="Heading_20_2" text:outline-level="2"><text:span text:style-name="T4"><text:s/></text:span></text:h>
          </text:deletion>
        </text:changed-region>
        <text:changed-region xml:id="ct145946896" text:id="ct145946896">
          <text:insertion>
            <office:change-info>
              <dc:creator>Mariano Forti</dc:creator>
              <dc:date>2018-06-22T13:15:48</dc:date>
            </office:change-info>
          </text:insertion>
        </text:changed-region>
        <text:changed-region xml:id="ct134978784" text:id="ct134978784">
          <text:insertion>
            <office:change-info>
              <dc:creator>Mariano Forti</dc:creator>
              <dc:date>2018-06-21T16:39:45</dc:date>
            </office:change-info>
          </text:insertion>
        </text:changed-region>
        <text:changed-region xml:id="ct132609424" text:id="ct132609424">
          <text:insertion>
            <office:change-info>
              <dc:creator>Mariano Forti</dc:creator>
              <dc:date>2018-06-21T16:41:55</dc:date>
            </office:change-info>
          </text:insertion>
        </text:changed-region>
        <text:changed-region xml:id="ct137283824" text:id="ct137283824">
          <text:insertion>
            <office:change-info>
              <dc:creator>Mariano Forti</dc:creator>
              <dc:date>2018-06-21T16:42:01</dc:date>
            </office:change-info>
          </text:insertion>
        </text:changed-region>
        <text:changed-region xml:id="ct144239600" text:id="ct144239600">
          <text:deletion>
            <office:change-info>
              <dc:creator>Mariano Forti</dc:creator>
              <dc:date>2018-06-21T16:42:29</dc:date>
            </office:change-info>
            <text:p text:style-name="Text_20_body"><text:span text:style-name="T6"><text:s/>(trabajo de separación)</text:span><text:span text:style-name="T7">.</text:span></text:p>
          </text:deletion>
        </text:changed-region>
        <text:changed-region xml:id="ct203028304" text:id="ct203028304">
          <text:deletion>
            <office:change-info>
              <dc:creator>Mariano Forti</dc:creator>
              <dc:date>2018-06-22T13:15:53</dc:date>
            </office:change-info>
            <text:p text:style-name="Text_20_body"/>
            <text:p text:style-name="Text_20_body"/>
          </text:deletion>
        </text:changed-region>
        <text:changed-region xml:id="ct149457040" text:id="ct149457040">
          <text:deletion>
            <office:change-info>
              <dc:creator>Mariano Forti</dc:creator>
              <dc:date>2018-06-22T13:17:52</dc:date>
            </office:change-info>
            <text:h text:style-name="Heading_20_1" text:outline-level="1">7. D</text:h>
          </text:deletion>
        </text:changed-region>
        <text:changed-region xml:id="ct227080704" text:id="ct227080704">
          <text:insertion>
            <office:change-info>
              <dc:creator>Mariano Forti</dc:creator>
              <dc:date>2018-06-22T13:17:53</dc:date>
            </office:change-info>
          </text:insertion>
        </text:changed-region>
        <text:changed-region xml:id="ct144785728" text:id="ct144785728">
          <text:insertion>
            <office:change-info>
              <dc:creator>Mariano Forti</dc:creator>
              <dc:date>2018-06-22T13:16:05</dc:date>
            </office:change-info>
          </text:insertion>
        </text:changed-region>
        <text:changed-region xml:id="ct56838864" text:id="ct56838864">
          <text:deletion>
            <office:change-info>
              <dc:creator>Mariano Forti</dc:creator>
              <dc:date>2018-06-22T13:16:05</dc:date>
            </office:change-info>
            <text:h text:style-name="Heading_20_2" text:outline-level="2"/>
            <text:h text:style-name="Heading_20_2" text:outline-level="2"/>
          </text:deletion>
        </text:changed-region>
        <text:changed-region xml:id="ct124402288" text:id="ct124402288">
          <text:insertion>
            <office:change-info>
              <dc:creator>Mariano Forti</dc:creator>
              <dc:date>2018-06-22T13:16:07</dc:date>
            </office:change-info>
          </text:insertion>
        </text:changed-region>
        <text:changed-region xml:id="ct151959760" text:id="ct151959760">
          <text:insertion>
            <office:change-info>
              <dc:creator>Mariano Forti</dc:creator>
              <dc:date>2018-06-21T16:43:00</dc:date>
            </office:change-info>
          </text:insertion>
        </text:changed-region>
        <text:changed-region xml:id="ct132862128" text:id="ct132862128">
          <text:insertion>
            <office:change-info>
              <dc:creator>Mariano Forti</dc:creator>
              <dc:date>2018-06-22T13:16:24</dc:date>
            </office:change-info>
          </text:insertion>
        </text:changed-region>
        <text:changed-region xml:id="ct129244032" text:id="ct129244032">
          <text:insertion>
            <office:change-info>
              <dc:creator>Mariano Forti</dc:creator>
              <dc:date>2018-06-21T16:43:26</dc:date>
            </office:change-info>
          </text:insertion>
        </text:changed-region>
        <text:changed-region xml:id="ct145668736" text:id="ct145668736">
          <text:insertion>
            <office:change-info>
              <dc:creator>Mariano Forti</dc:creator>
              <dc:date>2018-06-21T16:43:48</dc:date>
            </office:change-info>
          </text:insertion>
        </text:changed-region>
        <text:changed-region xml:id="ct134465632" text:id="ct134465632">
          <text:insertion>
            <office:change-info>
              <dc:creator>Mariano Forti</dc:creator>
              <dc:date>2018-06-21T16:45:56</dc:date>
            </office:change-info>
          </text:insertion>
        </text:changed-region>
        <text:changed-region xml:id="ct221899312" text:id="ct221899312">
          <text:insertion>
            <office:change-info>
              <dc:creator>Mariano Forti</dc:creator>
              <dc:date>2018-06-21T16:46:00</dc:date>
            </office:change-info>
          </text:insertion>
        </text:changed-region>
        <text:changed-region xml:id="ct116068656" text:id="ct116068656">
          <text:insertion>
            <office:change-info>
              <dc:creator>Mariano Forti</dc:creator>
              <dc:date>2018-06-21T16:47:10</dc:date>
            </office:change-info>
          </text:insertion>
        </text:changed-region>
        <text:changed-region xml:id="ct129210576" text:id="ct129210576">
          <text:insertion>
            <office:change-info>
              <dc:creator>Mariano Forti</dc:creator>
              <dc:date>2018-06-22T13:16:32</dc:date>
            </office:change-info>
          </text:insertion>
        </text:changed-region>
        <text:changed-region xml:id="ct128432368" text:id="ct128432368">
          <text:deletion>
            <office:change-info>
              <dc:creator>Mariano Forti</dc:creator>
              <dc:date>2018-06-22T13:16:31</dc:date>
            </office:change-info>
            <text:h text:style-name="Heading_20_2" text:outline-level="2"/>
            <text:h text:style-name="Heading_20_2" text:outline-level="2"/>
          </text:deletion>
        </text:changed-region>
        <text:changed-region xml:id="ct128059152" text:id="ct128059152">
          <text:insertion>
            <office:change-info>
              <dc:creator>Mariano Forti</dc:creator>
              <dc:date>2018-06-22T13:16:34</dc:date>
            </office:change-info>
          </text:insertion>
        </text:changed-region>
        <text:changed-region xml:id="ct155447600" text:id="ct155447600">
          <text:insertion>
            <office:change-info>
              <dc:creator>Mariano Forti</dc:creator>
              <dc:date>2018-06-21T16:44:12</dc:date>
            </office:change-info>
          </text:insertion>
        </text:changed-region>
        <text:changed-region xml:id="ct116453328" text:id="ct116453328">
          <text:insertion>
            <office:change-info>
              <dc:creator>Mariano Forti</dc:creator>
              <dc:date>2018-06-22T13:56:15</dc:date>
            </office:change-info>
          </text:insertion>
        </text:changed-region>
        <text:changed-region xml:id="ct141803936" text:id="ct141803936">
          <text:insertion>
            <office:change-info>
              <dc:creator>Mariano Forti</dc:creator>
              <dc:date>2018-06-21T16:44:44</dc:date>
            </office:change-info>
          </text:insertion>
        </text:changed-region>
        <text:changed-region xml:id="ct133876192" text:id="ct133876192">
          <text:insertion>
            <office:change-info>
              <dc:creator>Mariano Forti</dc:creator>
              <dc:date>2018-06-22T13:16:41</dc:date>
            </office:change-info>
          </text:insertion>
        </text:changed-region>
        <text:changed-region xml:id="ct118409488" text:id="ct118409488">
          <text:deletion>
            <office:change-info>
              <dc:creator>Mariano Forti</dc:creator>
              <dc:date>2018-06-22T13:16:40</dc:date>
            </office:change-info>
            <text:h text:style-name="Heading_20_2" text:outline-level="2"/>
            <text:h text:style-name="Heading_20_2" text:outline-level="2"/>
          </text:deletion>
        </text:changed-region>
        <text:changed-region xml:id="ct225752224" text:id="ct225752224">
          <text:insertion>
            <office:change-info>
              <dc:creator>Mariano Forti</dc:creator>
              <dc:date>2018-06-22T13:17:14</dc:date>
            </office:change-info>
          </text:insertion>
        </text:changed-region>
        <text:changed-region xml:id="ct134960512" text:id="ct134960512">
          <text:insertion>
            <office:change-info>
              <dc:creator>Mariano Forti</dc:creator>
              <dc:date>2018-06-21T16:45:11</dc:date>
            </office:change-info>
          </text:insertion>
        </text:changed-region>
        <text:changed-region xml:id="ct146640128" text:id="ct146640128">
          <text:deletion>
            <office:change-info>
              <dc:creator>Mariano Forti</dc:creator>
              <dc:date>2018-06-22T13:49:33</dc:date>
            </office:change-info>
            <text:p text:style-name="Text_20_body"><text:s/></text:p>
            <text:p text:style-name="Text_20_body"/>
          </text:deletion>
        </text:changed-region>
        <text:changed-region xml:id="ct128926272" text:id="ct128926272">
          <text:deletion>
            <office:change-info>
              <dc:creator>Mariano Forti</dc:creator>
              <dc:date>2018-06-22T13:17:25</dc:date>
            </office:change-info>
            <text:h text:style-name="P4" text:outline-level="1">8. </text:h>
          </text:deletion>
        </text:changed-region>
        <text:changed-region xml:id="ct219274480" text:id="ct219274480">
          <text:insertion>
            <office:change-info>
              <dc:creator>Mariano Forti</dc:creator>
              <dc:date>2018-06-22T13:18:17</dc:date>
            </office:change-info>
          </text:insertion>
        </text:changed-region>
        <text:changed-region xml:id="ct127761952" text:id="ct127761952">
          <text:deletion>
            <office:change-info>
              <dc:creator>Mariano Forti</dc:creator>
              <dc:date>2018-06-22T13:18:15</dc:date>
            </office:change-info>
            <text:h text:style-name="Heading_20_2" text:outline-level="2"><text:span text:style-name="Endnote_20_anchor"><text:span text:style-name="T8"/></text:span></text:h>
            <text:h text:style-name="Heading_20_2" text:outline-level="2"><text:span text:style-name="T9"/></text:h>
          </text:deletion>
        </text:changed-region>
        <text:changed-region xml:id="ct152166560" text:id="ct152166560">
          <text:deletion>
            <office:change-info>
              <dc:creator>Mariano Forti</dc:creator>
              <dc:date>2018-06-20T17:50:59</dc:date>
            </office:change-info>
            <text:h text:style-name="Heading_20_2" text:outline-level="2"><text:span text:style-name="T9">Escritura de la Tesis, de una publicación en un congreso nacional y de una publicación en una revista internacional.</text:span></text:h>
          </text:deletion>
        </text:changed-region>
        <text:changed-region xml:id="ct201137360" text:id="ct201137360">
          <text:deletion>
            <office:change-info>
              <dc:creator>Mariano Forti</dc:creator>
              <dc:date>2018-06-22T13:18:09</dc:date>
            </office:change-info>
            <text:h text:style-name="Heading_20_2" text:outline-level="2"><text:span text:style-name="Endnote_20_anchor"><text:span text:style-name="T8"/></text:span></text:h>
            <text:h text:style-name="Heading_20_2" text:outline-level="2"><text:span text:style-name="Endnote_20_anchor"><text:span text:style-name="T8"/></text:span></text:h>
          </text:deletion>
        </text:changed-region>
        <text:changed-region xml:id="ct223335792" text:id="ct223335792">
          <text:deletion>
            <office:change-info>
              <dc:creator>Mariano Forti</dc:creator>
              <dc:date>2018-06-20T17:50:59</dc:date>
            </office:change-info>
            <text:h text:style-name="Heading_20_2" text:outline-level="2"><text:span text:style-name="Endnote_20_anchor"><text:span text:style-name="T8">] y otras referencias dentro de ella. La energía de adhesión de la interfaz se obtendrá del ajuste de un modelo de UBER.</text:span></text:span></text:h>
          </text:deletion>
        </text:changed-region>
        <text:changed-region xml:id="ct141096688" text:id="ct141096688">
          <text:deletion>
            <office:change-info>
              <dc:creator>Mariano Forti</dc:creator>
              <dc:date>2018-06-22T13:17:17</dc:date>
            </office:change-info>
            <text:h text:style-name="Heading_20_2" text:outline-level="2"><text:span text:style-name="Endnote_20_anchor"><text:span text:style-name="T8"><text:note text:id="ftn5" text:note-class="endnote"><text:note-citation>1</text:note-citation><text:note-body><text:p text:style-name="P5"><text:span text:style-name="Endnote_20_Symbol"><text:tab/><text:tab/><text:tab/><text:tab/></text:span><text:span text:style-name="T11"><text:tab/>[] </text:span><text:span text:style-name="T12">Y. Jiang, Y. Wei, J.R. Smith, J.W. Hutchinson, A.G. Evans, Int. J. Mat. Res. 101 (2010) 1-8</text:span></text:p></text:note-body></text:note></text:span></text:span></text:h>
          </text:deletion>
        </text:changed-region>
        <text:changed-region xml:id="ct141033568" text:id="ct141033568">
          <text:deletion>
            <office:change-info>
              <dc:creator>Mariano Forti</dc:creator>
              <dc:date>2018-06-20T17:50:59</dc:date>
            </office:change-info>
            <text:h text:style-name="Heading_20_2" text:outline-level="2"><text:span text:style-name="Endnote_20_anchor"><text:span text:style-name="T8">Una vez decidida la orientación y estequiometría de la interfaz, se construye la supercelda con un número finito de capas atómicas. La cantidad de capas y las distintas posiciones relativas de los átomos a cada lado de la interfaz es motivo de investigación en este proyecto. Para determinar la energía total de cada bloque constituyendo la interfaz, no se fuerzan simetrías y el volumen y todas las posiciones de los átomos se dejan relajar hasta que la fuerza neta sobre cada átomo va a cero. Luego se realizan cálculos de la relación energía-separación en la interfaz desplazando los bloques rígidamente según el modo de tracción. Esta metodología de cálculo puede consultarse en referencia [</text:span></text:span></text:h>
          </text:deletion>
        </text:changed-region>
        <text:changed-region xml:id="ct57066544" text:id="ct57066544">
          <text:deletion>
            <office:change-info>
              <dc:creator>Mariano Forti</dc:creator>
              <dc:date>2018-06-21T17:12:56</dc:date>
            </office:change-info>
            <text:h text:style-name="Heading_20_2" text:outline-level="2"><text:span text:style-name="Endnote_20_anchor"><text:span text:style-name="T8"/></text:span></text:h>
            <text:h text:style-name="Heading_20_2" text:outline-level="2"><text:span text:style-name="T9"/></text:h>
          </text:deletion>
        </text:changed-region>
        <text:changed-region xml:id="ct128178080" text:id="ct128178080">
          <text:deletion>
            <office:change-info>
              <dc:creator>Mariano Forti</dc:creator>
              <dc:date>2018-06-20T17:50:59</dc:date>
            </office:change-info>
            <text:h text:style-name="Heading_20_2" text:outline-level="2"><text:span text:style-name="T9">Evaluación de la estabilidad de las interfaces:</text:span></text:h>
          </text:deletion>
        </text:changed-region>
        <text:changed-region xml:id="ct154783536" text:id="ct154783536">
          <text:deletion>
            <office:change-info>
              <dc:creator>Mariano Forti</dc:creator>
              <dc:date>2018-06-21T17:12:56</dc:date>
            </office:change-info>
            <text:h text:style-name="Heading_20_2" text:outline-level="2"><text:span text:style-name="Endnote_20_anchor"><text:span text:style-name="T8"/></text:span></text:h>
            <text:h text:style-name="Heading_20_2" text:outline-level="2"><text:span text:style-name="T9"/></text:h>
          </text:deletion>
        </text:changed-region>
        <text:changed-region xml:id="ct143510672" text:id="ct143510672">
          <text:deletion>
            <office:change-info>
              <dc:creator>Mariano Forti</dc:creator>
              <dc:date>2018-06-20T17:50:59</dc:date>
            </office:change-info>
            <text:h text:style-name="Heading_20_2" text:outline-level="2"><text:span text:style-name="T9">Revisión bibliográfica.</text:span></text:h>
          </text:deletion>
        </text:changed-region>
        <text:changed-region xml:id="ct139891088" text:id="ct139891088">
          <text:deletion>
            <office:change-info>
              <dc:creator>Mariano Forti</dc:creator>
              <dc:date>2018-06-21T17:12:56</dc:date>
            </office:change-info>
            <text:h text:style-name="Heading_20_2" text:outline-level="2"><text:span text:style-name="Endnote_20_anchor"><text:span text:style-name="T8"/></text:span></text:h>
            <text:h text:style-name="Heading_20_2" text:outline-level="2"/>
          </text:deletion>
        </text:changed-region>
        <text:changed-region xml:id="ct144527392" text:id="ct144527392">
          <text:deletion>
            <office:change-info>
              <dc:creator>Mariano Forti</dc:creator>
              <dc:date>2018-06-22T13:18:03</dc:date>
            </office:change-info>
            <text:h text:style-name="Heading_20_2" text:outline-level="2"><text:s/></text:h>
          </text:deletion>
        </text:changed-region>
        <text:changed-region xml:id="ct145818624" text:id="ct145818624">
          <text:insertion>
            <office:change-info>
              <dc:creator>Mariano Forti</dc:creator>
              <dc:date>2018-06-20T17:51:05</dc:date>
            </office:change-info>
          </text:insertion>
        </text:changed-region>
        <text:changed-region xml:id="ct133396000" text:id="ct133396000">
          <text:insertion>
            <office:change-info>
              <dc:creator>Mariano Forti</dc:creator>
              <dc:date>2018-06-20T17:55:12</dc:date>
            </office:change-info>
          </text:insertion>
        </text:changed-region>
        <text:changed-region xml:id="ct126686016" text:id="ct126686016">
          <text:insertion>
            <office:change-info>
              <dc:creator>Mariano Forti</dc:creator>
              <dc:date>2018-06-20T17:56:00</dc:date>
            </office:change-info>
          </text:insertion>
        </text:changed-region>
        <text:changed-region xml:id="ct142147616" text:id="ct142147616">
          <text:insertion>
            <office:change-info>
              <dc:creator>Mariano Forti</dc:creator>
              <dc:date>2018-06-20T17:57:00</dc:date>
            </office:change-info>
          </text:insertion>
        </text:changed-region>
        <text:changed-region xml:id="ct204072256" text:id="ct204072256">
          <text:insertion>
            <office:change-info>
              <dc:creator>Mariano Forti</dc:creator>
              <dc:date>2018-06-20T17:58:00</dc:date>
            </office:change-info>
          </text:insertion>
        </text:changed-region>
        <text:changed-region xml:id="ct135032304" text:id="ct135032304">
          <text:insertion>
            <office:change-info>
              <dc:creator>Mariano Forti</dc:creator>
              <dc:date>2018-06-20T17:59:04</dc:date>
            </office:change-info>
          </text:insertion>
        </text:changed-region>
        <text:changed-region xml:id="ct225334368" text:id="ct225334368">
          <text:insertion>
            <office:change-info>
              <dc:creator>Mariano Forti</dc:creator>
              <dc:date>2018-06-20T18:00:05</dc:date>
            </office:change-info>
          </text:insertion>
        </text:changed-region>
        <text:changed-region xml:id="ct135091776" text:id="ct135091776">
          <text:insertion>
            <office:change-info>
              <dc:creator>Mariano Forti</dc:creator>
              <dc:date>2018-06-20T18:01:12</dc:date>
            </office:change-info>
          </text:insertion>
        </text:changed-region>
        <text:changed-region xml:id="ct124382528" text:id="ct124382528">
          <text:deletion>
            <office:change-info>
              <dc:creator>Mariano Forti</dc:creator>
              <dc:date>2018-06-22T13:18:43</dc:date>
            </office:change-info>
            <text:h text:style-name="Heading_20_1" text:outline-level="1">9. </text:h>
          </text:deletion>
        </text:changed-region>
        <text:changed-region xml:id="ct141625744" text:id="ct141625744">
          <text:insertion>
            <office:change-info>
              <dc:creator>Mariano Forti</dc:creator>
              <dc:date>2018-06-22T13:35:18</dc:date>
            </office:change-info>
          </text:insertion>
        </text:changed-region>
        <text:changed-region xml:id="ct130571136" text:id="ct130571136">
          <text:insertion>
            <office:change-info>
              <dc:creator>Mariano Forti</dc:creator>
              <dc:date>2018-06-21T17:29:30</dc:date>
            </office:change-info>
          </text:insertion>
        </text:changed-region>
        <text:changed-region xml:id="ct125230224" text:id="ct125230224">
          <text:deletion>
            <office:change-info>
              <dc:creator>Mariano Forti</dc:creator>
              <dc:date>2018-06-22T13:30:06</dc:date>
            </office:change-info>
            <text:p text:style-name="P6"><text:span text:style-name="Endnote_20_anchor"><text:span text:style-name="T8"><text:s/></text:span></text:span></text:p>
          </text:deletion>
        </text:changed-region>
        <text:changed-region xml:id="ct151398416" text:id="ct151398416">
          <text:deletion>
            <office:change-info>
              <dc:creator>Mariano Forti</dc:creator>
              <dc:date>2018-06-22T13:29:22</dc:date>
            </office:change-info>
            <text:p text:style-name="P6"><text:span text:style-name="Endnote_20_anchor"><text:span text:style-name="T8">[</text:span></text:span><text:span text:style-name="Endnote_20_anchor"><text:span text:style-name="T8"><text:note text:id="ftn5" text:note-class="endnote"><text:note-citation>2</text:note-citation><text:note-body><text:p text:style-name="P7"><text:span text:style-name="Endnote_20_Symbol"><text:tab/><text:tab/><text:tab/><text:tab/></text:span><text:span text:style-name="T11"><text:tab/>[] </text:span><text:span text:style-name="T12">P. Hohenberg, W. Kohn, Phys. Rev. 136 (1964) B864-B871; W. Kohn, L.J. Sham, Phys. Rev. 140 (1965) A1133-A1138.</text:span></text:p></text:note-body></text:note></text:span></text:span><text:span text:style-name="Endnote_20_anchor"><text:span text:style-name="T8">]</text:span></text:span></text:p>
          </text:deletion>
        </text:changed-region>
        <text:changed-region xml:id="ct117505824" text:id="ct117505824">
          <text:deletion>
            <office:change-info>
              <dc:creator>Mariano Forti</dc:creator>
              <dc:date>2018-06-21T17:30:31</dc:date>
            </office:change-info>
            <text:p text:style-name="P6"><text:span text:style-name="Endnote_20_anchor"><text:span text:style-name="T8"><text:s/></text:span></text:span></text:p>
          </text:deletion>
        </text:changed-region>
        <text:changed-region xml:id="ct122633728" text:id="ct122633728">
          <text:insertion>
            <office:change-info>
              <dc:creator>Mariano Forti</dc:creator>
              <dc:date>2018-06-22T13:30:09</dc:date>
            </office:change-info>
          </text:insertion>
        </text:changed-region>
        <text:changed-region xml:id="ct117533568" text:id="ct117533568">
          <text:deletion>
            <office:change-info>
              <dc:creator>Mariano Forti</dc:creator>
              <dc:date>2018-06-22T13:30:37</dc:date>
            </office:change-info>
            <text:p text:style-name="P6"><text:span text:style-name="T9">[</text:span><text:span text:style-name="Endnote_20_anchor"><text:span text:style-name="T8"><text:note text:id="ftn5" text:note-class="endnote"><text:note-citation>3</text:note-citation><text:note-body><text:p text:style-name="P8"><text:span text:style-name="Endnote_20_Symbol"><text:tab/><text:tab/><text:tab/><text:tab/></text:span><text:span text:style-name="T11"><text:tab/>[] </text:span><text:span text:style-name="T12">P.E. Blöchl, Phys. Rev. 50 (1994) 17953-17979.</text:span></text:p></text:note-body></text:note></text:span></text:span><text:span text:style-name="Endnote_20_anchor"><text:span text:style-name="T8">]</text:span></text:span></text:p>
          </text:deletion>
        </text:changed-region>
        <text:changed-region xml:id="ct115079360" text:id="ct115079360">
          <text:insertion>
            <office:change-info>
              <dc:creator>Mariano Forti</dc:creator>
              <dc:date>2018-06-22T13:30:41</dc:date>
            </office:change-info>
          </text:insertion>
        </text:changed-region>
        <text:changed-region xml:id="ct118731904" text:id="ct118731904">
          <text:deletion>
            <office:change-info>
              <dc:creator>Mariano Forti</dc:creator>
              <dc:date>2018-06-22T13:31:00</dc:date>
            </office:change-info>
            <text:p text:style-name="P6"><text:span text:style-name="T9">,</text:span></text:p>
          </text:deletion>
        </text:changed-region>
        <text:changed-region xml:id="ct131300640" text:id="ct131300640">
          <text:deletion>
            <office:change-info>
              <dc:creator>Mariano Forti</dc:creator>
              <dc:date>2018-06-22T13:30:57</dc:date>
            </office:change-info>
            <text:p text:style-name="P6"><text:span text:style-name="T9">[</text:span><text:span text:style-name="Endnote_20_anchor"><text:span text:style-name="T8"><text:note text:id="ftn5" text:note-class="endnote"><text:note-citation>4</text:note-citation><text:note-body><text:p text:style-name="P9"><text:span text:style-name="Endnote_20_Symbol"><text:tab/><text:tab/><text:tab/><text:tab/></text:span><text:span text:style-name="T11"><text:tab/>[] </text:span><text:span text:style-name="T12">J. Hafner, Journal of Computational Chemistry 29 (2008) 2044–2078.</text:span></text:p></text:note-body></text:note></text:span></text:span><text:span text:style-name="T9">]</text:span></text:p>
          </text:deletion>
        </text:changed-region>
        <text:changed-region xml:id="ct152184416" text:id="ct152184416">
          <text:insertion>
            <office:change-info>
              <dc:creator>Mariano Forti</dc:creator>
              <dc:date>2018-06-22T13:31:04</dc:date>
            </office:change-info>
          </text:insertion>
        </text:changed-region>
        <text:changed-region xml:id="ct129928928" text:id="ct129928928">
          <text:deletion>
            <office:change-info>
              <dc:creator>Mariano Forti</dc:creator>
              <dc:date>2018-06-22T13:31:23</dc:date>
            </office:change-info>
            <text:p text:style-name="P6"><text:reference-mark-start text:name="ADDIN CSL_CITATION {&quot;mendeley&quot;: {&quot;previouslyFormattedCitation&quot;: &quot;[5]&quot;, &quot;formattedCitation&quot;: &quot;[6]&quot;, &quot;plainTextFormattedCitation&quot;: &quot;[6]&quot;}, &quot;schema&quot;: &quot;https://github.com/citation-style-language/schema/raw/master/csl-citation.json&quot;, &quot;properties&quot;: {&quot;noteIndex&quot;: 0}, &quot;citationItems&quot;: [{&quot;id&quot;: &quot;ITEM-1&quot;, &quot;itemData&quot;: {&quot;issue&quot;: &quot;18&quot;, &quot;abstract&quot;: &quot;Generalized gradient approximations (GGA\u2019s) for the exchange-correlation energy improve upon the local spin density (LSD) description of atoms, molecules, and solids. We present a simple derivation of a simple GGA, in which all parameters (other than those in LSD) are fundamental constants. Only general features of the detailed construction underlying the Perdew-Wang 1991 (PW91) GGA are invoked. Improvements over PW91 include an accurate description of the linear response of the uniform electron gas, correct behavior under uniform scaling, and a smoother potential&quot;, &quot;page&quot;: &quot;3865-3868&quot;, &quot;volume&quot;: &quot;77&quot;, &quot;title&quot;: &quot;Generalized Gradient Approximation Made Simple.&quot;, &quot;container-title&quot;: &quot;Physical review letters&quot;, &quot;issued&quot;: {&quot;date-parts&quot;: [[&quot;1996&quot;, &quot;10&quot;]]}, &quot;id&quot;: &quot;ITEM-1&quot;, &quot;type&quot;: &quot;article-journal&quot;, &quot;author&quot;: [{&quot;non-dropping-particle&quot;: &quot;&quot;, &quot;dropping-particle&quot;: &quot;&quot;, &quot;family&quot;: &quot;Perdew&quot;, &quot;parse-names&quot;: false, &quot;suffix&quot;: &quot;&quot;, &quot;given&quot;: &quot;J.&quot;}, {&quot;non-dropping-particle&quot;: &quot;&quot;, &quot;dropping-particle&quot;: &quot;&quot;, &quot;family&quot;: &quot;Burke&quot;, &quot;parse-names&quot;: false, &quot;suffix&quot;: &quot;&quot;, &quot;given&quot;: &quot;K.&quot;}, {&quot;non-dropping-particle&quot;: &quot;&quot;, &quot;dropping-particle&quot;: &quot;&quot;, &quot;family&quot;: &quot;Ernzerhof&quot;, &quot;parse-names&quot;: false, &quot;suffix&quot;: &quot;&quot;, &quot;given&quot;: &quot;M.&quot;}], &quot;PMID&quot;: &quot;10062328&quot;, &quot;ISSN&quot;: &quot;1079-7114&quot;}, &quot;uris&quot;: [&quot;http://www.mendeley.com/documents/?uuid=31f6086d-4504-4045-b3e0-d4f73d70fb1e&quot;]}]} RNDeWBQLpElpS"/><text:span text:style-name="T8"><text:s/>[</text:span><text:span text:style-name="Endnote_20_anchor"><text:span text:style-name="T8"><text:note text:id="ftn5" text:note-class="endnote"><text:note-citation>5</text:note-citation><text:note-body><text:p text:style-name="P10"><text:span text:style-name="Endnote_20_Symbol"><text:tab/><text:tab/><text:tab/><text:tab/></text:span><text:span text:style-name="T11"><text:tab/>[] </text:span><text:span text:style-name="T12">J.P. Perdew, K. Burke, M. Ernzerhof, Phys. Rev. Lett. 77 (1996) 3865–3868.</text:span></text:p></text:note-body></text:note></text:span></text:span><text:span text:style-name="Endnote_20_anchor"><text:span text:style-name="T8">]</text:span></text:span><text:reference-mark-end text:name="ADDIN CSL_CITATION {&quot;mendeley&quot;: {&quot;previouslyFormattedCitation&quot;: &quot;[5]&quot;, &quot;formattedCitation&quot;: &quot;[6]&quot;, &quot;plainTextFormattedCitation&quot;: &quot;[6]&quot;}, &quot;schema&quot;: &quot;https://github.com/citation-style-language/schema/raw/master/csl-citation.json&quot;, &quot;properties&quot;: {&quot;noteIndex&quot;: 0}, &quot;citationItems&quot;: [{&quot;id&quot;: &quot;ITEM-1&quot;, &quot;itemData&quot;: {&quot;issue&quot;: &quot;18&quot;, &quot;abstract&quot;: &quot;Generalized gradient approximations (GGA\u2019s) for the exchange-correlation energy improve upon the local spin density (LSD) description of atoms, molecules, and solids. We present a simple derivation of a simple GGA, in which all parameters (other than those in LSD) are fundamental constants. Only general features of the detailed construction underlying the Perdew-Wang 1991 (PW91) GGA are invoked. Improvements over PW91 include an accurate description of the linear response of the uniform electron gas, correct behavior under uniform scaling, and a smoother potential&quot;, &quot;page&quot;: &quot;3865-3868&quot;, &quot;volume&quot;: &quot;77&quot;, &quot;title&quot;: &quot;Generalized Gradient Approximation Made Simple.&quot;, &quot;container-title&quot;: &quot;Physical review letters&quot;, &quot;issued&quot;: {&quot;date-parts&quot;: [[&quot;1996&quot;, &quot;10&quot;]]}, &quot;id&quot;: &quot;ITEM-1&quot;, &quot;type&quot;: &quot;article-journal&quot;, &quot;author&quot;: [{&quot;non-dropping-particle&quot;: &quot;&quot;, &quot;dropping-particle&quot;: &quot;&quot;, &quot;family&quot;: &quot;Perdew&quot;, &quot;parse-names&quot;: false, &quot;suffix&quot;: &quot;&quot;, &quot;given&quot;: &quot;J.&quot;}, {&quot;non-dropping-particle&quot;: &quot;&quot;, &quot;dropping-particle&quot;: &quot;&quot;, &quot;family&quot;: &quot;Burke&quot;, &quot;parse-names&quot;: false, &quot;suffix&quot;: &quot;&quot;, &quot;given&quot;: &quot;K.&quot;}, {&quot;non-dropping-particle&quot;: &quot;&quot;, &quot;dropping-particle&quot;: &quot;&quot;, &quot;family&quot;: &quot;Ernzerhof&quot;, &quot;parse-names&quot;: false, &quot;suffix&quot;: &quot;&quot;, &quot;given&quot;: &quot;M.&quot;}], &quot;PMID&quot;: &quot;10062328&quot;, &quot;ISSN&quot;: &quot;1079-7114&quot;}, &quot;uris&quot;: [&quot;http://www.mendeley.com/documents/?uuid=31f6086d-4504-4045-b3e0-d4f73d70fb1e&quot;]}]} RNDeWBQLpElpS"/></text:p>
          </text:deletion>
        </text:changed-region>
        <text:changed-region xml:id="ct131507632" text:id="ct131507632">
          <text:insertion>
            <office:change-info>
              <dc:creator>Mariano Forti</dc:creator>
              <dc:date>2018-06-20T18:01:50</dc:date>
            </office:change-info>
          </text:insertion>
        </text:changed-region>
        <text:changed-region xml:id="ct201326704" text:id="ct201326704">
          <text:insertion>
            <office:change-info>
              <dc:creator>Mariano Forti</dc:creator>
              <dc:date>2018-06-20T18:02:07</dc:date>
            </office:change-info>
          </text:insertion>
        </text:changed-region>
        <text:changed-region xml:id="ct125437120" text:id="ct125437120">
          <text:insertion>
            <office:change-info>
              <dc:creator>Mariano Forti</dc:creator>
              <dc:date>2018-06-20T18:03:00</dc:date>
            </office:change-info>
          </text:insertion>
        </text:changed-region>
        <text:changed-region xml:id="ct135676912" text:id="ct135676912">
          <text:insertion>
            <office:change-info>
              <dc:creator>Mariano Forti</dc:creator>
              <dc:date>2018-06-20T18:04:00</dc:date>
            </office:change-info>
          </text:insertion>
        </text:changed-region>
        <text:changed-region xml:id="ct131756128" text:id="ct131756128">
          <text:deletion>
            <office:change-info>
              <dc:creator>Mariano Forti</dc:creator>
              <dc:date>2018-06-22T13:31:49</dc:date>
            </office:change-info>
            <text:p text:style-name="Text_20_body"/>
            <text:p text:style-name="Text_20_body"/>
          </text:deletion>
        </text:changed-region>
        <text:changed-region xml:id="ct155298672" text:id="ct155298672">
          <text:deletion>
            <office:change-info>
              <dc:creator>Mariano Forti</dc:creator>
              <dc:date>2018-06-22T13:19:43</dc:date>
            </office:change-info>
            <text:h text:style-name="Heading_20_1" text:outline-level="1">10. </text:h>
          </text:deletion>
        </text:changed-region>
        <text:changed-region xml:id="ct143255248" text:id="ct143255248">
          <text:deletion>
            <office:change-info>
              <dc:creator>Mariano Forti</dc:creator>
              <dc:date>2018-06-22T13:49:56</dc:date>
            </office:change-info>
            <text:h text:style-name="Heading_20_1" text:outline-level="1"/>
            <text:h text:style-name="Heading_20_1" text:outline-level="1"/>
          </text:deletion>
        </text:changed-region>
        <text:changed-region xml:id="ct130440080" text:id="ct130440080">
          <text:deletion>
            <office:change-info>
              <dc:creator>Mariano Forti</dc:creator>
              <dc:date>2018-06-22T13:19:53</dc:date>
            </office:change-info>
            <text:h text:style-name="Heading_20_1" text:outline-level="1"><text:s/></text:h>
          </text:deletion>
        </text:changed-region>
        <text:changed-region xml:id="ct141357552" text:id="ct141357552">
          <text:deletion>
            <office:change-info>
              <dc:creator>Mariano Forti</dc:creator>
              <dc:date>2018-06-21T17:13:35</dc:date>
            </office:change-info>
            <text:h text:style-name="Heading_20_1" text:outline-level="1">-</text:h>
          </text:deletion>
        </text:changed-region>
        <text:changed-region xml:id="ct133662960" text:id="ct133662960">
          <text:deletion>
            <office:change-info>
              <dc:creator>Mariano Forti</dc:creator>
              <dc:date>2018-06-22T13:19:52</dc:date>
            </office:change-info>
            <text:h text:style-name="Heading_20_1" text:outline-level="1">11</text:h>
          </text:deletion>
        </text:changed-region>
        <text:changed-region xml:id="ct139258928" text:id="ct139258928">
          <text:insertion>
            <office:change-info>
              <dc:creator>Mariano Forti</dc:creator>
              <dc:date>2018-06-22T13:35:19</dc:date>
            </office:change-info>
          </text:insertion>
        </text:changed-region>
        <text:changed-region xml:id="ct219273328" text:id="ct219273328">
          <text:deletion>
            <office:change-info>
              <dc:creator>Mariano Forti</dc:creator>
              <dc:date>2018-06-22T13:32:16</dc:date>
            </office:change-info>
            <text:p text:style-name="Text_20_body"><text:reference-mark-start text:name="ADDIN CSL_CITATION {&quot;mendeley&quot;: {&quot;previouslyFormattedCitation&quot;: &quot;[4]&quot;, &quot;formattedCitation&quot;: &quot;[5]&quot;, &quot;plainTextFormattedCitation&quot;: &quot;[5]&quot;}, &quot;schema&quot;: &quot;https://github.com/citation-style-language/schema/raw/master/csl-citation.json&quot;, &quot;properties&quot;: {&quot;noteIndex&quot;: 0}, &quot;citationItems&quot;: [{&quot;id&quot;: &quot;ITEM-1&quot;, &quot;itemData&quot;: {&quot;issue&quot;: &quot;13&quot;, &quot;abstract&quot;: &quot;During the past decade, computer simulations based on a quantum-mechanical description of the interactions between electrons and between electrons and atomic nuclei have developed an increasingly important impact on solid-state physics and chemistry and on materials science\u2014promoting not only a deeper understanding, but also the possibility to contribute significantly to materials design for future technologies. This development is basedontwoimportant columns: (i) The improved description of electronic many-body effects within density-functional theory (DFT) and the upcoming post- DFTmethods. (ii)Theimplementation of the newfunctionals andmany-body techniques within highly efficient, stable, and versatile computer codes, which allow to exploit the potential of modern computer architectures. In this review, I discuss the implementation of various DFT functionals [local-density approximation (LDA), generalized gradient approximation (GGA), meta-GGA, hybrid functional mixing DFT, and exact (Hartree-Fock) exchange] and post-DFT approaches [DFT + U for strong electronic correlations in narrow bands, many-body perturbation theory (GW) for quasiparticle spectra, dynamical correlation effects via the adiabatic-connection fluctuation-dissipation theorem (AC-FDT)] in the Vienna ab initio simulation package VASP. VASP is a plane-wave all-electron code using the projector-augmented wave method to describe the electron-core interaction. The code uses fast iterative techniques for the diagonalization of the DFT Hamiltonian and allows to perform total-energy calculations and structural optimizations for systems with thousands of atoms and ab initio molecular dynamics simulations for ensembles with a few hundred atoms extending over several tens of ps. Applications in many different areas (structure and phase stability, mechanical and dynamical properties, liquids, glasses and quasicrystals, magnetism and magnetic nanostructures, semiconductors and insulators, surfaces, interfaces and thin films, chemical reactions, and catalysis) are reviewed.&quot;, &quot;id&quot;: &quot;ITEM-1&quot;, &quot;volume&quot;: &quot;29&quot;, &quot;title&quot;: &quot;Ab-initio simulations of materials using VASP: Density-functional theory and beyond&quot;, &quot;container-title&quot;: &quot;Journal of Computational Chemistry&quot;, &quot;issued&quot;: {&quot;date-parts&quot;: [[&quot;2008&quot;]]}, &quot;page&quot;: &quot;2044\u20132078&quot;, &quot;DOI&quot;: &quot;10.1002/jcc&quot;, &quot;author&quot;: [{&quot;non-dropping-particle&quot;: &quot;&quot;, &quot;dropping-particle&quot;: &quot;&quot;, &quot;family&quot;: &quot;Hafner&quot;, &quot;parse-names&quot;: false, &quot;suffix&quot;: &quot;&quot;, &quot;given&quot;: &quot;J.&quot;}], &quot;publisher&quot;: &quot;Wiley Online Library&quot;, &quot;ISSN&quot;: &quot;1096-987X&quot;, &quot;type&quot;: &quot;article-journal&quot;}, &quot;uris&quot;: [&quot;http://www.mendeley.com/documents/?uuid=4ef0ecee-c7a4-4125-b7db-65cb8437e961&quot;]}]} RNDolm8pI4fQR"/><text:span text:style-name="T13"><text:s/>[</text:span><text:span text:style-name="Endnote_20_anchor"><text:span text:style-name="T13"><text:note text:id="ftn5" text:note-class="endnote"><text:note-citation>6</text:note-citation><text:note-body><text:p text:style-name="P11"><text:span text:style-name="Endnote_20_Symbol"><text:tab/><text:tab/><text:tab/><text:tab/></text:span><text:tab/>[] G. <text:span text:style-name="T11">Kresse, J. Hafner, </text:span><text:span text:style-name="T14">Phys. Rev. </text:span><text:span text:style-name="T11">B 47 (1993) 558-61; G. Kresse, </text:span><text:span text:style-name="T14">Thesis</text:span><text:span text:style-name="T11"> (1993) Technische Universität Wien; G. Kresse, J. Furthmüller, </text:span><text:span text:style-name="T14">Comp. Mat. Science</text:span><text:span text:style-name="T11"> 6 (1996) 15-50; G. Kresse, J. Furthmüller, </text:span><text:span text:style-name="T14">Phys. Rev. </text:span><text:span text:style-name="T11">B 54 (1996) 11169-86.</text:span></text:p><text:p text:style-name="P12"/><text:p text:style-name="P12"/><text:p text:style-name="P12"/><text:p text:style-name="P12"/><text:p text:style-name="P12"/><text:p text:style-name="P12"/><text:p text:style-name="P12"/><text:p text:style-name="P12"/><text:p text:style-name="P12"/><text:p text:style-name="P12"/><text:p text:style-name="P13"/><text:p text:style-name="P13"/><text:p text:style-name="P13"/><text:p text:style-name="P14"><text:tab/>Ing. Mariano Forti</text:p><text:p text:style-name="P14"/><text:p text:style-name="P14"><text:tab/>Dra. Laura Kniznik</text:p><text:p text:style-name="P15"/><text:p text:style-name="Endnote"/></text:note-body></text:note></text:span></text:span><text:span text:style-name="T13">]</text:span><text:reference-mark-end text:name="ADDIN CSL_CITATION {&quot;mendeley&quot;: {&quot;previouslyFormattedCitation&quot;: &quot;[4]&quot;, &quot;formattedCitation&quot;: &quot;[5]&quot;, &quot;plainTextFormattedCitation&quot;: &quot;[5]&quot;}, &quot;schema&quot;: &quot;https://github.com/citation-style-language/schema/raw/master/csl-citation.json&quot;, &quot;properties&quot;: {&quot;noteIndex&quot;: 0}, &quot;citationItems&quot;: [{&quot;id&quot;: &quot;ITEM-1&quot;, &quot;itemData&quot;: {&quot;issue&quot;: &quot;13&quot;, &quot;abstract&quot;: &quot;During the past decade, computer simulations based on a quantum-mechanical description of the interactions between electrons and between electrons and atomic nuclei have developed an increasingly important impact on solid-state physics and chemistry and on materials science\u2014promoting not only a deeper understanding, but also the possibility to contribute significantly to materials design for future technologies. This development is basedontwoimportant columns: (i) The improved description of electronic many-body effects within density-functional theory (DFT) and the upcoming post- DFTmethods. (ii)Theimplementation of the newfunctionals andmany-body techniques within highly efficient, stable, and versatile computer codes, which allow to exploit the potential of modern computer architectures. In this review, I discuss the implementation of various DFT functionals [local-density approximation (LDA), generalized gradient approximation (GGA), meta-GGA, hybrid functional mixing DFT, and exact (Hartree-Fock) exchange] and post-DFT approaches [DFT + U for strong electronic correlations in narrow bands, many-body perturbation theory (GW) for quasiparticle spectra, dynamical correlation effects via the adiabatic-connection fluctuation-dissipation theorem (AC-FDT)] in the Vienna ab initio simulation package VASP. VASP is a plane-wave all-electron code using the projector-augmented wave method to describe the electron-core interaction. The code uses fast iterative techniques for the diagonalization of the DFT Hamiltonian and allows to perform total-energy calculations and structural optimizations for systems with thousands of atoms and ab initio molecular dynamics simulations for ensembles with a few hundred atoms extending over several tens of ps. Applications in many different areas (structure and phase stability, mechanical and dynamical properties, liquids, glasses and quasicrystals, magnetism and magnetic nanostructures, semiconductors and insulators, surfaces, interfaces and thin films, chemical reactions, and catalysis) are reviewed.&quot;, &quot;id&quot;: &quot;ITEM-1&quot;, &quot;volume&quot;: &quot;29&quot;, &quot;title&quot;: &quot;Ab-initio simulations of materials using VASP: Density-functional theory and beyond&quot;, &quot;container-title&quot;: &quot;Journal of Computational Chemistry&quot;, &quot;issued&quot;: {&quot;date-parts&quot;: [[&quot;2008&quot;]]}, &quot;page&quot;: &quot;2044\u20132078&quot;, &quot;DOI&quot;: &quot;10.1002/jcc&quot;, &quot;author&quot;: [{&quot;non-dropping-particle&quot;: &quot;&quot;, &quot;dropping-particle&quot;: &quot;&quot;, &quot;family&quot;: &quot;Hafner&quot;, &quot;parse-names&quot;: false, &quot;suffix&quot;: &quot;&quot;, &quot;given&quot;: &quot;J.&quot;}], &quot;publisher&quot;: &quot;Wiley Online Library&quot;, &quot;ISSN&quot;: &quot;1096-987X&quot;, &quot;type&quot;: &quot;article-journal&quot;}, &quot;uris&quot;: [&quot;http://www.mendeley.com/documents/?uuid=4ef0ecee-c7a4-4125-b7db-65cb8437e961&quot;]}]} RNDolm8pI4fQR"/></text:p>
          </text:deletion>
        </text:changed-region>
        <text:changed-region xml:id="ct140933168" text:id="ct140933168">
          <text:deletion>
            <office:change-info>
              <dc:creator>Mariano Forti</dc:creator>
              <dc:date>2018-06-20T18:06:31</dc:date>
            </office:change-info>
            <text:p text:style-name="Text_20_body"><text:span text:style-name="T5">un</text:span></text:p>
          </text:deletion>
        </text:changed-region>
        <text:changed-region xml:id="ct124857888" text:id="ct124857888">
          <text:insertion>
            <office:change-info>
              <dc:creator>Mariano Forti</dc:creator>
              <dc:date>2018-06-20T18:06:34</dc:date>
            </office:change-info>
          </text:insertion>
        </text:changed-region>
        <text:changed-region xml:id="ct226686544" text:id="ct226686544">
          <text:deletion>
            <office:change-info>
              <dc:creator>Mariano Forti</dc:creator>
              <dc:date>2018-06-20T18:06:45</dc:date>
            </office:change-info>
            <text:p text:style-name="Text_20_body"><text:span text:style-name="T15">cluster</text:span><text:span text:style-name="T5"> de computadoras de</text:span></text:p>
          </text:deletion>
        </text:changed-region>
        <text:changed-region xml:id="ct135744128" text:id="ct135744128">
          <text:insertion>
            <office:change-info>
              <dc:creator>Mariano Forti</dc:creator>
              <dc:date>2018-06-20T18:06:47</dc:date>
            </office:change-info>
          </text:insertion>
        </text:changed-region>
        <text:changed-region xml:id="ct33395648" text:id="ct33395648">
          <text:insertion>
            <office:change-info>
              <dc:creator>Mariano Forti</dc:creator>
              <dc:date>2018-06-20T18:10:35</dc:date>
            </office:change-info>
          </text:insertion>
        </text:changed-region>
        <text:changed-region xml:id="ct123335824" text:id="ct123335824">
          <text:deletion>
            <office:change-info>
              <dc:creator>Mariano Forti</dc:creator>
              <dc:date>2018-06-20T18:06:47</dc:date>
            </office:change-info>
            <text:p text:style-name="Text_20_body"><text:span text:style-name="T5">.</text:span></text:p>
          </text:deletion>
        </text:changed-region>
        <text:changed-region xml:id="ct65534208" text:id="ct65534208">
          <text:deletion>
            <office:change-info>
              <dc:creator>Mariano Forti</dc:creator>
              <dc:date>2018-06-22T13:19:58</dc:date>
            </office:change-info>
            <text:h text:style-name="Heading_20_1" text:outline-level="1"><text:span text:style-name="T16">12. </text:span></text:h>
          </text:deletion>
        </text:changed-region>
        <text:changed-region xml:id="ct154171008" text:id="ct154171008">
          <text:insertion>
            <office:change-info>
              <dc:creator>Mariano Forti</dc:creator>
              <dc:date>2018-06-20T18:34:23</dc:date>
            </office:change-info>
          </text:insertion>
        </text:changed-region>
        <text:changed-region xml:id="ct126648672" text:id="ct126648672">
          <text:insertion>
            <office:change-info>
              <dc:creator>Mariano Forti</dc:creator>
              <dc:date>2018-06-20T18:35:00</dc:date>
            </office:change-info>
          </text:insertion>
        </text:changed-region>
        <text:changed-region xml:id="ct115003520" text:id="ct115003520">
          <text:insertion>
            <office:change-info>
              <dc:creator>Mariano Forti</dc:creator>
              <dc:date>2018-06-20T18:37:04</dc:date>
            </office:change-info>
          </text:insertion>
        </text:changed-region>
        <text:changed-region xml:id="ct145175584" text:id="ct145175584">
          <text:insertion>
            <office:change-info>
              <dc:creator>Mariano Forti</dc:creator>
              <dc:date>2018-06-20T18:38:03</dc:date>
            </office:change-info>
          </text:insertion>
        </text:changed-region>
        <text:changed-region xml:id="ct152990480" text:id="ct152990480">
          <text:insertion>
            <office:change-info>
              <dc:creator>Mariano Forti</dc:creator>
              <dc:date>2018-06-20T18:39:00</dc:date>
            </office:change-info>
          </text:insertion>
        </text:changed-region>
        <text:changed-region xml:id="ct130298576" text:id="ct130298576">
          <text:insertion>
            <office:change-info>
              <dc:creator>Mariano Forti</dc:creator>
              <dc:date>2018-06-20T18:40:00</dc:date>
            </office:change-info>
          </text:insertion>
        </text:changed-region>
        <text:changed-region xml:id="ct139769504" text:id="ct139769504">
          <text:insertion>
            <office:change-info>
              <dc:creator>Mariano Forti</dc:creator>
              <dc:date>2018-06-20T18:41:06</dc:date>
            </office:change-info>
          </text:insertion>
        </text:changed-region>
        <text:changed-region xml:id="ct134203696" text:id="ct134203696">
          <text:deletion>
            <office:change-info>
              <dc:creator>Mariano Forti</dc:creator>
              <dc:date>2018-06-20T18:41:47</dc:date>
            </office:change-info>
            <text:p text:style-name="Text_20_body"><text:span text:style-name="T4">La finalidad de este Trabajo de Tesis de Maestría es la resolución de algunos de los interrogantes surgidos durante el desarrollo de la Tesis de Doctorado de los directores. Por lo tanto, se cuenta con plena experiencia en los métodos de cálculo que se utilizarán. Al mismo tiempo, el grupo cuenta con una amplia experiencia en el estudio de problemas tecnológicos y básicos en base a cálculos DFT, que ha dado lugar a la aprobación de un PICT 2011 y un PICT 2015, así como el proyecto UNSAM 2015, que se detallan más adelante. </text:span></text:p>
          </text:deletion>
        </text:changed-region>
        <text:changed-region xml:id="ct131818496" text:id="ct131818496">
          <text:deletion>
            <office:change-info>
              <dc:creator>Mariano Forti</dc:creator>
              <dc:date>2018-06-22T13:20:09</dc:date>
            </office:change-info>
            <text:h text:style-name="Heading_20_2" text:outline-level="2"/>
            <text:h text:style-name="Heading_20_2" text:outline-level="2"/>
          </text:deletion>
        </text:changed-region>
        <text:changed-region xml:id="ct117447552" text:id="ct117447552">
          <text:insertion>
            <office:change-info>
              <dc:creator>Mariano Forti</dc:creator>
              <dc:date>2018-06-22T13:20:18</dc:date>
            </office:change-info>
          </text:insertion>
        </text:changed-region>
        <text:changed-region xml:id="ct227284272" text:id="ct227284272">
          <text:deletion>
            <office:change-info>
              <dc:creator>Mariano Forti</dc:creator>
              <dc:date>2018-06-20T18:42:04</dc:date>
            </office:change-info>
            <text:p text:style-name="Text_20_body"><text:span text:style-name="T4">(a defender durante </text:span></text:p>
          </text:deletion>
        </text:changed-region>
        <text:changed-region xml:id="ct123012080" text:id="ct123012080">
          <text:insertion>
            <office:change-info>
              <dc:creator>Mariano Forti</dc:creator>
              <dc:date>2018-06-20T18:42:05</dc:date>
            </office:change-info>
          </text:insertion>
        </text:changed-region>
        <text:changed-region xml:id="ct135551232" text:id="ct135551232">
          <text:deletion>
            <office:change-info>
              <dc:creator>Mariano Forti</dc:creator>
              <dc:date>2018-06-20T18:42:07</dc:date>
            </office:change-info>
            <text:p text:style-name="Text_20_body"><text:span text:style-name="T4">)</text:span></text:p>
          </text:deletion>
        </text:changed-region>
        <text:changed-region xml:id="ct126072240" text:id="ct126072240">
          <text:insertion>
            <office:change-info>
              <dc:creator>Mariano Forti</dc:creator>
              <dc:date>2018-06-20T18:42:14</dc:date>
            </office:change-info>
          </text:insertion>
        </text:changed-region>
        <text:changed-region xml:id="ct141630944" text:id="ct141630944">
          <text:deletion>
            <office:change-info>
              <dc:creator>Mariano Forti</dc:creator>
              <dc:date>2018-06-22T13:20:23</dc:date>
            </office:change-info>
            <text:list xml:id="list1068812881" text:style-name="L1">
              <text:list-item>
                <text:p text:style-name="P16"/>
              </text:list-item>
              <text:list-item>
                <text:p text:style-name="P16"/>
              </text:list-item>
            </text:list>
          </text:deletion>
        </text:changed-region>
        <text:changed-region xml:id="ct119821104" text:id="ct119821104">
          <text:insertion>
            <office:change-info>
              <dc:creator>Mariano Forti</dc:creator>
              <dc:date>2018-06-22T13:20:33</dc:date>
            </office:change-info>
          </text:insertion>
        </text:changed-region>
        <text:changed-region xml:id="ct117203696" text:id="ct117203696">
          <text:insertion>
            <office:change-info>
              <dc:creator>Mariano Forti</dc:creator>
              <dc:date>2018-06-22T13:21:31</dc:date>
            </office:change-info>
          </text:insertion>
        </text:changed-region>
        <text:changed-region xml:id="ct143596128" text:id="ct143596128">
          <text:deletion>
            <office:change-info>
              <dc:creator>Mariano Forti</dc:creator>
              <dc:date>2018-06-22T13:21:33</dc:date>
            </office:change-info>
            <text:list xml:id="list135822726541307" text:continue-numbering="true" text:style-name="L1">
              <text:list-item>
                <text:p text:style-name="P17"/>
              </text:list-item>
            </text:list>
            <text:list xml:id="list2021703474" text:style-name="L2">
              <text:list-item>
                <text:p text:style-name="P18"><text:s/></text:p>
              </text:list-item>
            </text:list>
          </text:deletion>
        </text:changed-region>
        <text:changed-region xml:id="ct132738768" text:id="ct132738768">
          <text:deletion>
            <office:change-info>
              <dc:creator>Mariano Forti</dc:creator>
              <dc:date>2018-06-20T18:42:54</dc:date>
            </office:change-info>
            <text:p text:style-name="Text_20_body"><text:span text:style-name="T17"><text:tab/></text:span></text:p>
          </text:deletion>
        </text:changed-region>
        <text:changed-region xml:id="ct146565024" text:id="ct146565024">
          <text:insertion>
            <office:change-info>
              <dc:creator>Mariano Forti</dc:creator>
              <dc:date>2018-06-20T18:43:17</dc:date>
            </office:change-info>
          </text:insertion>
        </text:changed-region>
        <text:changed-region xml:id="ct146530384" text:id="ct146530384">
          <text:deletion>
            <office:change-info>
              <dc:creator>Mariano Forti</dc:creator>
              <dc:date>2018-06-20T18:43:05</dc:date>
            </office:change-info>
            <text:p text:style-name="Text_20_body"><text:span text:style-name="T17"><text:s/>P.R. Alonso, P.H. Gargano, L. Kniznik, L.M. Pizarro, G.H. Rubiolo;</text:span></text:p>
          </text:deletion>
        </text:changed-region>
        <text:changed-region xml:id="ct227315248" text:id="ct227315248">
          <text:format-change>
            <office:change-info>
              <dc:creator>Mariano Forti</dc:creator>
              <dc:date>2018-06-22T13:10:12</dc:date>
            </office:change-info>
          </text:format-change>
        </text:changed-region>
        <text:changed-region xml:id="ct140621040" text:id="ct140621040">
          <text:insertion>
            <office:change-info>
              <dc:creator>Mariano Forti</dc:creator>
              <dc:date>2018-06-22T13:10:26</dc:date>
            </office:change-info>
          </text:insertion>
        </text:changed-region>
        <text:changed-region xml:id="ct135643184" text:id="ct135643184">
          <text:deletion>
            <office:change-info>
              <dc:creator>Mariano Forti</dc:creator>
              <dc:date>2018-06-22T13:11:12</dc:date>
            </office:change-info>
            <text:list xml:id="list135821271372968" text:continue-numbering="true" text:style-name="L2">
              <text:list-item>
                <text:p text:style-name="P19"><text:span text:style-name="T18"><text:s/></text:span></text:p>
              </text:list-item>
            </text:list>
          </text:deletion>
        </text:changed-region>
        <text:changed-region xml:id="ct52370160" text:id="ct52370160">
          <text:deletion>
            <office:change-info>
              <dc:creator>Mariano Forti</dc:creator>
              <dc:date>2018-06-22T13:10:23</dc:date>
            </office:change-info>
            <text:list xml:id="list135822809735394" text:continue-numbering="true" text:style-name="L2">
              <text:list-item>
                <text:p text:style-name="P19"><text:span text:style-name="T18"/></text:p>
              </text:list-item>
              <text:list-item>
                <text:p text:style-name="P19"><text:span text:style-name="T18"/></text:p>
              </text:list-item>
            </text:list>
          </text:deletion>
        </text:changed-region>
        <text:changed-region xml:id="ct142292016" text:id="ct142292016">
          <text:format-change>
            <office:change-info>
              <dc:creator>Mariano Forti</dc:creator>
              <dc:date>2018-06-22T13:10:12</dc:date>
            </office:change-info>
          </text:format-change>
        </text:changed-region>
        <text:changed-region xml:id="ct124406864" text:id="ct124406864">
          <text:insertion>
            <office:change-info>
              <dc:creator>Mariano Forti</dc:creator>
              <dc:date>2018-06-22T13:11:22</dc:date>
            </office:change-info>
          </text:insertion>
        </text:changed-region>
        <text:changed-region xml:id="ct129266880" text:id="ct129266880">
          <text:deletion>
            <office:change-info>
              <dc:creator>Mariano Forti</dc:creator>
              <dc:date>2018-06-22T13:11:20</dc:date>
            </office:change-info>
            <text:list xml:id="list135821908922356" text:continue-numbering="true" text:style-name="L2">
              <text:list-item>
                <text:p text:style-name="P19"><text:span text:style-name="T19"/></text:p>
              </text:list-item>
              <text:list-item>
                <text:p text:style-name="P19"><text:span text:style-name="T19"/></text:p>
              </text:list-item>
            </text:list>
          </text:deletion>
        </text:changed-region>
        <text:changed-region xml:id="ct129835520" text:id="ct129835520">
          <text:insertion>
            <office:change-info>
              <dc:creator>Mariano Forti</dc:creator>
              <dc:date>2018-06-22T13:11:24</dc:date>
            </office:change-info>
          </text:insertion>
        </text:changed-region>
        <text:changed-region xml:id="ct122867808" text:id="ct122867808">
          <text:deletion>
            <office:change-info>
              <dc:creator>Mariano Forti</dc:creator>
              <dc:date>2018-06-22T13:32:36</dc:date>
            </office:change-info>
            <text:list xml:id="list135821290232233" text:continue-numbering="true" text:style-name="L2">
              <text:list-item>
                <text:p text:style-name="P19"><text:s/></text:p>
              </text:list-item>
            </text:list>
          </text:deletion>
        </text:changed-region>
        <text:changed-region xml:id="ct115336464" text:id="ct115336464">
          <text:deletion>
            <office:change-info>
              <dc:creator>Mariano Forti</dc:creator>
              <dc:date>2018-06-22T13:11:24</dc:date>
            </office:change-info>
            <text:list xml:id="list135822431985261" text:continue-numbering="true" text:style-name="L2">
              <text:list-item>
                <text:p text:style-name="P19"/>
              </text:list-item>
              <text:list-item>
                <text:p text:style-name="P19"/>
              </text:list-item>
            </text:list>
          </text:deletion>
        </text:changed-region>
        <text:changed-region xml:id="ct130824720" text:id="ct130824720">
          <text:insertion>
            <office:change-info>
              <dc:creator>Mariano Forti</dc:creator>
              <dc:date>2018-06-22T13:11:28</dc:date>
            </office:change-info>
          </text:insertion>
        </text:changed-region>
        <text:changed-region xml:id="ct126810496" text:id="ct126810496">
          <text:deletion>
            <office:change-info>
              <dc:creator>Mariano Forti</dc:creator>
              <dc:date>2018-06-22T13:11:28</dc:date>
            </office:change-info>
            <text:list xml:id="list135821228626865" text:continue-numbering="true" text:style-name="L2">
              <text:list-item>
                <text:p text:style-name="P19"/>
              </text:list-item>
              <text:list-item>
                <text:p text:style-name="P19"/>
              </text:list-item>
            </text:list>
          </text:deletion>
        </text:changed-region>
        <text:changed-region xml:id="ct100997600" text:id="ct100997600">
          <text:insertion>
            <office:change-info>
              <dc:creator>Mariano Forti</dc:creator>
              <dc:date>2018-06-22T13:11:30</dc:date>
            </office:change-info>
          </text:insertion>
        </text:changed-region>
        <text:changed-region xml:id="ct120030672" text:id="ct120030672">
          <text:deletion>
            <office:change-info>
              <dc:creator>Mariano Forti</dc:creator>
              <dc:date>2018-06-22T13:11:31</dc:date>
            </office:change-info>
            <text:list xml:id="list135822305788128" text:continue-numbering="true" text:style-name="L2">
              <text:list-item>
                <text:p text:style-name="P19"><text:span text:style-name="T4"/></text:p>
              </text:list-item>
              <text:list-item>
                <text:p text:style-name="P19"><text:span text:style-name="T4"/></text:p>
              </text:list-item>
            </text:list>
          </text:deletion>
        </text:changed-region>
        <text:changed-region xml:id="ct139928208" text:id="ct139928208">
          <text:insertion>
            <office:change-info>
              <dc:creator>Mariano Forti</dc:creator>
              <dc:date>2018-06-22T13:11:33</dc:date>
            </office:change-info>
          </text:insertion>
        </text:changed-region>
        <text:changed-region xml:id="ct219783600" text:id="ct219783600">
          <text:deletion>
            <office:change-info>
              <dc:creator>Mariano Forti</dc:creator>
              <dc:date>2018-06-22T13:11:33</dc:date>
            </office:change-info>
            <text:list xml:id="list135822298524915" text:continue-numbering="true" text:style-name="L2">
              <text:list-item>
                <text:p text:style-name="P19"><text:span text:style-name="T20"/></text:p>
              </text:list-item>
              <text:list-item>
                <text:p text:style-name="P19"><text:span text:style-name="T20"/></text:p>
              </text:list-item>
            </text:list>
          </text:deletion>
        </text:changed-region>
        <text:changed-region xml:id="ct124838704" text:id="ct124838704">
          <text:insertion>
            <office:change-info>
              <dc:creator>Mariano Forti</dc:creator>
              <dc:date>2018-06-22T13:11:36</dc:date>
            </office:change-info>
          </text:insertion>
        </text:changed-region>
        <text:changed-region xml:id="ct226363312" text:id="ct226363312">
          <text:deletion>
            <office:change-info>
              <dc:creator>Mariano Forti</dc:creator>
              <dc:date>2018-06-22T13:11:40</dc:date>
            </office:change-info>
            <text:list xml:id="list135822674650498" text:continue-numbering="true" text:style-name="L2">
              <text:list-item>
                <text:p text:style-name="P19"><text:span text:style-name="T21"/></text:p>
              </text:list-item>
              <text:list-item>
                <text:p text:style-name="P19"><text:span text:style-name="T21"><text:s/></text:span></text:p>
              </text:list-item>
            </text:list>
          </text:deletion>
        </text:changed-region>
        <text:changed-region xml:id="ct154824192" text:id="ct154824192">
          <text:insertion>
            <office:change-info>
              <dc:creator>Mariano Forti</dc:creator>
              <dc:date>2018-06-22T13:11:43</dc:date>
            </office:change-info>
          </text:insertion>
        </text:changed-region>
        <text:changed-region xml:id="ct115559952" text:id="ct115559952">
          <text:deletion>
            <office:change-info>
              <dc:creator>Mariano Forti</dc:creator>
              <dc:date>2018-06-22T13:11:46</dc:date>
            </office:change-info>
            <text:list xml:id="list135821285524071" text:continue-numbering="true" text:style-name="L2">
              <text:list-item>
                <text:p text:style-name="P19"><text:span text:style-name="T22"/></text:p>
              </text:list-item>
              <text:list-item>
                <text:p text:style-name="P19"><text:span text:style-name="T22"><text:s/></text:span></text:p>
              </text:list-item>
            </text:list>
          </text:deletion>
        </text:changed-region>
        <text:changed-region xml:id="ct129163936" text:id="ct129163936">
          <text:insertion>
            <office:change-info>
              <dc:creator>Mariano Forti</dc:creator>
              <dc:date>2018-06-22T13:11:48</dc:date>
            </office:change-info>
          </text:insertion>
        </text:changed-region>
        <text:changed-region xml:id="ct129609152" text:id="ct129609152">
          <text:deletion>
            <office:change-info>
              <dc:creator>Mariano Forti</dc:creator>
              <dc:date>2018-06-22T13:11:48</dc:date>
            </office:change-info>
            <text:list xml:id="list135821125603531" text:continue-numbering="true" text:style-name="L2">
              <text:list-item>
                <text:p text:style-name="P19"><text:span text:style-name="T22"/></text:p>
              </text:list-item>
              <text:list-item>
                <text:p text:style-name="P19"><text:span text:style-name="T22"/></text:p>
              </text:list-item>
            </text:list>
          </text:deletion>
        </text:changed-region>
        <text:changed-region xml:id="ct56873392" text:id="ct56873392">
          <text:deletion>
            <office:change-info>
              <dc:creator>Mariano Forti</dc:creator>
              <dc:date>2018-06-22T13:08:31</dc:date>
            </office:change-info>
            <text:list xml:id="list135821948762882" text:continue-numbering="true" text:style-name="L2">
              <text:list-item>
                <text:p text:style-name="P19"><text:span text:style-name="T22"/></text:p>
              </text:list-item>
              <text:list-item>
                <text:p text:style-name="P19"><text:span text:style-name="T22"/></text:p>
              </text:list-item>
            </text:list>
          </text:deletion>
        </text:changed-region>
        <text:changed-region xml:id="ct137030848" text:id="ct137030848">
          <text:deletion>
            <office:change-info>
              <dc:creator>Mariano Forti</dc:creator>
              <dc:date>2018-06-21T17:16:26</dc:date>
            </office:change-info>
            <text:h text:style-name="P20" text:outline-level="2"><text:span text:style-name="T23">Queremos destacar que el grupo ha recibido los siguientes premios:</text:span></text:h>
          </text:deletion>
        </text:changed-region>
        <text:changed-region xml:id="ct115966928" text:id="ct115966928">
          <text:insertion>
            <office:change-info>
              <dc:creator>Mariano Forti</dc:creator>
              <dc:date>2018-06-21T17:16:26</dc:date>
            </office:change-info>
          </text:insertion>
        </text:changed-region>
        <text:changed-region xml:id="ct136878832" text:id="ct136878832">
          <text:deletion>
            <office:change-info>
              <dc:creator>Mariano Forti</dc:creator>
              <dc:date>2018-06-22T13:50:39</dc:date>
            </office:change-info>
            <text:h text:style-name="Heading_20_2" text:outline-level="2"/>
            <text:p text:style-name="P21"/>
          </text:deletion>
        </text:changed-region>
        <text:changed-region xml:id="ct147528448" text:id="ct147528448">
          <text:deletion>
            <office:change-info>
              <dc:creator>Mariano Forti</dc:creator>
              <dc:date>2018-06-22T13:02:48</dc:date>
            </office:change-info>
            <text:p text:style-name="P21"><text:s/></text:p>
          </text:deletion>
        </text:changed-region>
        <text:changed-region xml:id="ct126884800" text:id="ct126884800">
          <text:deletion>
            <office:change-info>
              <dc:creator>Mariano Forti</dc:creator>
              <dc:date>2018-06-22T13:51:26</dc:date>
            </office:change-info>
            <text:p text:style-name="P21">Mención especial a Mariano Forti en el CONCURSO ESTÍMULO A JÓVENES INVESTIGADORES EN CIENCIA Y TECNOLOGÍA DE MATERIALES. Trabajo premiado: Forti M., Balbuena P. y Alonso P., ESTUDIOS AB-INITIO SOBRE CARBURACIÓN EN ALEACIONES DE BASE Fe3Al, 11º Congreso Binacional de Metalurgia y Materiales SAM / CONAMET <text:s/>2011, 18 al 21 de Octubre de 2011 - Rosario, Argentina.</text:p>
          </text:deletion>
        </text:changed-region>
        <text:changed-region xml:id="ct225591328" text:id="ct225591328">
          <text:insertion>
            <office:change-info>
              <dc:creator>Mariano Forti</dc:creator>
              <dc:date>2018-06-22T13:03:32</dc:date>
            </office:change-info>
          </text:insertion>
        </text:changed-region>
        <text:changed-region xml:id="ct117418592" text:id="ct117418592">
          <text:insertion>
            <office:change-info>
              <dc:creator>Mariano Forti</dc:creator>
              <dc:date>2018-06-22T13:52:02</dc:date>
            </office:change-info>
          </text:insertion>
        </text:changed-region>
        <text:changed-region xml:id="ct140923728" text:id="ct140923728">
          <text:insertion>
            <office:change-info>
              <dc:creator>Mariano Forti</dc:creator>
              <dc:date>2018-06-22T13:51:58</dc:date>
            </office:change-info>
          </text:insertion>
        </text:changed-region>
        <text:changed-region xml:id="ct109066640" text:id="ct109066640">
          <text:deletion>
            <office:change-info>
              <dc:creator>Mariano Forti</dc:creator>
              <dc:date>2018-06-22T13:02:52</dc:date>
            </office:change-info>
            <text:list xml:id="list4071091688" text:style-name="WWNum1">
              <text:list-item>
                <text:p text:style-name="P22"><text:s/></text:p>
              </text:list-item>
            </text:list>
          </text:deletion>
        </text:changed-region>
        <text:changed-region xml:id="ct126321312" text:id="ct126321312">
          <text:deletion>
            <office:change-info>
              <dc:creator>Mariano Forti</dc:creator>
              <dc:date>2018-06-22T13:03:32</dc:date>
            </office:change-info>
            <text:list xml:id="list135820963165321" text:continue-numbering="true" text:style-name="WWNum1">
              <text:list-item>
                <text:p text:style-name="P23"/>
              </text:list-item>
              <text:list-item>
                <text:p text:style-name="P22"/>
              </text:list-item>
            </text:list>
          </text:deletion>
        </text:changed-region>
        <text:changed-region xml:id="ct140956688" text:id="ct140956688">
          <text:insertion>
            <office:change-info>
              <dc:creator>Mariano Forti</dc:creator>
              <dc:date>2018-06-22T13:03:33</dc:date>
            </office:change-info>
          </text:insertion>
        </text:changed-region>
        <text:changed-region xml:id="ct152351584" text:id="ct152351584">
          <text:insertion>
            <office:change-info>
              <dc:creator>Mariano Forti</dc:creator>
              <dc:date>2018-06-22T13:03:41</dc:date>
            </office:change-info>
          </text:insertion>
        </text:changed-region>
        <text:changed-region xml:id="ct227276112" text:id="ct227276112">
          <text:deletion>
            <office:change-info>
              <dc:creator>Mariano Forti</dc:creator>
              <dc:date>2018-06-22T13:03:40</dc:date>
            </office:change-info>
            <text:list xml:id="list135821236689851" text:continue-numbering="true" text:style-name="WWNum1">
              <text:list-item>
                <text:p text:style-name="P24"><text:span text:style-name="T5"/></text:p>
              </text:list-item>
              <text:list-item>
                <text:p text:style-name="P24"><text:span text:style-name="T5"/></text:p>
              </text:list-item>
            </text:list>
          </text:deletion>
        </text:changed-region>
        <text:changed-region xml:id="ct225309232" text:id="ct225309232">
          <text:deletion>
            <office:change-info>
              <dc:creator>Mariano Forti</dc:creator>
              <dc:date>2018-06-22T13:02:15</dc:date>
            </office:change-info>
            <text:list xml:id="list135822069832811" text:continue-numbering="true" text:style-name="WWNum1">
              <text:list-item>
                <text:p text:style-name="P24"><text:span text:style-name="T5"/></text:p>
              </text:list-item>
              <text:list-item>
                <text:p text:style-name="P24"><text:span text:style-name="T5"/></text:p>
              </text:list-item>
            </text:list>
          </text:deletion>
        </text:changed-region>
        <text:changed-region xml:id="ct144367488" text:id="ct144367488">
          <text:deletion>
            <office:change-info>
              <dc:creator>Mariano Forti</dc:creator>
              <dc:date>2018-06-22T13:22:03</dc:date>
            </office:change-info>
            <text:h text:style-name="Heading_20_1" text:outline-level="1">13. </text:h>
          </text:deletion>
        </text:changed-region>
        <text:changed-region xml:id="ct140576336" text:id="ct140576336">
          <text:insertion>
            <office:change-info>
              <dc:creator>Mariano Forti</dc:creator>
              <dc:date>2018-06-22T13:07:17</dc:date>
            </office:change-info>
          </text:insertion>
        </text:changed-region>
        <text:changed-region xml:id="ct221153824" text:id="ct221153824">
          <text:deletion>
            <office:change-info>
              <dc:creator>Mariano Forti</dc:creator>
              <dc:date>2018-06-22T13:07:17</dc:date>
            </office:change-info>
            <text:list xml:id="list135821434519330" text:continue-list="list135822069832811" text:style-name="WWNum1">
              <text:list-item text:start-value="1">
                <text:p text:style-name="P25"/>
              </text:list-item>
              <text:list-item>
                <text:p text:style-name="P25"/>
              </text:list-item>
            </text:list>
          </text:deletion>
        </text:changed-region>
        <text:changed-region xml:id="ct132367008" text:id="ct132367008">
          <text:insertion>
            <office:change-info>
              <dc:creator>Mariano Forti</dc:creator>
              <dc:date>2018-06-21T17:19:31</dc:date>
            </office:change-info>
          </text:insertion>
        </text:changed-region>
        <text:changed-region xml:id="ct131517760" text:id="ct131517760">
          <text:insertion>
            <office:change-info>
              <dc:creator>Mariano Forti</dc:creator>
              <dc:date>2018-06-21T17:23:07</dc:date>
            </office:change-info>
          </text:insertion>
        </text:changed-region>
        <text:changed-region xml:id="ct150102432" text:id="ct150102432">
          <text:insertion>
            <office:change-info>
              <dc:creator>Mariano Forti</dc:creator>
              <dc:date>2018-06-21T17:24:06</dc:date>
            </office:change-info>
          </text:insertion>
        </text:changed-region>
        <text:changed-region xml:id="ct146688000" text:id="ct146688000">
          <text:insertion>
            <office:change-info>
              <dc:creator>Mariano Forti</dc:creator>
              <dc:date>2018-06-22T13:52:44</dc:date>
            </office:change-info>
          </text:insertion>
        </text:changed-region>
        <text:changed-region xml:id="ct225574384" text:id="ct225574384">
          <text:deletion>
            <office:change-info>
              <dc:creator>Mariano Forti</dc:creator>
              <dc:date>2018-06-22T13:52:40</dc:date>
            </office:change-info>
            <text:list xml:id="list135822803745095" text:continue-numbering="true" text:style-name="WWNum1">
              <text:list-header>
                <text:p text:style-name="P26"><text:span text:style-name="T24"/></text:p>
              </text:list-header>
              <text:list-item>
                <text:p text:style-name="P26"><text:span text:style-name="T25"/></text:p>
              </text:list-item>
            </text:list>
          </text:deletion>
        </text:changed-region>
        <text:changed-region xml:id="ct127750352" text:id="ct127750352">
          <text:deletion>
            <office:change-info>
              <dc:creator>Mariano Forti</dc:creator>
              <dc:date>2018-06-21T17:26:52</dc:date>
            </office:change-info>
            <text:p text:style-name="Subtitle"><text:span text:style-name="T25">Se presentará además en la UNSAM oportunamente un proyecto que continúe el actual: “Control microestructural de interfases metal - óxido en materiales de uso nuclear”, PAI2015 – UNSAM - C074. Titular: Paula R. Alonso. Co-Titular: Gerardo H. Rubiolo. Investigadores: Mariano D. Forti, Pedro A. Ferreirós, Laura Kniznik, Pablo H. Gargano. Fecha de vigencia: 2015 – 2016.</text:span></text:p>
          </text:deletion>
        </text:changed-region>
        <text:changed-region xml:id="ct126077984" text:id="ct126077984">
          <text:deletion>
            <office:change-info>
              <dc:creator>Mariano Forti</dc:creator>
              <dc:date>2018-06-22T13:52:47</dc:date>
            </office:change-info>
            <text:p text:style-name="Subtitle"><text:span text:style-name="T25"><office:annotation><dc:creator>Mariano Forti</dc:creator><dc:date>2018-06-18T11:55:39</dc:date><loext:sender-initials>MF</loext:sender-initials><text:p><text:span text:style-name="T67">Ver de poner el proyecto unsam nuevo. </text:span></text:p></office:annotation></text:span></text:p>
          </text:deletion>
        </text:changed-region>
        <text:changed-region xml:id="ct135006848" text:id="ct135006848">
          <text:deletion>
            <office:change-info>
              <dc:creator>Mariano Forti</dc:creator>
              <dc:date>2018-06-22T13:27:36</dc:date>
            </office:change-info>
            <text:list xml:id="list135822056886262" text:continue-numbering="true" text:style-name="WWNum1">
              <text:list-item>
                <text:p text:style-name="P26"><text:span text:style-name="T24"/></text:p>
              </text:list-item>
              <text:list-item>
                <text:p text:style-name="P26"><text:span text:style-name="T24"/></text:p>
              </text:list-item>
            </text:list>
          </text:deletion>
        </text:changed-region>
        <text:changed-region xml:id="ct131199616" text:id="ct131199616">
          <text:deletion>
            <office:change-info>
              <dc:creator>Mariano Forti</dc:creator>
              <dc:date>2018-06-22T13:52:48</dc:date>
            </office:change-info>
            <text:list xml:id="list135821505252739" text:continue-numbering="true" text:style-name="WWNum1">
              <text:list-item>
                <text:p text:style-name="P26"><text:span text:style-name="T24"/></text:p>
              </text:list-item>
              <text:list-item>
                <text:p text:style-name="P26"><text:span text:style-name="T26"/></text:p>
              </text:list-item>
            </text:list>
          </text:deletion>
        </text:changed-region>
        <text:changed-region xml:id="ct127545616" text:id="ct127545616">
          <text:deletion>
            <office:change-info>
              <dc:creator>Mariano Forti</dc:creator>
              <dc:date>2018-06-21T17:15:58</dc:date>
            </office:change-info>
            <text:p text:style-name="Subtitle"><text:span text:style-name="T26">14. </text:span><text:span text:style-name="T16">Bibliografía</text:span><text:span text:style-name="T26"> general</text:span></text:p>
          </text:deletion>
        </text:changed-region>
        <text:changed-region xml:id="ct128928320" text:id="ct128928320">
          <text:insertion>
            <office:change-info>
              <dc:creator>Mariano Forti</dc:creator>
              <dc:date>2018-06-21T17:28:41</dc:date>
            </office:change-info>
          </text:insertion>
        </text:changed-region>
        <text:changed-region xml:id="ct119752656" text:id="ct119752656">
          <text:insertion>
            <office:change-info>
              <dc:creator>Mariano Forti</dc:creator>
              <dc:date>2018-06-22T13:35:19</dc:date>
            </office:change-info>
          </text:insertion>
        </text:changed-region>
        <text:changed-region xml:id="ct133337200" text:id="ct133337200">
          <text:deletion>
            <office:change-info>
              <dc:creator>Mariano Forti</dc:creator>
              <dc:date>2018-06-22T13:27:38</dc:date>
            </office:change-info>
            <text:p text:style-name="Endnote"/>
            <text:p text:style-name="Endnote"/>
          </text:deletion>
        </text:changed-region>
        <text:changed-region xml:id="ct120047600" text:id="ct120047600">
          <text:insertion>
            <office:change-info>
              <dc:creator>Mariano Forti</dc:creator>
              <dc:date>2018-06-22T13:35:1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47">Maestría en Ciencia y Tecnología de Materiales UNSAM / CNEA</text:p>
        <text:p text:style-name="Heading"><text:span text:style-name="T63">Plan de Maestr</text:span>ía 201<text:change-start text:change-id="ct158671856"/>9<text:change-end text:change-id="ct158671856"/><text:change text:change-id="ct122930800"/><text:change text:change-id="ct117737952"/></text:p>
        <text:h text:style-name="Heading_20_1" text:outline-level="1"><text:change text:change-id="ct135208032"/>Título de la Tesis </text:h>
        <text:p text:style-name="Text_20_body"><text:bookmark-start text:name="__DdeLink__1389_666165542"/>Modelización Atom<text:bookmark-start text:name="OLE_LINK3"/><text:bookmark-start text:name="OLE_LINK4"/><text:bookmark-start text:name="OLE_LINK5"/>í<text:bookmark-end text:name="OLE_LINK3"/><text:bookmark-end text:name="OLE_LINK4"/><text:bookmark-end text:name="OLE_LINK5"/>stica de la tenacidad de interfaces Zr / ZrO2<text:bookmark-end text:name="__DdeLink__1389_666165542"/><text:change text:change-id="ct128716160"/></text:p>
        <text:h text:style-name="Heading_20_1" text:outline-level="1"><text:change text:change-id="ct131815728"/>Lugar en donde se realizará </text:h>
        <text:p text:style-name="Text_20_body">División Aleaciones Especiales, Gerencia Materiales, Gerencia de Área Energía Nuclear<text:change text:change-id="ct121490480"/></text:p>
        <text:h text:style-name="Heading_20_1" text:outline-level="1"><text:change text:change-id="ct146714704"/><text:change text:change-id="ct123154816"/><text:change text:change-id="ct135601568"/>Directores</text:h>
        <text:h text:style-name="Heading_20_3" text:outline-level="3"><text:change-start text:change-id="ct116393392"/>Mariano Daniel Forti<text:change-end text:change-id="ct116393392"/></text:h>
        <text:p text:style-name="Text_20_body">Doctor en Ciencia y Tecnología, <text:change text:change-id="ct139387808"/><text:change-start text:change-id="ct146766272"/>Mención<text:change-end text:change-id="ct146766272"/> Materiales, Instituto Sabato UNSAM-CNEA.<text:change-start text:change-id="ct227809568"/> Investigador CNEA / Docente UNSAM. </text:p>
        <text:p text:style-name="Text_20_body"><text:s/><text:change-end text:change-id="ct227809568"/>mforti@cnea.gov.ar<text:change-start text:change-id="ct116852448"/>, <text:change-end text:change-id="ct116852448"/></text:p>
        <text:p text:style-name="Text_20_body">Interno CAC 7832<text:change text:change-id="ct204071488"/><text:change text:change-id="ct228957392"/></text:p>
        <text:h text:style-name="Heading_20_3" text:outline-level="3"><text:change-start text:change-id="ct139386672"/>Laura Kniznik<text:change-end text:change-id="ct139386672"/></text:h>
        <text:p text:style-name="Text_20_body">Doctora UBA, área Ciencias Físicas <text:change-start text:change-id="ct154091984"/><text:span text:style-name="T2">, <text:s/>Investigadora CNEA / Docente UNSAM <text:s/>y UBA.</text:span><text:change-end text:change-id="ct154091984"/><text:change text:change-id="ct143482656"/><text:change-start text:change-id="ct125559616"/><text:span text:style-name="T2"> </text:span><text:change-end text:change-id="ct125559616"/>kniznik@cnea.gov.ar<text:change-start text:change-id="ct124327696"/>, <text:change-end text:change-id="ct124327696"/></text:p>
        <text:p text:style-name="Text_20_body">Interno CAC 7832<text:change text:change-id="ct117038720"/><text:change text:change-id="ct117636800"/><text:change text:change-id="ct127717312"/></text:p>
        <text:h text:style-name="Heading_20_1" text:outline-level="1"><text:change text:change-id="ct134528928"/>Confidencialidad<text:change text:change-id="ct144341472"/></text:h>
        <text:p text:style-name="Text_20_body"><text:change-start text:change-id="ct125691792"/>La realización de este trabajo no implica un acuerdo de confidencialidad.<text:change-end text:change-id="ct125691792"/><text:change text:change-id="ct133459840"/><text:change text:change-id="ct134397584"/></text:p>
        <text:h text:style-name="Heading_20_1" text:outline-level="1"><text:change text:change-id="ct154258800"/>Introducción </text:h>
        <text:p text:style-name="Text_20_body">El uso de los reactores nucleares como fuente de energía se ha extendido y consolidado en la segunda mitad del siglo XX y en los inicios de este siglo XXI. La continuidad de este recurso depende en gran medida de que las plantas nucleares sean cada vez más seguras y confiables, lo cual implica un mejoramiento de todos los aspectos relacionados con su operación. <text:bookmark-start text:name="OLE_LINK2"/><text:bookmark-start text:name="OLE_LINK1"/>Entre ellos se cuenta la integridad de los elementos estructurales, que depende fuertemente de la estabilidad mecánica de los óxidos protectores. En las centrales CNA-I y CNA-II el Zircaloy-4 (aleaci<text:bookmark-start text:name="OLE_LINK11"/><text:bookmark-start text:name="OLE_LINK10"/>ó<text:bookmark-end text:name="OLE_LINK11"/><text:bookmark-end text:name="OLE_LINK10"/>n base Zr con adiciones de Sn, Fe and Cr) se utiliza en los <text:soft-page-break/>canales refrigerantes. Sin embargo, esta aleación presenta problemas de corrosión que, por ejemplo, motivaron el reemplazo de los canales refrigerantes de CNA-I en 1988.<text:bookmark-end text:name="OLE_LINK2"/><text:bookmark-end text:name="OLE_LINK1"/></text:p>
        <text:p text:style-name="Text_20_body">La capa de óxido que se forma sobre la superficie metálica se comporta como una protección contra la absorción de hidrógeno y la degradación. Si la capa de óxido se rompe por la formación de fisuras, la pel<text:bookmark-start text:name="OLE_LINK7"/><text:bookmark-start text:name="OLE_LINK6"/>í<text:bookmark-end text:name="OLE_LINK7"/><text:bookmark-end text:name="OLE_LINK6"/>cula de óxido cercana a la superficie se enriquece en hidrógeno favoreciendo la difusión hacia el metal en detrimento de su resistencia mecánica. La formación de fisuras puede ocurrir debido a la transformación del óxido tetragonal a monoclínico dado que dicha transformación involucra cambios de volumen que pueden inducir tensiones internas. El objetivo de minimizar los efectos de dicha transformación requiere el control de la textura y de la composición de la superficie metálica. Una estrategia para evaluar la resistencia de la interfaz metal/óxido, consiste en el cálculo del trabajo de separación de dicha interfaz.</text:p>
        <text:p text:style-name="Text_20_body">El desprendimiento es función del espesor de la capa de óxido, pero el modo de falla de la capa de óxido depende del espesor de la misma y del estado de tensiones del sistema metal-óxido por lo que el conocimiento de las propiedades de la interfaz es de vital importancia. Debe conocerse la tenacidad de la interfaz Zr/ZrO2 (tetragonal) y el tamaño crítico del defecto desde donde comenzará la fisura. Existen pocos datos fiables experimentales de la tenacidad de la interfaz metal/óxido. La alternativa que utilizamos se basa en un cálculo teórico a escala atomística, la Teoría de la Funcional Densidad (DFT). La investigación teórica de esta interfaz podría dar condiciones de preferencia de diseño de la superficie metálica para disminuir la probabilidad de falla.</text:p>
        <text:h text:style-name="Heading_20_1" text:outline-level="1"><text:change text:change-id="ct158554576"/>Objetivos del Trabajo</text:h>
        <text:p text:style-name="P2"><text:change-start text:change-id="ct151533072"/><text:span text:style-name="T4">EL objetivo principal del trabajo es </text:span><text:change-end text:change-id="ct151533072"/><text:change text:change-id="ct140803824"/><text:change-start text:change-id="ct154128384"/><text:span text:style-name="T4">c</text:span><text:change-end text:change-id="ct154128384"/><text:span text:style-name="T4">alcular</text:span><text:change-start text:change-id="ct204669184"/><text:span text:style-name="T4">,</text:span><text:change-end text:change-id="ct204669184"/><text:span text:style-name="T4"> dentro del marco de la Teoría de la Funcional Densidad la tenacidad de </text:span><text:span text:style-name="T5">la interfaz Zr / ZrO</text:span><text:span text:style-name="T58">2</text:span><text:span text:style-name="T4">, con los siguientes pasos:</text:span></text:p>
        <text:h text:style-name="Heading_20_2" text:outline-level="2"><text:change-start text:change-id="ct118159248"/><text:s/><text:change-end text:change-id="ct118159248"/><text:change-start text:change-id="ct124248368"/><office:annotation office:name="__Annotation__5065_1728453310"><dc:creator>Mariano Forti</dc:creator><dc:date>2018-06-18T11:51:58</dc:date><loext:sender-initials>MF</loext:sender-initials><text:p><text:span text:style-name="T67">Calcular superficie ZrO2, solamente. La superficie de Zr ya está calculada. </text:span></text:p><text:p><text:span text:style-name="T67">Sin embargo, de todo esto no hay nada publicado aún, asi que supongo que se puede dejar asi. </text:span></text:p></office:annotation>Cálculo de las energías totales de los bloques de Zr y de ZrO2.<text:change-end text:change-id="ct124248368"/><office:annotation-end office:name="__Annotation__5065_1728453310"/></text:h>
        <text:p text:style-name="P3"><text:change-start text:change-id="ct138790464"/>El estudio de las superficies <text:change-end text:change-id="ct138790464"/><text:change-start text:change-id="ct203201872"/>es <text:change-end text:change-id="ct203201872"/><text:change-start text:change-id="ct145863424"/>necesario para<text:change-end text:change-id="ct145863424"/><text:change text:change-id="ct128739488"/><text:change-start text:change-id="ct139437184"/>la construcción del modelo de interfaz.<text:change-end text:change-id="ct139437184"/><text:change-start text:change-id="ct137284912"/></text:p>
        <text:h text:style-name="Heading_20_2" text:outline-level="2"><text:change-end text:change-id="ct137284912"/><text:change text:change-id="ct219879296"/><text:change text:change-id="ct227837264"/><text:change-start text:change-id="ct140171248"/><text:s/><text:change-end text:change-id="ct140171248"/><text:change-start text:change-id="ct132174976"/>Cálculo de la energía de la interfaz.<text:change-end text:change-id="ct132174976"/></text:h>
        <text:p text:style-name="P3"><text:change text:change-id="ct116270800"/>Se analizarán composición y orientaciones de las superficies para elegir la configuración más probable.<text:change-start text:change-id="ct125736944"/></text:p>
        <text:h text:style-name="Heading_20_2" text:outline-level="2"><text:change-end text:change-id="ct125736944"/><text:change text:change-id="ct135806304"/><text:change text:change-id="ct117014384"/><text:change text:change-id="ct198966512"/><text:change-start text:change-id="ct145946896"/><text:span text:style-name="T4"><text:s/></text:span><text:change-end text:change-id="ct145946896"/><text:change-start text:change-id="ct134978784"/>Resistencia de la interfaz.</text:h>
        <text:p text:style-name="Text_20_body"><text:s/>Se analizará la respuesta el sistema ante solicitaciones de tracción<text:change-end text:change-id="ct134978784"/><text:change-start text:change-id="ct132609424"/> para <text:change-end text:change-id="ct132609424"/><text:change-start text:change-id="ct137283824"/>obtner el trabajo de separación. <text:change-end text:change-id="ct137283824"/><office:annotation office:name="__Annotation__5089_1728453310"><dc:creator>Mariano Forti</dc:creator><dc:date>2018-06-18T11:52:40</dc:date><loext:sender-initials>MF</loext:sender-initials><text:p><text:span text:style-name="T67">A esto no se va a llegar. </text:span></text:p></office:annotation>La tenacidad de la interfaz <text:span text:style-name="T63">metal/óxido se obtendrá integrando la relación tracción-separación del óxido respecto del metal</text:span><text:change text:change-id="ct144239600"/><office:annotation-end office:name="__Annotation__5089_1728453310"/><text:change text:change-id="ct203028304"/></text:p>
        <text:h text:style-name="Heading_20_1" text:outline-level="1"><text:change text:change-id="ct149457040"/><text:change-start text:change-id="ct227080704"/><text:soft-page-break/><text:span text:style-name="T66">D</text:span><text:change-end text:change-id="ct227080704"/>escripción sucinta de los conocimientos y habilidades que el/la maestrando/a adquirirá durante este trabajo<text:change-start text:change-id="ct144785728"/></text:h>
        <text:h text:style-name="Heading_20_2" text:outline-level="2"><text:change-end text:change-id="ct144785728"/><text:change text:change-id="ct56838864"/><text:change-start text:change-id="ct124402288"/><text:s/><text:change-end text:change-id="ct124402288"/><text:change-start text:change-id="ct151959760"/>Revisión Bibliográfica<text:change-end text:change-id="ct151959760"/></text:h>
        <text:p text:style-name="Text_20_body">La revisión bibliográfica será un trabajo constante a lo largo de los 13 meses, a través de la cual se entrenará en métodos de análisis y búsqueda de información.</text:p>
        <text:h text:style-name="Heading_20_2" text:outline-level="2"><text:change-start text:change-id="ct132862128"/><text:s/><text:change-end text:change-id="ct132862128"/><text:change-start text:change-id="ct129244032"/>Cálculos DFT<text:change-end text:change-id="ct129244032"/></text:h>
        <text:p text:style-name="Text_20_body">Adquirirá experiencia en la aplicación de técnicas de cálculo computacional basados en la Teoría de la Funcional Densidad<text:change-start text:change-id="ct145668736"/> (DFT)<text:change-end text:change-id="ct145668736"/>.<text:change-start text:change-id="ct134465632"/> Al mism<text:change-end text:change-id="ct134465632"/><text:change-start text:change-id="ct221899312"/>o tiempo aprenderá las relaciones entre los parámetros involucrados en los modelos y <text:change-end text:change-id="ct221899312"/><text:change-start text:change-id="ct116068656"/>las cantidades observables experimentalmente.<text:change-end text:change-id="ct116068656"/></text:p>
        <text:p text:style-name="P3">Esta experiencia implica el diseño de la estrategia de cálculo, la determinación de los parámetros específicos de acuerdo a su significado teórico y el análisis constante de los resultados. La toma de decisiones durante el desarrollo de la tesis surgirá tanto del análisis de las mediciones como de la comparación crítica de los valores propios con los de la literatura.<text:change-start text:change-id="ct129210576"/></text:p>
        <text:h text:style-name="Heading_20_2" text:outline-level="2"><text:change-end text:change-id="ct129210576"/><text:change text:change-id="ct128432368"/><text:change-start text:change-id="ct128059152"/><text:s/><text:change-end text:change-id="ct128059152"/><text:change-start text:change-id="ct155447600"/>Conocimiento del sistema interfacial Zr/ZrO2<text:change-end text:change-id="ct155447600"/></text:h>
        <text:p text:style-name="Text_20_body">Habrá ganado conocimiento específico sobre los temas del proyecto, microestructura y tenacidad de la interfaz metal / óxido metálico. </text:p>
        <text:h text:style-name="Heading_20_2" text:outline-level="2"><text:change-start text:change-id="ct116453328"/><text:s/><text:change-end text:change-id="ct116453328"/><text:change-start text:change-id="ct141803936"/>Desarrollo profesional<text:change-end text:change-id="ct141803936"/></text:h>
        <text:p text:style-name="P3">Se habrá desempeñado profesionalmente en un grupo de trabajo, con la oportunidad de participar de discusiones y de fortalecer su sentido crítico y su capacidad colaborativa.<text:change-start text:change-id="ct133876192"/></text:p>
        <text:h text:style-name="Heading_20_2" text:outline-level="2"><text:change-end text:change-id="ct133876192"/><text:change text:change-id="ct118409488"/><text:change-start text:change-id="ct225752224"/><text:s/><text:change-end text:change-id="ct225752224"/><text:change-start text:change-id="ct134960512"/>Habilidades de comunicación<text:change-end text:change-id="ct134960512"/></text:h>
        <text:p text:style-name="Text_20_body">Finalmente, se pondrá énfasis en la habilidad de comunicación de los resultados, tanto en la identificación de los datos relevantes como en la redacción de los informes. <text:change text:change-id="ct146640128"/></text:p>
        <text:h text:style-name="P4" text:outline-level="1"><text:change text:change-id="ct128926272"/><text:soft-page-break/>Trabajos a realizar<text:change-start text:change-id="ct219274480"/></text:h>
        <text:h text:style-name="Heading_20_2" text:outline-level="2"><text:change-end text:change-id="ct219274480"/><text:change text:change-id="ct127761952"/><text:change text:change-id="ct152166560"/><text:change text:change-id="ct201137360"/><text:change text:change-id="ct223335792"/><text:change text:change-id="ct141096688"/><text:change text:change-id="ct141033568"/><text:change text:change-id="ct57066544"/><text:change text:change-id="ct128178080"/><text:change text:change-id="ct154783536"/><text:change text:change-id="ct143510672"/><text:change text:change-id="ct139891088"/><text:change text:change-id="ct144527392"/><text:change-start text:change-id="ct145818624"/><text:s/>Revisión Bibliográfica. </text:h>
        <text:p text:style-name="Text_20_body">De esta revisión deben decidirse la relación de orientaciones más probable entre los constituyentes de la interfaz. Por otro lado debe hacerse un recuento de las áreas de incidencia tecnológica del problema. También se deberá hacer una búsqueda constante durante todo el periodo sobre nuevos datos experimentales de adhesión en el sistema de interés</text:p>
        <text:h text:style-name="Heading_20_2" text:outline-level="2"><text:s/>Construcción del modelo atomístico de la interfaz.<text:change-end text:change-id="ct145818624"/></text:h>
        <text:p text:style-name="Text_20_body"><text:change-start text:change-id="ct133396000"/>A partir de las relaciones de orientaciones obtenida de la revisión<text:change-end text:change-id="ct133396000"/><text:change-start text:change-id="ct126686016"/> bibliográfica, se construirán los modelos de interfaz para las posibles configuraciones de apilamiento a nivel atomístico, entre las posibilida<text:change-end text:change-id="ct126686016"/><text:change-start text:change-id="ct142147616"/>des que no se puedan discernir experimentalmente. Se construirán los bloques superficiales en función de estos datos haciendo un estudio de convergencia de las <text:change-end text:change-id="ct142147616"/><text:change-start text:change-id="ct204072256"/>propiedades superficiales en función del número de capas atómicas y los parámetros de cálculo. Con los bloques superficiales se armará por apilamiento los modelos <text:change-end text:change-id="ct204072256"/><text:change-start text:change-id="ct135032304"/>de interfaz. Utilizando los resultados de los cálculos de energía en función de <text:change-end text:change-id="ct135032304"/><text:change-start text:change-id="ct225334368"/>la separación interfacial para las distintas configuraciones<text:reference-mark-start text:name="ADDIN CSL_CITATION {&quot;mendeley&quot;: {&quot;formattedCitation&quot;: &quot;[1]&quot;, &quot;plainTextFormattedCitation&quot;: &quot;[1]&quot;}, &quot;schema&quot;: &quot;https://github.com/citation-style-language/schema/raw/master/csl-citation.json&quot;, &quot;properties&quot;: {&quot;noteIndex&quot;: 0}, &quot;citationItems&quot;: [{&quot;id&quot;: &quot;ITEM-1&quot;, &quot;itemData&quot;: {&quot;issue&quot;: &quot;1&quot;, &quot;abstract&quot;: &quot;Wedescribe a first-principles-based strategytopredictthe macroscopic toughness of a c-Ni(Al)/a-Al2O3 interface. Density functional theory calculations are used to ascertain energy changesupon displacing the twomaterials adjacent to the interface, with relaxation conducted over all atoms lo- cated within adjoining rows. Traction/displacement curves areobtained from derivatives of the energy. Calculations areperformed in mode I (opening), mode II (shear) and at a phase angle of 458. The shear calculations are conducted for displacements along &lt;110&gt; and &lt;112&gt;of the Nilattice. A generalized interfacepotentialfunction isused to character- ize the results. Initialfitting to both the shear and normal stress results isrequired to calibrate the unknowns. There- after,consistency is established byusing the potential topre- dict othertraction quantities. The potentialis incorporated as a traction/displacement function within acohesive zone model and used topredictthe steady-state toughness of the interface. Forthis purpose, the plasticity of the Ni alloy must beknown, including the plasticity length scale. Measure- ments obtained for a c-Ni superalloy are used and the tough- ness predicted overthe full range of mode mixity. Additional results for a range of alloys are used todemonstrate the influ- ences of yield strength and length scale.&quot;, &quot;id&quot;: &quot;ITEM-1&quot;, &quot;volume&quot;: &quot;101&quot;, &quot;title&quot;: &quot;First principles based predictions of the toughness of a metal/oxide interface&quot;, &quot;container-title&quot;: &quot;International Journal of Materials Research (formerly Zeitschrift fuer Metallkunde)&quot;, &quot;issued&quot;: {&quot;date-parts&quot;: [[&quot;2010&quot;]]}, &quot;page&quot;: &quot;8-15&quot;, &quot;ISBN&quot;: &quot;1862-5282&quot;, &quot;DOI&quot;: &quot;10.3139/146.110254&quot;, &quot;author&quot;: [{&quot;non-dropping-particle&quot;: &quot;&quot;, &quot;dropping-particle&quot;: &quot;&quot;, &quot;family&quot;: &quot;Jiang&quot;, &quot;parse-names&quot;: false, &quot;suffix&quot;: &quot;&quot;, &quot;given&quot;: &quot;Yong&quot;}, {&quot;non-dropping-particle&quot;: &quot;&quot;, &quot;dropping-particle&quot;: &quot;&quot;, &quot;family&quot;: &quot;Wei&quot;, &quot;parse-names&quot;: false, &quot;suffix&quot;: &quot;&quot;, &quot;given&quot;: &quot;Yueguang&quot;}, {&quot;non-dropping-particle&quot;: &quot;&quot;, &quot;dropping-particle&quot;: &quot;&quot;, &quot;family&quot;: &quot;Smith&quot;, &quot;parse-names&quot;: false, &quot;suffix&quot;: &quot;&quot;, &quot;given&quot;: &quot;John R.&quot;}, {&quot;non-dropping-particle&quot;: &quot;&quot;, &quot;dropping-particle&quot;: &quot;&quot;, &quot;family&quot;: &quot;Hutchinson&quot;, &quot;parse-names&quot;: false, &quot;suffix&quot;: &quot;&quot;, &quot;given&quot;: &quot;John W.&quot;}, {&quot;non-dropping-particle&quot;: &quot;&quot;, &quot;dropping-particle&quot;: &quot;&quot;, &quot;family&quot;: &quot;Evans&quot;, &quot;parse-names&quot;: false, &quot;suffix&quot;: &quot;&quot;, &quot;given&quot;: &quot;Anthony G.&quot;}], &quot;ISSN&quot;: &quot;18625282&quot;, &quot;type&quot;: &quot;article-journal&quot;}, &quot;uris&quot;: [&quot;http://www.mendeley.com/documents/?uuid=69f36ad4-0e7e-4be8-ba5c-20ae8a8e6a14&quot;]}]} RNDlMd3xNmank"/><text:span text:style-name="T48">[1]</text:span><text:reference-mark-end text:name="ADDIN CSL_CITATION {&quot;mendeley&quot;: {&quot;formattedCitation&quot;: &quot;[1]&quot;, &quot;plainTextFormattedCitation&quot;: &quot;[1]&quot;}, &quot;schema&quot;: &quot;https://github.com/citation-style-language/schema/raw/master/csl-citation.json&quot;, &quot;properties&quot;: {&quot;noteIndex&quot;: 0}, &quot;citationItems&quot;: [{&quot;id&quot;: &quot;ITEM-1&quot;, &quot;itemData&quot;: {&quot;issue&quot;: &quot;1&quot;, &quot;abstract&quot;: &quot;Wedescribe a first-principles-based strategytopredictthe macroscopic toughness of a c-Ni(Al)/a-Al2O3 interface. Density functional theory calculations are used to ascertain energy changesupon displacing the twomaterials adjacent to the interface, with relaxation conducted over all atoms lo- cated within adjoining rows. Traction/displacement curves areobtained from derivatives of the energy. Calculations areperformed in mode I (opening), mode II (shear) and at a phase angle of 458. The shear calculations are conducted for displacements along &lt;110&gt; and &lt;112&gt;of the Nilattice. A generalized interfacepotentialfunction isused to character- ize the results. Initialfitting to both the shear and normal stress results isrequired to calibrate the unknowns. There- after,consistency is established byusing the potential topre- dict othertraction quantities. The potentialis incorporated as a traction/displacement function within acohesive zone model and used topredictthe steady-state toughness of the interface. Forthis purpose, the plasticity of the Ni alloy must beknown, including the plasticity length scale. Measure- ments obtained for a c-Ni superalloy are used and the tough- ness predicted overthe full range of mode mixity. Additional results for a range of alloys are used todemonstrate the influ- ences of yield strength and length scale.&quot;, &quot;id&quot;: &quot;ITEM-1&quot;, &quot;volume&quot;: &quot;101&quot;, &quot;title&quot;: &quot;First principles based predictions of the toughness of a metal/oxide interface&quot;, &quot;container-title&quot;: &quot;International Journal of Materials Research (formerly Zeitschrift fuer Metallkunde)&quot;, &quot;issued&quot;: {&quot;date-parts&quot;: [[&quot;2010&quot;]]}, &quot;page&quot;: &quot;8-15&quot;, &quot;ISBN&quot;: &quot;1862-5282&quot;, &quot;DOI&quot;: &quot;10.3139/146.110254&quot;, &quot;author&quot;: [{&quot;non-dropping-particle&quot;: &quot;&quot;, &quot;dropping-particle&quot;: &quot;&quot;, &quot;family&quot;: &quot;Jiang&quot;, &quot;parse-names&quot;: false, &quot;suffix&quot;: &quot;&quot;, &quot;given&quot;: &quot;Yong&quot;}, {&quot;non-dropping-particle&quot;: &quot;&quot;, &quot;dropping-particle&quot;: &quot;&quot;, &quot;family&quot;: &quot;Wei&quot;, &quot;parse-names&quot;: false, &quot;suffix&quot;: &quot;&quot;, &quot;given&quot;: &quot;Yueguang&quot;}, {&quot;non-dropping-particle&quot;: &quot;&quot;, &quot;dropping-particle&quot;: &quot;&quot;, &quot;family&quot;: &quot;Smith&quot;, &quot;parse-names&quot;: false, &quot;suffix&quot;: &quot;&quot;, &quot;given&quot;: &quot;John R.&quot;}, {&quot;non-dropping-particle&quot;: &quot;&quot;, &quot;dropping-particle&quot;: &quot;&quot;, &quot;family&quot;: &quot;Hutchinson&quot;, &quot;parse-names&quot;: false, &quot;suffix&quot;: &quot;&quot;, &quot;given&quot;: &quot;John W.&quot;}, {&quot;non-dropping-particle&quot;: &quot;&quot;, &quot;dropping-particle&quot;: &quot;&quot;, &quot;family&quot;: &quot;Evans&quot;, &quot;parse-names&quot;: false, &quot;suffix&quot;: &quot;&quot;, &quot;given&quot;: &quot;Anthony G.&quot;}], &quot;ISSN&quot;: &quot;18625282&quot;, &quot;type&quot;: &quot;article-journal&quot;}, &quot;uris&quot;: [&quot;http://www.mendeley.com/documents/?uuid=69f36ad4-0e7e-4be8-ba5c-20ae8a8e6a14&quot;]}]} RNDlMd3xNmank"/> se decidirá la interfaz más adherida<text:change-end text:change-id="ct225334368"/><text:change-start text:change-id="ct135091776"/>.<text:change-end text:change-id="ct135091776"/></text:p>
        <text:h text:style-name="Heading_20_1" text:outline-level="1"><text:change text:change-id="ct124382528"/>Técnicas experimentales o de cálculo que se usarán </text:h>
        <text:p text:style-name="P6"><text:span text:style-name="T9">Los cálculos serán hechos dentro del marco de la DFT</text:span><text:change-start text:change-id="ct141625744"/><text:reference-mark-start text:name="ADDIN CSL_CITATION {&quot;mendeley&quot;: {&quot;previouslyFormattedCitation&quot;: &quot;[1,2]&quot;, &quot;formattedCitation&quot;: &quot;[2,3]&quot;, &quot;plainTextFormattedCitation&quot;: &quot;[2,3]&quot;}, &quot;schema&quot;: &quot;https://github.com/citation-style-language/schema/raw/master/csl-citation.json&quot;, &quot;properties&quot;: {&quot;noteIndex&quot;: 0}, &quot;citationItems&quot;: [{&quot;id&quot;: &quot;ITEM-1&quot;, &quot;itemData&quot;: {&quot;type&quot;: &quot;article-journal&quot;, &quot;issue&quot;: &quot;3B&quot;, &quot;abstract&quot;: &quot;This paper deals with the ground state of an interacting electron gas in an external potential v(r). It is proved that there exists a universal functional of the density, Fn(r), independent of v(r), such that the expression Ev(r)n(r)dr+Fn(r) has as its minimum value the correct ground-state energy associated with v(r). The functional Fn(r) is then discussed for two situations: (1) n(r)=n0+n(r), n/n01, and (2) n(r)= (r/r0) with arbitrary and r0. In both cases F can be expressed entirely in terms of the correlation energy and linear and higher order electronic polarizabilities of a uniform electron gas. This approach also sheds some light on generalized Thomas-Fermi methods and their limitations. Some new extensions of these methods are presented.&quot;, &quot;page&quot;: &quot;B864\u2013B871&quot;, &quot;id&quot;: &quot;ITEM-1&quot;, &quot;volume&quot;: &quot;136&quot;, &quot;author&quot;: [{&quot;non-dropping-particle&quot;: &quot;&quot;, &quot;dropping-particle&quot;: &quot;&quot;, &quot;family&quot;: &quot;Hohenberg&quot;, &quot;parse-names&quot;: false, &quot;suffix&quot;: &quot;&quot;, &quot;given&quot;: &quot;P.&quot;}, {&quot;non-dropping-particle&quot;: &quot;&quot;, &quot;dropping-particle&quot;: &quot;&quot;, &quot;family&quot;: &quot;Kohn&quot;, &quot;parse-names&quot;: false, &quot;suffix&quot;: &quot;&quot;, &quot;given&quot;: &quot;W.&quot;}], &quot;publisher&quot;: &quot;APS&quot;, &quot;title&quot;: &quot;Inhomogeneous electron gas&quot;, &quot;container-title&quot;: &quot;Phys. Rev&quot;, &quot;issued&quot;: {&quot;date-parts&quot;: [[&quot;1964&quot;]]}}, &quot;uris&quot;: [&quot;http://www.mendeley.com/documents/?uuid=ce838011-5d9e-4e7d-bc0e-d2c97f10a438&quot;]}, {&quot;id&quot;: &quot;ITEM-2&quot;, &quot;itemData&quot;: {&quot;type&quot;: &quot;article-journal&quot;, &quot;issue&quot;: &quot;4A&quot;, &quot;page&quot;: &quot;A1133-A1138&quot;, &quot;ISSN&quot;: &quot;0031-899X&quot;, &quot;id&quot;: &quot;ITEM-2&quot;, &quot;DOI&quot;: &quot;10.1103/PhysRev.140.A1133&quot;, &quot;author&quot;: [{&quot;non-dropping-particle&quot;: &quot;&quot;, &quot;dropping-particle&quot;: &quot;&quot;, &quot;family&quot;: &quot;Kohn&quot;, &quot;parse-names&quot;: false, &quot;suffix&quot;: &quot;&quot;, &quot;given&quot;: &quot;W.&quot;}, {&quot;non-dropping-particle&quot;: &quot;&quot;, &quot;dropping-particle&quot;: &quot;&quot;, &quot;family&quot;: &quot;Sham&quot;, &quot;parse-names&quot;: false, &quot;suffix&quot;: &quot;&quot;, &quot;given&quot;: &quot;L. J.&quot;}], &quot;volume&quot;: &quot;140&quot;, &quot;title&quot;: &quot;Self-Consistent Equations Including Exchange and Correlation Effects&quot;, &quot;container-title&quot;: &quot;Physical Review&quot;, &quot;issued&quot;: {&quot;date-parts&quot;: [[&quot;1965&quot;, &quot;11&quot;]]}}, &quot;uris&quot;: [&quot;http://www.mendeley.com/documents/?uuid=5b1c9358-2923-4f6a-a39b-0ef87a2aea6c&quot;]}]} RNDR2ZrRdNyaG"/><text:span text:style-name="T8">[2,3]</text:span><text:change-end text:change-id="ct141625744"/><text:change-start text:change-id="ct130571136"/><text:reference-mark-end text:name="ADDIN CSL_CITATION {&quot;mendeley&quot;: {&quot;previouslyFormattedCitation&quot;: &quot;[1,2]&quot;, &quot;formattedCitation&quot;: &quot;[2,3]&quot;, &quot;plainTextFormattedCitation&quot;: &quot;[2,3]&quot;}, &quot;schema&quot;: &quot;https://github.com/citation-style-language/schema/raw/master/csl-citation.json&quot;, &quot;properties&quot;: {&quot;noteIndex&quot;: 0}, &quot;citationItems&quot;: [{&quot;id&quot;: &quot;ITEM-1&quot;, &quot;itemData&quot;: {&quot;type&quot;: &quot;article-journal&quot;, &quot;issue&quot;: &quot;3B&quot;, &quot;abstract&quot;: &quot;This paper deals with the ground state of an interacting electron gas in an external potential v(r). It is proved that there exists a universal functional of the density, Fn(r), independent of v(r), such that the expression Ev(r)n(r)dr+Fn(r) has as its minimum value the correct ground-state energy associated with v(r). The functional Fn(r) is then discussed for two situations: (1) n(r)=n0+n(r), n/n01, and (2) n(r)= (r/r0) with arbitrary and r0. In both cases F can be expressed entirely in terms of the correlation energy and linear and higher order electronic polarizabilities of a uniform electron gas. This approach also sheds some light on generalized Thomas-Fermi methods and their limitations. Some new extensions of these methods are presented.&quot;, &quot;page&quot;: &quot;B864\u2013B871&quot;, &quot;id&quot;: &quot;ITEM-1&quot;, &quot;volume&quot;: &quot;136&quot;, &quot;author&quot;: [{&quot;non-dropping-particle&quot;: &quot;&quot;, &quot;dropping-particle&quot;: &quot;&quot;, &quot;family&quot;: &quot;Hohenberg&quot;, &quot;parse-names&quot;: false, &quot;suffix&quot;: &quot;&quot;, &quot;given&quot;: &quot;P.&quot;}, {&quot;non-dropping-particle&quot;: &quot;&quot;, &quot;dropping-particle&quot;: &quot;&quot;, &quot;family&quot;: &quot;Kohn&quot;, &quot;parse-names&quot;: false, &quot;suffix&quot;: &quot;&quot;, &quot;given&quot;: &quot;W.&quot;}], &quot;publisher&quot;: &quot;APS&quot;, &quot;title&quot;: &quot;Inhomogeneous electron gas&quot;, &quot;container-title&quot;: &quot;Phys. Rev&quot;, &quot;issued&quot;: {&quot;date-parts&quot;: [[&quot;1964&quot;]]}}, &quot;uris&quot;: [&quot;http://www.mendeley.com/documents/?uuid=ce838011-5d9e-4e7d-bc0e-d2c97f10a438&quot;]}, {&quot;id&quot;: &quot;ITEM-2&quot;, &quot;itemData&quot;: {&quot;type&quot;: &quot;article-journal&quot;, &quot;issue&quot;: &quot;4A&quot;, &quot;page&quot;: &quot;A1133-A1138&quot;, &quot;ISSN&quot;: &quot;0031-899X&quot;, &quot;id&quot;: &quot;ITEM-2&quot;, &quot;DOI&quot;: &quot;10.1103/PhysRev.140.A1133&quot;, &quot;author&quot;: [{&quot;non-dropping-particle&quot;: &quot;&quot;, &quot;dropping-particle&quot;: &quot;&quot;, &quot;family&quot;: &quot;Kohn&quot;, &quot;parse-names&quot;: false, &quot;suffix&quot;: &quot;&quot;, &quot;given&quot;: &quot;W.&quot;}, {&quot;non-dropping-particle&quot;: &quot;&quot;, &quot;dropping-particle&quot;: &quot;&quot;, &quot;family&quot;: &quot;Sham&quot;, &quot;parse-names&quot;: false, &quot;suffix&quot;: &quot;&quot;, &quot;given&quot;: &quot;L. J.&quot;}], &quot;volume&quot;: &quot;140&quot;, &quot;title&quot;: &quot;Self-Consistent Equations Including Exchange and Correlation Effects&quot;, &quot;container-title&quot;: &quot;Physical Review&quot;, &quot;issued&quot;: {&quot;date-parts&quot;: [[&quot;1965&quot;, &quot;11&quot;]]}}, &quot;uris&quot;: [&quot;http://www.mendeley.com/documents/?uuid=5b1c9358-2923-4f6a-a39b-0ef87a2aea6c&quot;]}]} RNDR2ZrRdNyaG"/><text:span text:style-name="T9"> </text:span><text:change-end text:change-id="ct130571136"/><text:change text:change-id="ct125230224"/><text:change text:change-id="ct151398416"/><text:change text:change-id="ct117505824"/><text:span text:style-name="T9">usando el método Projector Augmented Wave</text:span><text:change-start text:change-id="ct122633728"/><text:span text:style-name="T9"> </text:span><text:reference-mark-start text:name="ADDIN CSL_CITATION {&quot;mendeley&quot;: {&quot;previouslyFormattedCitation&quot;: &quot;[3]&quot;, &quot;formattedCitation&quot;: &quot;[4]&quot;, &quot;plainTextFormattedCitation&quot;: &quot;[4]&quot;}, &quot;schema&quot;: &quot;https://github.com/citation-style-language/schema/raw/master/csl-citation.json&quot;, &quot;properties&quot;: {&quot;noteIndex&quot;: 0}, &quot;citationItems&quot;: [{&quot;id&quot;: &quot;ITEM-1&quot;, &quot;itemData&quot;: {&quot;issue&quot;: &quot;24&quot;, &quot;abstract&quot;: &quot;An approach for electronic structure calculations is described that generalizes both the pseudopotential method and the linear augmented-plane-wave (LAPW) method in a natural way. The method allows high-quality first-principles molecular-dynamics calculations to be performed using the original fictitious Lagrangian approach of Car and Parrinello. Like the LAPW method it can be used to treat first-row and transition-metal elements with affordable effort and provides access to the full wave function. The augmentation procedure is generalized in that partial-wave expansions are not determined by the value and the derivative of the envelope function at some muffin-tin radius, but rather by the overlap with localized projector functions. The pseudopotential approach based on generalized separable pseudopotentials can be regained by a simple approximation.&quot;, &quot;page&quot;: &quot;13063-17979&quot;, &quot;volume&quot;: &quot;50&quot;, &quot;title&quot;: &quot;Projector augmented-wave method&quot;, &quot;container-title&quot;: &quot;Physical Review B&quot;, &quot;issued&quot;: {&quot;date-parts&quot;: [[&quot;1994&quot;, &quot;12&quot;]]}, &quot;id&quot;: &quot;ITEM-1&quot;, &quot;type&quot;: &quot;article-journal&quot;, &quot;note&quot;: &quot;cite when using PAW&quot;, &quot;DOI&quot;: &quot;10.1103/PhysRevB.50.17953&quot;, &quot;author&quot;: [{&quot;non-dropping-particle&quot;: &quot;&quot;, &quot;dropping-particle&quot;: &quot;&quot;, &quot;family&quot;: &quot;Bl\u00f6ch&quot;, &quot;parse-names&quot;: false, &quot;suffix&quot;: &quot;&quot;, &quot;given&quot;: &quot;P. E.&quot;}]}, &quot;uris&quot;: [&quot;http://www.mendeley.com/documents/?uuid=84a886bc-f1b6-45b7-b712-9bcef1ce9b5f&quot;]}]} RNDVCzNaV7wAo"/><text:span text:style-name="T8">[4]</text:span><text:change-end text:change-id="ct122633728"/><text:reference-mark-end text:name="ADDIN CSL_CITATION {&quot;mendeley&quot;: {&quot;previouslyFormattedCitation&quot;: &quot;[3]&quot;, &quot;formattedCitation&quot;: &quot;[4]&quot;, &quot;plainTextFormattedCitation&quot;: &quot;[4]&quot;}, &quot;schema&quot;: &quot;https://github.com/citation-style-language/schema/raw/master/csl-citation.json&quot;, &quot;properties&quot;: {&quot;noteIndex&quot;: 0}, &quot;citationItems&quot;: [{&quot;id&quot;: &quot;ITEM-1&quot;, &quot;itemData&quot;: {&quot;issue&quot;: &quot;24&quot;, &quot;abstract&quot;: &quot;An approach for electronic structure calculations is described that generalizes both the pseudopotential method and the linear augmented-plane-wave (LAPW) method in a natural way. The method allows high-quality first-principles molecular-dynamics calculations to be performed using the original fictitious Lagrangian approach of Car and Parrinello. Like the LAPW method it can be used to treat first-row and transition-metal elements with affordable effort and provides access to the full wave function. The augmentation procedure is generalized in that partial-wave expansions are not determined by the value and the derivative of the envelope function at some muffin-tin radius, but rather by the overlap with localized projector functions. The pseudopotential approach based on generalized separable pseudopotentials can be regained by a simple approximation.&quot;, &quot;page&quot;: &quot;13063-17979&quot;, &quot;volume&quot;: &quot;50&quot;, &quot;title&quot;: &quot;Projector augmented-wave method&quot;, &quot;container-title&quot;: &quot;Physical Review B&quot;, &quot;issued&quot;: {&quot;date-parts&quot;: [[&quot;1994&quot;, &quot;12&quot;]]}, &quot;id&quot;: &quot;ITEM-1&quot;, &quot;type&quot;: &quot;article-journal&quot;, &quot;note&quot;: &quot;cite when using PAW&quot;, &quot;DOI&quot;: &quot;10.1103/PhysRevB.50.17953&quot;, &quot;author&quot;: [{&quot;non-dropping-particle&quot;: &quot;&quot;, &quot;dropping-particle&quot;: &quot;&quot;, &quot;family&quot;: &quot;Bl\u00f6ch&quot;, &quot;parse-names&quot;: false, &quot;suffix&quot;: &quot;&quot;, &quot;given&quot;: &quot;P. E.&quot;}]}, &quot;uris&quot;: [&quot;http://www.mendeley.com/documents/?uuid=84a886bc-f1b6-45b7-b712-9bcef1ce9b5f&quot;]}]} RNDVCzNaV7wAo"/><text:span text:style-name="T9"> </text:span><text:change text:change-id="ct117533568"/><text:span text:style-name="T9"><text:s/>implementado en el código Vienna Ab-initio Simulation Package</text:span><text:change-start text:change-id="ct115079360"/><text:span text:style-name="T9"> </text:span><text:reference-mark-start text:name="ADDIN CSL_CITATION {&quot;mendeley&quot;: {&quot;previouslyFormattedCitation&quot;: &quot;[4]&quot;, &quot;formattedCitation&quot;: &quot;[5]&quot;, &quot;plainTextFormattedCitation&quot;: &quot;[5]&quot;}, &quot;schema&quot;: &quot;https://github.com/citation-style-language/schema/raw/master/csl-citation.json&quot;, &quot;properties&quot;: {&quot;noteIndex&quot;: 0}, &quot;citationItems&quot;: [{&quot;id&quot;: &quot;ITEM-1&quot;, &quot;itemData&quot;: {&quot;issue&quot;: &quot;13&quot;, &quot;abstract&quot;: &quot;During the past decade, computer simulations based on a quantum-mechanical description of the interactions between electrons and between electrons and atomic nuclei have developed an increasingly important impact on solid-state physics and chemistry and on materials science\u2014promoting not only a deeper understanding, but also the possibility to contribute significantly to materials design for future technologies. This development is basedontwoimportant columns: (i) The improved description of electronic many-body effects within density-functional theory (DFT) and the upcoming post- DFTmethods. (ii)Theimplementation of the newfunctionals andmany-body techniques within highly efficient, stable, and versatile computer codes, which allow to exploit the potential of modern computer architectures. In this review, I discuss the implementation of various DFT functionals [local-density approximation (LDA), generalized gradient approximation (GGA), meta-GGA, hybrid functional mixing DFT, and exact (Hartree-Fock) exchange] and post-DFT approaches [DFT + U for strong electronic correlations in narrow bands, many-body perturbation theory (GW) for quasiparticle spectra, dynamical correlation effects via the adiabatic-connection fluctuation-dissipation theorem (AC-FDT)] in the Vienna ab initio simulation package VASP. VASP is a plane-wave all-electron code using the projector-augmented wave method to describe the electron-core interaction. The code uses fast iterative techniques for the diagonalization of the DFT Hamiltonian and allows to perform total-energy calculations and structural optimizations for systems with thousands of atoms and ab initio molecular dynamics simulations for ensembles with a few hundred atoms extending over several tens of ps. Applications in many different areas (structure and phase stability, mechanical and dynamical properties, liquids, glasses and quasicrystals, magnetism and magnetic nanostructures, semiconductors and insulators, surfaces, interfaces and thin films, chemical reactions, and catalysis) are reviewed.&quot;, &quot;id&quot;: &quot;ITEM-1&quot;, &quot;volume&quot;: &quot;29&quot;, &quot;title&quot;: &quot;Ab-initio simulations of materials using VASP: Density-functional theory and beyond&quot;, &quot;container-title&quot;: &quot;Journal of Computational Chemistry&quot;, &quot;issued&quot;: {&quot;date-parts&quot;: [[&quot;2008&quot;]]}, &quot;page&quot;: &quot;2044\u20132078&quot;, &quot;DOI&quot;: &quot;10.1002/jcc&quot;, &quot;author&quot;: [{&quot;non-dropping-particle&quot;: &quot;&quot;, &quot;dropping-particle&quot;: &quot;&quot;, &quot;family&quot;: &quot;Hafner&quot;, &quot;parse-names&quot;: false, &quot;suffix&quot;: &quot;&quot;, &quot;given&quot;: &quot;J.&quot;}], &quot;publisher&quot;: &quot;Wiley Online Library&quot;, &quot;ISSN&quot;: &quot;1096-987X&quot;, &quot;type&quot;: &quot;article-journal&quot;}, &quot;uris&quot;: [&quot;http://www.mendeley.com/documents/?uuid=4ef0ecee-c7a4-4125-b7db-65cb8437e961&quot;]}]} RNDXLY4bVNxn5"/><text:span text:style-name="T8">[5]</text:span><text:change-end text:change-id="ct115079360"/><text:reference-mark-end text:name="ADDIN CSL_CITATION {&quot;mendeley&quot;: {&quot;previouslyFormattedCitation&quot;: &quot;[4]&quot;, &quot;formattedCitation&quot;: &quot;[5]&quot;, &quot;plainTextFormattedCitation&quot;: &quot;[5]&quot;}, &quot;schema&quot;: &quot;https://github.com/citation-style-language/schema/raw/master/csl-citation.json&quot;, &quot;properties&quot;: {&quot;noteIndex&quot;: 0}, &quot;citationItems&quot;: [{&quot;id&quot;: &quot;ITEM-1&quot;, &quot;itemData&quot;: {&quot;issue&quot;: &quot;13&quot;, &quot;abstract&quot;: &quot;During the past decade, computer simulations based on a quantum-mechanical description of the interactions between electrons and between electrons and atomic nuclei have developed an increasingly important impact on solid-state physics and chemistry and on materials science\u2014promoting not only a deeper understanding, but also the possibility to contribute significantly to materials design for future technologies. This development is basedontwoimportant columns: (i) The improved description of electronic many-body effects within density-functional theory (DFT) and the upcoming post- DFTmethods. (ii)Theimplementation of the newfunctionals andmany-body techniques within highly efficient, stable, and versatile computer codes, which allow to exploit the potential of modern computer architectures. In this review, I discuss the implementation of various DFT functionals [local-density approximation (LDA), generalized gradient approximation (GGA), meta-GGA, hybrid functional mixing DFT, and exact (Hartree-Fock) exchange] and post-DFT approaches [DFT + U for strong electronic correlations in narrow bands, many-body perturbation theory (GW) for quasiparticle spectra, dynamical correlation effects via the adiabatic-connection fluctuation-dissipation theorem (AC-FDT)] in the Vienna ab initio simulation package VASP. VASP is a plane-wave all-electron code using the projector-augmented wave method to describe the electron-core interaction. The code uses fast iterative techniques for the diagonalization of the DFT Hamiltonian and allows to perform total-energy calculations and structural optimizations for systems with thousands of atoms and ab initio molecular dynamics simulations for ensembles with a few hundred atoms extending over several tens of ps. Applications in many different areas (structure and phase stability, mechanical and dynamical properties, liquids, glasses and quasicrystals, magnetism and magnetic nanostructures, semiconductors and insulators, surfaces, interfaces and thin films, chemical reactions, and catalysis) are reviewed.&quot;, &quot;id&quot;: &quot;ITEM-1&quot;, &quot;volume&quot;: &quot;29&quot;, &quot;title&quot;: &quot;Ab-initio simulations of materials using VASP: Density-functional theory and beyond&quot;, &quot;container-title&quot;: &quot;Journal of Computational Chemistry&quot;, &quot;issued&quot;: {&quot;date-parts&quot;: [[&quot;2008&quot;]]}, &quot;page&quot;: &quot;2044\u20132078&quot;, &quot;DOI&quot;: &quot;10.1002/jcc&quot;, &quot;author&quot;: [{&quot;non-dropping-particle&quot;: &quot;&quot;, &quot;dropping-particle&quot;: &quot;&quot;, &quot;family&quot;: &quot;Hafner&quot;, &quot;parse-names&quot;: false, &quot;suffix&quot;: &quot;&quot;, &quot;given&quot;: &quot;J.&quot;}], &quot;publisher&quot;: &quot;Wiley Online Library&quot;, &quot;ISSN&quot;: &quot;1096-987X&quot;, &quot;type&quot;: &quot;article-journal&quot;}, &quot;uris&quot;: [&quot;http://www.mendeley.com/documents/?uuid=4ef0ecee-c7a4-4125-b7db-65cb8437e961&quot;]}]} RNDXLY4bVNxn5"/><text:span text:style-name="T9"> </text:span><text:change text:change-id="ct118731904"/><text:change text:change-id="ct131300640"/><text:span text:style-name="T9"><text:s/>en la Aproximación del Gradiente Generalizado según la parametrización PBE</text:span><text:change-start text:change-id="ct152184416"/><text:span text:style-name="T9"> </text:span><text:reference-mark-start text:name="ADDIN CSL_CITATION {&quot;mendeley&quot;: {&quot;previouslyFormattedCitation&quot;: &quot;[5]&quot;, &quot;formattedCitation&quot;: &quot;[6]&quot;, &quot;plainTextFormattedCitation&quot;: &quot;[6]&quot;}, &quot;schema&quot;: &quot;https://github.com/citation-style-language/schema/raw/master/csl-citation.json&quot;, &quot;properties&quot;: {&quot;noteIndex&quot;: 0}, &quot;citationItems&quot;: [{&quot;id&quot;: &quot;ITEM-1&quot;, &quot;itemData&quot;: {&quot;issue&quot;: &quot;18&quot;, &quot;abstract&quot;: &quot;Generalized gradient approximations (GGA\u2019s) for the exchange-correlation energy improve upon the local spin density (LSD) description of atoms, molecules, and solids. We present a simple derivation of a simple GGA, in which all parameters (other than those in LSD) are fundamental constants. Only general features of the detailed construction underlying the Perdew-Wang 1991 (PW91) GGA are invoked. Improvements over PW91 include an accurate description of the linear response of the uniform electron gas, correct behavior under uniform scaling, and a smoother potential&quot;, &quot;page&quot;: &quot;3865-3868&quot;, &quot;volume&quot;: &quot;77&quot;, &quot;title&quot;: &quot;Generalized Gradient Approximation Made Simple.&quot;, &quot;container-title&quot;: &quot;Physical review letters&quot;, &quot;issued&quot;: {&quot;date-parts&quot;: [[&quot;1996&quot;, &quot;10&quot;]]}, &quot;id&quot;: &quot;ITEM-1&quot;, &quot;type&quot;: &quot;article-journal&quot;, &quot;author&quot;: [{&quot;non-dropping-particle&quot;: &quot;&quot;, &quot;dropping-particle&quot;: &quot;&quot;, &quot;family&quot;: &quot;Perdew&quot;, &quot;parse-names&quot;: false, &quot;suffix&quot;: &quot;&quot;, &quot;given&quot;: &quot;J.&quot;}, {&quot;non-dropping-particle&quot;: &quot;&quot;, &quot;dropping-particle&quot;: &quot;&quot;, &quot;family&quot;: &quot;Burke&quot;, &quot;parse-names&quot;: false, &quot;suffix&quot;: &quot;&quot;, &quot;given&quot;: &quot;K.&quot;}, {&quot;non-dropping-particle&quot;: &quot;&quot;, &quot;dropping-particle&quot;: &quot;&quot;, &quot;family&quot;: &quot;Ernzerhof&quot;, &quot;parse-names&quot;: false, &quot;suffix&quot;: &quot;&quot;, &quot;given&quot;: &quot;M.&quot;}], &quot;PMID&quot;: &quot;10062328&quot;, &quot;ISSN&quot;: &quot;1079-7114&quot;}, &quot;uris&quot;: [&quot;http://www.mendeley.com/documents/?uuid=31f6086d-4504-4045-b3e0-d4f73d70fb1e&quot;]}]} RNDeWBQLpElpS"/><text:span text:style-name="T8">[6]</text:span><text:change-end text:change-id="ct152184416"/><text:change text:change-id="ct129928928"/><text:reference-mark-end text:name="ADDIN CSL_CITATION {&quot;mendeley&quot;: {&quot;previouslyFormattedCitation&quot;: &quot;[5]&quot;, &quot;formattedCitation&quot;: &quot;[6]&quot;, &quot;plainTextFormattedCitation&quot;: &quot;[6]&quot;}, &quot;schema&quot;: &quot;https://github.com/citation-style-language/schema/raw/master/csl-citation.json&quot;, &quot;properties&quot;: {&quot;noteIndex&quot;: 0}, &quot;citationItems&quot;: [{&quot;id&quot;: &quot;ITEM-1&quot;, &quot;itemData&quot;: {&quot;issue&quot;: &quot;18&quot;, &quot;abstract&quot;: &quot;Generalized gradient approximations (GGA\u2019s) for the exchange-correlation energy improve upon the local spin density (LSD) description of atoms, molecules, and solids. We present a simple derivation of a simple GGA, in which all parameters (other than those in LSD) are fundamental constants. Only general features of the detailed construction underlying the Perdew-Wang 1991 (PW91) GGA are invoked. Improvements over PW91 include an accurate description of the linear response of the uniform electron gas, correct behavior under uniform scaling, and a smoother potential&quot;, &quot;page&quot;: &quot;3865-3868&quot;, &quot;volume&quot;: &quot;77&quot;, &quot;title&quot;: &quot;Generalized Gradient Approximation Made Simple.&quot;, &quot;container-title&quot;: &quot;Physical review letters&quot;, &quot;issued&quot;: {&quot;date-parts&quot;: [[&quot;1996&quot;, &quot;10&quot;]]}, &quot;id&quot;: &quot;ITEM-1&quot;, &quot;type&quot;: &quot;article-journal&quot;, &quot;author&quot;: [{&quot;non-dropping-particle&quot;: &quot;&quot;, &quot;dropping-particle&quot;: &quot;&quot;, &quot;family&quot;: &quot;Perdew&quot;, &quot;parse-names&quot;: false, &quot;suffix&quot;: &quot;&quot;, &quot;given&quot;: &quot;J.&quot;}, {&quot;non-dropping-particle&quot;: &quot;&quot;, &quot;dropping-particle&quot;: &quot;&quot;, &quot;family&quot;: &quot;Burke&quot;, &quot;parse-names&quot;: false, &quot;suffix&quot;: &quot;&quot;, &quot;given&quot;: &quot;K.&quot;}, {&quot;non-dropping-particle&quot;: &quot;&quot;, &quot;dropping-particle&quot;: &quot;&quot;, &quot;family&quot;: &quot;Ernzerhof&quot;, &quot;parse-names&quot;: false, &quot;suffix&quot;: &quot;&quot;, &quot;given&quot;: &quot;M.&quot;}], &quot;PMID&quot;: &quot;10062328&quot;, &quot;ISSN&quot;: &quot;1079-7114&quot;}, &quot;uris&quot;: [&quot;http://www.mendeley.com/documents/?uuid=31f6086d-4504-4045-b3e0-d4f73d70fb1e&quot;]}]} RNDeWBQLpElpS"/><text:span text:style-name="T9">. </text:span></text:p>
        <text:p text:style-name="Text_20_body"><text:change-start text:change-id="ct131507632"/>Se <text:change-end text:change-id="ct131507632"/><text:change-start text:change-id="ct201326704"/>utilizarán herramientas <text:change-end text:change-id="ct201326704"/><text:change-start text:change-id="ct125437120"/>programadas en bash y/o python para procesamiento de texto plano y análisis de resultados. Se utilizarán herramientas de <text:change-end text:change-id="ct125437120"/><text:change-start text:change-id="ct135676912"/>conección remota nativas de unix / linux para acceso a las facilidades de cálculo.<text:change-end text:change-id="ct135676912"/><text:change text:change-id="ct131756128"/></text:p>
        <text:h text:style-name="Heading_20_1" text:outline-level="1"><text:change text:change-id="ct155298672"/><text:soft-page-break/>Cronograma estimado de cada una de las actividades (deben totalizar 13 meses incluido un mínimo de 3 meses para escritura y defensa) </text:h>
        <table:table table:name="Table1" table:style-name="Table1">
          <table:table-column table:style-name="Table1.A"/>
          <table:table-column table:style-name="Table1.B"/>
          <table:table-column table:style-name="Table1.C"/>
          <table:table-column table:style-name="Table1.D" table:number-columns-repeated="3"/>
          <table:table-column table:style-name="Table1.G"/>
          <table:table-column table:style-name="Table1.C" table:number-columns-repeated="2"/>
          <table:table-column table:style-name="Table1.G"/>
          <table:table-column table:style-name="Table1.K"/>
          <table:table-column table:style-name="Table1.L" table:number-columns-repeated="2"/>
          <table:table-column table:style-name="Table1.N"/>
          <table:table-row table:style-name="Table1.1">
            <table:table-cell table:style-name="Table1.A1" office:value-type="string">
              <text:p text:style-name="P31">Actividad</text:p>
            </table:table-cell>
            <table:table-cell table:style-name="Table1.A1" table:number-columns-spanned="13" office:value-type="string">
              <text:p text:style-name="P31">Mes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30"/>
            </table:table-cell>
            <table:table-cell table:style-name="Table1.A1" office:value-type="string">
              <text:p text:style-name="P30">1</text:p>
            </table:table-cell>
            <table:table-cell table:style-name="Table1.A1" office:value-type="string">
              <text:p text:style-name="P30">2</text:p>
            </table:table-cell>
            <table:table-cell table:style-name="Table1.A1" office:value-type="string">
              <text:p text:style-name="P30">3</text:p>
            </table:table-cell>
            <table:table-cell table:style-name="Table1.A1" office:value-type="string">
              <text:p text:style-name="P30">4</text:p>
            </table:table-cell>
            <table:table-cell table:style-name="Table1.A1" office:value-type="string">
              <text:p text:style-name="P30">5</text:p>
            </table:table-cell>
            <table:table-cell table:style-name="Table1.A1" office:value-type="string">
              <text:p text:style-name="P30">6</text:p>
            </table:table-cell>
            <table:table-cell table:style-name="Table1.A1" office:value-type="string">
              <text:p text:style-name="P30">7</text:p>
            </table:table-cell>
            <table:table-cell table:style-name="Table1.A1" office:value-type="string">
              <text:p text:style-name="P30">8</text:p>
            </table:table-cell>
            <table:table-cell table:style-name="Table1.A1" office:value-type="string">
              <text:p text:style-name="P30">9</text:p>
            </table:table-cell>
            <table:table-cell table:style-name="Table1.A1" office:value-type="string">
              <text:p text:style-name="P30">10</text:p>
            </table:table-cell>
            <table:table-cell table:style-name="Table1.A1" office:value-type="string">
              <text:p text:style-name="P30">11</text:p>
            </table:table-cell>
            <table:table-cell table:style-name="Table1.A1" office:value-type="string">
              <text:p text:style-name="P30">12</text:p>
            </table:table-cell>
            <table:table-cell table:style-name="Table1.A1" office:value-type="string">
              <text:p text:style-name="P30">13</text:p>
            </table:table-cell>
          </table:table-row>
          <table:table-row table:style-name="Table1.1">
            <table:table-cell table:style-name="Table1.A1" office:value-type="string">
              <text:p text:style-name="P33">Revisión bibliográfica </text:p>
            </table:table-cell>
            <table:table-cell table:style-name="Table1.B3" office:value-type="string">
              <text:p text:style-name="P32">X</text:p>
            </table:table-cell>
            <table:table-cell table:style-name="Table1.B3" office:value-type="string">
              <text:p text:style-name="P32">X</text:p>
            </table:table-cell>
            <table:table-cell table:style-name="Table1.B3" office:value-type="string">
              <text:p text:style-name="P32"/>
            </table:table-cell>
            <table:table-cell table:style-name="Table1.B3" office:value-type="string">
              <text:p text:style-name="P32"/>
            </table:table-cell>
            <table:table-cell table:style-name="Table1.B3" office:value-type="string">
              <text:p text:style-name="P32"/>
            </table:table-cell>
            <table:table-cell table:style-name="Table1.B3" office:value-type="string">
              <text:p text:style-name="P32"/>
            </table:table-cell>
            <table:table-cell table:style-name="Table1.A1" office:value-type="string">
              <text:p text:style-name="P34">X</text:p>
            </table:table-cell>
            <table:table-cell table:style-name="Table1.A1" office:value-type="string">
              <text:p text:style-name="P34">X</text:p>
            </table:table-cell>
            <table:table-cell table:style-name="Table1.A1" office:value-type="string">
              <text:p text:style-name="P34">X</text:p>
            </table:table-cell>
            <table:table-cell table:style-name="Table1.B3" office:value-type="string">
              <text:p text:style-name="P32"/>
            </table:table-cell>
            <table:table-cell table:style-name="Table1.B3" office:value-type="string">
              <text:p text:style-name="P32">X</text:p>
            </table:table-cell>
            <table:table-cell table:style-name="Table1.B3" office:value-type="string">
              <text:p text:style-name="P32"/>
            </table:table-cell>
            <table:table-cell table:style-name="Table1.A1" office:value-type="string">
              <text:p text:style-name="P32"/>
            </table:table-cell>
          </table:table-row>
          <table:table-row table:style-name="Table1.1">
            <table:table-cell table:style-name="Table1.A1" office:value-type="string">
              <text:p text:style-name="P33">Entrenamiento en el código de cálculo</text:p>
            </table:table-cell>
            <table:table-cell table:style-name="Table1.B3" office:value-type="string">
              <text:p text:style-name="P32">X</text:p>
            </table:table-cell>
            <table:table-cell table:style-name="Table1.B3" office:value-type="string">
              <text:p text:style-name="P32">X</text:p>
            </table:table-cell>
            <table:table-cell table:style-name="Table1.B3" office:value-type="string">
              <text:p text:style-name="P32">X</text:p>
            </table:table-cell>
            <table:table-cell table:style-name="Table1.B3" office:value-type="string">
              <text:p text:style-name="P32"/>
            </table:table-cell>
            <table:table-cell table:style-name="Table1.B3" office:value-type="string">
              <text:p text:style-name="P32"/>
            </table:table-cell>
            <table:table-cell table:style-name="Table1.B3" office:value-type="string">
              <text:p text:style-name="P32"/>
            </table:table-cell>
            <table:table-cell table:style-name="Table1.B3" office:value-type="string">
              <text:p text:style-name="P32"/>
            </table:table-cell>
            <table:table-cell table:style-name="Table1.B3" office:value-type="string">
              <text:p text:style-name="P32"/>
            </table:table-cell>
            <table:table-cell table:style-name="Table1.B3" office:value-type="string">
              <text:p text:style-name="P32"/>
            </table:table-cell>
            <table:table-cell table:style-name="Table1.B3" office:value-type="string">
              <text:p text:style-name="P32"/>
            </table:table-cell>
            <table:table-cell table:style-name="Table1.B3" office:value-type="string">
              <text:p text:style-name="P32"/>
            </table:table-cell>
            <table:table-cell table:style-name="Table1.B3" office:value-type="string">
              <text:p text:style-name="P32"/>
            </table:table-cell>
            <table:table-cell table:style-name="Table1.A1" office:value-type="string">
              <text:p text:style-name="P32"/>
            </table:table-cell>
          </table:table-row>
          <table:table-row table:style-name="Table1.1">
            <table:table-cell table:style-name="Table1.A1" office:value-type="string">
              <text:p text:style-name="P33">Cálculo de los bloques relajados de metal y óxido por separado</text:p>
            </table:table-cell>
            <table:table-cell table:style-name="Table1.B3" office:value-type="string">
              <text:p text:style-name="P32"/>
            </table:table-cell>
            <table:table-cell table:style-name="Table1.B3" office:value-type="string">
              <text:p text:style-name="P32"/>
            </table:table-cell>
            <table:table-cell table:style-name="Table1.B3" office:value-type="string">
              <text:p text:style-name="P32">X</text:p>
            </table:table-cell>
            <table:table-cell table:style-name="Table1.B3" office:value-type="string">
              <text:p text:style-name="P32">X</text:p>
            </table:table-cell>
            <table:table-cell table:style-name="Table1.B3" office:value-type="string">
              <text:p text:style-name="P32">X</text:p>
            </table:table-cell>
            <table:table-cell table:style-name="Table1.B3" office:value-type="string">
              <text:p text:style-name="P32"/>
            </table:table-cell>
            <table:table-cell table:style-name="Table1.B3" office:value-type="string">
              <text:p text:style-name="P32"/>
            </table:table-cell>
            <table:table-cell table:style-name="Table1.B3" office:value-type="string">
              <text:p text:style-name="P32"/>
            </table:table-cell>
            <table:table-cell table:style-name="Table1.B3" office:value-type="string">
              <text:p text:style-name="P32"/>
            </table:table-cell>
            <table:table-cell table:style-name="Table1.B3" office:value-type="string">
              <text:p text:style-name="P32"/>
            </table:table-cell>
            <table:table-cell table:style-name="Table1.B3" office:value-type="string">
              <text:p text:style-name="P32"/>
            </table:table-cell>
            <table:table-cell table:style-name="Table1.B3" office:value-type="string">
              <text:p text:style-name="P32"/>
            </table:table-cell>
            <table:table-cell table:style-name="Table1.A1" office:value-type="string">
              <text:p text:style-name="P32"/>
            </table:table-cell>
          </table:table-row>
          <table:table-row table:style-name="Table1.1">
            <table:table-cell table:style-name="Table1.A1" office:value-type="string">
              <text:p text:style-name="P33">Cálculo de la energía de la interfaz metal/óxido en función de la separación</text:p>
            </table:table-cell>
            <table:table-cell table:style-name="Table1.B3" office:value-type="string">
              <text:p text:style-name="P32"/>
            </table:table-cell>
            <table:table-cell table:style-name="Table1.B3" office:value-type="string">
              <text:p text:style-name="P32"/>
            </table:table-cell>
            <table:table-cell table:style-name="Table1.B3" office:value-type="string">
              <text:p text:style-name="P32"/>
            </table:table-cell>
            <table:table-cell table:style-name="Table1.B3" office:value-type="string">
              <text:p text:style-name="P32"/>
            </table:table-cell>
            <table:table-cell table:style-name="Table1.B3" office:value-type="string">
              <text:p text:style-name="P32">X</text:p>
            </table:table-cell>
            <table:table-cell table:style-name="Table1.B3" office:value-type="string">
              <text:p text:style-name="P32">X</text:p>
            </table:table-cell>
            <table:table-cell table:style-name="Table1.B3" office:value-type="string">
              <text:p text:style-name="P32">X</text:p>
            </table:table-cell>
            <table:table-cell table:style-name="Table1.B3" office:value-type="string">
              <text:p text:style-name="P32">X</text:p>
            </table:table-cell>
            <table:table-cell table:style-name="Table1.B3" office:value-type="string">
              <text:p text:style-name="P32">X</text:p>
            </table:table-cell>
            <table:table-cell table:style-name="Table1.B3" office:value-type="string">
              <text:p text:style-name="P32">X</text:p>
            </table:table-cell>
            <table:table-cell table:style-name="Table1.B3" office:value-type="string">
              <text:p text:style-name="P32"/>
            </table:table-cell>
            <table:table-cell table:style-name="Table1.B3" office:value-type="string">
              <text:p text:style-name="P32"/>
            </table:table-cell>
            <table:table-cell table:style-name="Table1.A1" office:value-type="string">
              <text:p text:style-name="P32"/>
            </table:table-cell>
          </table:table-row>
          <table:table-row table:style-name="Table1.1">
            <table:table-cell table:style-name="Table1.A1" office:value-type="string">
              <text:p text:style-name="P33">Análisis de resultados y escritura de la Tesis</text:p>
            </table:table-cell>
            <table:table-cell table:style-name="Table1.B3" office:value-type="string">
              <text:p text:style-name="P32"/>
            </table:table-cell>
            <table:table-cell table:style-name="Table1.B3" office:value-type="string">
              <text:p text:style-name="P32"/>
            </table:table-cell>
            <table:table-cell table:style-name="Table1.B3" office:value-type="string">
              <text:p text:style-name="P32"/>
            </table:table-cell>
            <table:table-cell table:style-name="Table1.B3" office:value-type="string">
              <text:p text:style-name="P32">X</text:p>
            </table:table-cell>
            <table:table-cell table:style-name="Table1.B3" office:value-type="string">
              <text:p text:style-name="P32">X</text:p>
            </table:table-cell>
            <table:table-cell table:style-name="Table1.B3" office:value-type="string">
              <text:p text:style-name="P32">X</text:p>
            </table:table-cell>
            <table:table-cell table:style-name="Table1.B3" office:value-type="string">
              <text:p text:style-name="P32">X</text:p>
            </table:table-cell>
            <table:table-cell table:style-name="Table1.B3" office:value-type="string">
              <text:p text:style-name="P32">X</text:p>
            </table:table-cell>
            <table:table-cell table:style-name="Table1.B3" office:value-type="string">
              <text:p text:style-name="P32">X</text:p>
            </table:table-cell>
            <table:table-cell table:style-name="Table1.B3" office:value-type="string">
              <text:p text:style-name="P32">X</text:p>
            </table:table-cell>
            <table:table-cell table:style-name="Table1.B3" office:value-type="string">
              <text:p text:style-name="P32">X</text:p>
            </table:table-cell>
            <table:table-cell table:style-name="Table1.B3" office:value-type="string">
              <text:p text:style-name="P32">X</text:p>
            </table:table-cell>
            <table:table-cell table:style-name="Table1.A1" office:value-type="string">
              <text:p text:style-name="P32">X</text:p>
            </table:table-cell>
          </table:table-row>
        </table:table>
        <text:h text:style-name="Heading_20_1" text:outline-level="1"><text:change text:change-id="ct143255248"/><text:change text:change-id="ct130440080"/><text:change text:change-id="ct141357552"/><text:change text:change-id="ct133662960"/>Materiales e Infraestructura con que se cuenta </text:h>
        <text:p text:style-name="Text_20_body"><text:span text:style-name="T5">El grupo cuenta con licencia para el uso del código de cálculo Vienna Ab initio Simulation Package (VASP)</text:span><text:change-start text:change-id="ct139258928"/><text:reference-mark-start text:name="ADDIN CSL_CITATION {&quot;mendeley&quot;: {&quot;previouslyFormattedCitation&quot;: &quot;[4]&quot;, &quot;formattedCitation&quot;: &quot;[5]&quot;, &quot;plainTextFormattedCitation&quot;: &quot;[5]&quot;}, &quot;schema&quot;: &quot;https://github.com/citation-style-language/schema/raw/master/csl-citation.json&quot;, &quot;properties&quot;: {&quot;noteIndex&quot;: 0}, &quot;citationItems&quot;: [{&quot;id&quot;: &quot;ITEM-1&quot;, &quot;itemData&quot;: {&quot;issue&quot;: &quot;13&quot;, &quot;abstract&quot;: &quot;During the past decade, computer simulations based on a quantum-mechanical description of the interactions between electrons and between electrons and atomic nuclei have developed an increasingly important impact on solid-state physics and chemistry and on materials science\u2014promoting not only a deeper understanding, but also the possibility to contribute significantly to materials design for future technologies. This development is basedontwoimportant columns: (i) The improved description of electronic many-body effects within density-functional theory (DFT) and the upcoming post- DFTmethods. (ii)Theimplementation of the newfunctionals andmany-body techniques within highly efficient, stable, and versatile computer codes, which allow to exploit the potential of modern computer architectures. In this review, I discuss the implementation of various DFT functionals [local-density approximation (LDA), generalized gradient approximation (GGA), meta-GGA, hybrid functional mixing DFT, and exact (Hartree-Fock) exchange] and post-DFT approaches [DFT + U for strong electronic correlations in narrow bands, many-body perturbation theory (GW) for quasiparticle spectra, dynamical correlation effects via the adiabatic-connection fluctuation-dissipation theorem (AC-FDT)] in the Vienna ab initio simulation package VASP. VASP is a plane-wave all-electron code using the projector-augmented wave method to describe the electron-core interaction. The code uses fast iterative techniques for the diagonalization of the DFT Hamiltonian and allows to perform total-energy calculations and structural optimizations for systems with thousands of atoms and ab initio molecular dynamics simulations for ensembles with a few hundred atoms extending over several tens of ps. Applications in many different areas (structure and phase stability, mechanical and dynamical properties, liquids, glasses and quasicrystals, magnetism and magnetic nanostructures, semiconductors and insulators, surfaces, interfaces and thin films, chemical reactions, and catalysis) are reviewed.&quot;, &quot;id&quot;: &quot;ITEM-1&quot;, &quot;volume&quot;: &quot;29&quot;, &quot;title&quot;: &quot;Ab-initio simulations of materials using VASP: Density-functional theory and beyond&quot;, &quot;container-title&quot;: &quot;Journal of Computational Chemistry&quot;, &quot;issued&quot;: {&quot;date-parts&quot;: [[&quot;2008&quot;]]}, &quot;page&quot;: &quot;2044\u20132078&quot;, &quot;DOI&quot;: &quot;10.1002/jcc&quot;, &quot;author&quot;: [{&quot;non-dropping-particle&quot;: &quot;&quot;, &quot;dropping-particle&quot;: &quot;&quot;, &quot;family&quot;: &quot;Hafner&quot;, &quot;parse-names&quot;: false, &quot;suffix&quot;: &quot;&quot;, &quot;given&quot;: &quot;J.&quot;}], &quot;publisher&quot;: &quot;Wiley Online Library&quot;, &quot;ISSN&quot;: &quot;1096-987X&quot;, &quot;type&quot;: &quot;article-journal&quot;}, &quot;uris&quot;: [&quot;http://www.mendeley.com/documents/?uuid=4ef0ecee-c7a4-4125-b7db-65cb8437e961&quot;]}]} RNDolm8pI4fQR"/><text:span text:style-name="T13">[5]</text:span><text:change-end text:change-id="ct139258928"/><text:change text:change-id="ct219273328"/><text:reference-mark-end text:name="ADDIN CSL_CITATION {&quot;mendeley&quot;: {&quot;previouslyFormattedCitation&quot;: &quot;[4]&quot;, &quot;formattedCitation&quot;: &quot;[5]&quot;, &quot;plainTextFormattedCitation&quot;: &quot;[5]&quot;}, &quot;schema&quot;: &quot;https://github.com/citation-style-language/schema/raw/master/csl-citation.json&quot;, &quot;properties&quot;: {&quot;noteIndex&quot;: 0}, &quot;citationItems&quot;: [{&quot;id&quot;: &quot;ITEM-1&quot;, &quot;itemData&quot;: {&quot;issue&quot;: &quot;13&quot;, &quot;abstract&quot;: &quot;During the past decade, computer simulations based on a quantum-mechanical description of the interactions between electrons and between electrons and atomic nuclei have developed an increasingly important impact on solid-state physics and chemistry and on materials science\u2014promoting not only a deeper understanding, but also the possibility to contribute significantly to materials design for future technologies. This development is basedontwoimportant columns: (i) The improved description of electronic many-body effects within density-functional theory (DFT) and the upcoming post- DFTmethods. (ii)Theimplementation of the newfunctionals andmany-body techniques within highly efficient, stable, and versatile computer codes, which allow to exploit the potential of modern computer architectures. In this review, I discuss the implementation of various DFT functionals [local-density approximation (LDA), generalized gradient approximation (GGA), meta-GGA, hybrid functional mixing DFT, and exact (Hartree-Fock) exchange] and post-DFT approaches [DFT + U for strong electronic correlations in narrow bands, many-body perturbation theory (GW) for quasiparticle spectra, dynamical correlation effects via the adiabatic-connection fluctuation-dissipation theorem (AC-FDT)] in the Vienna ab initio simulation package VASP. VASP is a plane-wave all-electron code using the projector-augmented wave method to describe the electron-core interaction. The code uses fast iterative techniques for the diagonalization of the DFT Hamiltonian and allows to perform total-energy calculations and structural optimizations for systems with thousands of atoms and ab initio molecular dynamics simulations for ensembles with a few hundred atoms extending over several tens of ps. Applications in many different areas (structure and phase stability, mechanical and dynamical properties, liquids, glasses and quasicrystals, magnetism and magnetic nanostructures, semiconductors and insulators, surfaces, interfaces and thin films, chemical reactions, and catalysis) are reviewed.&quot;, &quot;id&quot;: &quot;ITEM-1&quot;, &quot;volume&quot;: &quot;29&quot;, &quot;title&quot;: &quot;Ab-initio simulations of materials using VASP: Density-functional theory and beyond&quot;, &quot;container-title&quot;: &quot;Journal of Computational Chemistry&quot;, &quot;issued&quot;: {&quot;date-parts&quot;: [[&quot;2008&quot;]]}, &quot;page&quot;: &quot;2044\u20132078&quot;, &quot;DOI&quot;: &quot;10.1002/jcc&quot;, &quot;author&quot;: [{&quot;non-dropping-particle&quot;: &quot;&quot;, &quot;dropping-particle&quot;: &quot;&quot;, &quot;family&quot;: &quot;Hafner&quot;, &quot;parse-names&quot;: false, &quot;suffix&quot;: &quot;&quot;, &quot;given&quot;: &quot;J.&quot;}], &quot;publisher&quot;: &quot;Wiley Online Library&quot;, &quot;ISSN&quot;: &quot;1096-987X&quot;, &quot;type&quot;: &quot;article-journal&quot;}, &quot;uris&quot;: [&quot;http://www.mendeley.com/documents/?uuid=4ef0ecee-c7a4-4125-b7db-65cb8437e961&quot;]}]} RNDolm8pI4fQR"/><text:span text:style-name="T5">, y con 2 conjuntos de computadoras (</text:span><text:span text:style-name="T15">clusters</text:span><text:span text:style-name="T5">), de 32 procesadores cada uno, para cálculo de alto rendimiento utilizados en exclusividad por el grupo. Además, se cuenta con acceso a las facilidades de cálculo de alta performance de la CNEA, que actualmente cuenta con </text:span><text:change text:change-id="ct140933168"/><text:span text:style-name="T5"><text:s/></text:span><text:change-start text:change-id="ct124857888"/><text:span text:style-name="T5">el cluster ISAAC </text:span><text:change-end text:change-id="ct124857888"/><text:change text:change-id="ct226686544"/><text:span text:style-name="T5"><text:s/>750 procesadores</text:span><text:change-start text:change-id="ct135744128"/><text:span text:style-name="T5"> y el nuevo cluster Neurus</text:span><text:change-end text:change-id="ct135744128"/><text:change-start text:change-id="ct33395648"/><text:span text:style-name="T5"> de 1040 procesadores.</text:span><text:change-end text:change-id="ct33395648"/><text:change text:change-id="ct123335824"/></text:p>
        <text:h text:style-name="Heading_20_1" text:outline-level="1"><text:change text:change-id="ct65534208"/>Experiencia previa del grupo de trabajo en el tema propuesto Aplicaciones de DFT</text:h>
        <text:p text:style-name="Text_20_body"><text:change-start text:change-id="ct154171008"/>En la actualidad la División de Aleaciones Especiales trabaja en el marco de un PICT 2015 y un<text:change-end text:change-id="ct154171008"/><text:change-start text:change-id="ct126648672"/> Proyecto UNSAM 201<text:change-end text:change-id="ct126648672"/><text:change-start text:change-id="ct115003520"/>7-2019. Estos proyectos implican por un lado estudios teóricos de los sistemas Zr metálico y de los defectos puntuales de la ZrO2 <text:change-end text:change-id="ct115003520"/><text:change-start text:change-id="ct145175584"/>y la interacción entre ambos sistemas, pero por otro lado se realizan estudios experimentales <text:change-end text:change-id="ct145175584"/><text:change-start text:change-id="ct152990480"/>para el diseño de nuevas aleaciones de Zr para uso en reactores nucleares de potencia de cuarta generación. </text:p>
        <text:p text:style-name="Text_20_body"><text:span text:style-name="T4">Por otro lado, los directores poseen amplia experiencia en el estudio de </text:span><text:change-end text:change-id="ct152990480"/><text:change-start text:change-id="ct130298576"/><text:span text:style-name="T4">sistemas interfaciales mediante métodos computacionales. En sus tesis de doctorado se llevaron a cabo estudios de adhesión, defectos puntuales</text:span><text:change-end text:change-id="ct130298576"/><text:change-start text:change-id="ct139769504"/><text:span text:style-name="T4"> y difusión que dieron también lugar a publicaciones en revistas internacionales. </text:span><text:change-end text:change-id="ct139769504"/><text:change text:change-id="ct134203696"/><office:annotation><dc:creator>Mariano Forti</dc:creator><dc:date>2018-06-18T11:54:12</dc:date><loext:sender-initials>MF</loext:sender-initials><text:p><text:span text:style-name="T67">Actualizar antecedentes. </text:span></text:p></office:annotation></text:p>
        <text:h text:style-name="Heading_20_2" text:outline-level="2"><text:change text:change-id="ct131818496"/><text:change-start text:change-id="ct117447552"/><text:soft-page-break/><text:s/><text:change-end text:change-id="ct117447552"/>Tesis desarrolladas en el grupo en temas de cálculos DFT</text:h>
        <text:list xml:id="list135822066927733" text:continue-list="list135822726541307" text:style-name="L1">
          <text:list-item>
            <text:p text:style-name="P16">Tesis de Doctorado en Ciencia y Tecnología, Mención Materiales, Instituto Sabato, UNSAM: “Modelo atomístico/continuo aplicado a la fractura de la capa de óxido en tuberías de reactores nucleares de potencia”. Mariano Forti <text:change text:change-id="ct227284272"/><text:change-start text:change-id="ct123012080"/>, <text:change-end text:change-id="ct123012080"/>2017<text:change text:change-id="ct135551232"/>.</text:p>
          </text:list-item>
          <text:list-item>
            <text:p text:style-name="P16"><text:span text:style-name="T4">Tesis de Doctorado UBA, área Ciencias Físicas: “Defectos constitucionales y energía de migración de aluminio en UAl</text:span><text:span text:style-name="T59">4</text:span><text:span text:style-name="T4">”. Laura Kniznik</text:span><text:change-start text:change-id="ct126072240"/><text:span text:style-name="T4">, 2016</text:span><text:change-end text:change-id="ct126072240"/><text:span text:style-name="T4">. </text:span><office:annotation><dc:creator>Mariano Forti</dc:creator><dc:date>2018-06-18T11:54:43</dc:date><loext:sender-initials>MF</loext:sender-initials><text:p><text:span text:style-name="T67">Agregar tesis de patricio ?</text:span></text:p></office:annotation><text:change text:change-id="ct141630944"/></text:p>
          </text:list-item>
        </text:list>
        <text:h text:style-name="Heading_20_2" text:outline-level="2"><text:change-start text:change-id="ct119821104"/><text:s/><text:change-end text:change-id="ct119821104"/>Publicaciones del grupo en temas de cálculo DFT</text:h>
        <text:list xml:id="list135821555791193" text:continue-list="list135821948762882" text:style-name="L2">
          <text:list-item>
            <text:p text:style-name="P54"><text:span text:style-name="T63"><text:s/></text:span><text:span text:style-name="T56">G.E. Ramírez-Caballero, P.B. Balbuena, P. R. Alonso, P.H. Gargano, G. H. Rubiolo, Carbon Adsorption and Absorption in the (111) L12 Fe3Al Surface, </text:span><text:span text:style-name="T54">J. Phys. Chem. C 113 (2009) 18321–18330.</text:span></text:p>
          </text:list-item>
          <text:list-item>
            <text:p text:style-name="P56"><text:s/>P.R. Alonso, J.R. Fernández, P.H. Gargano, G.H. Rubiolo, U-Al system. <text:span text:style-name="T54">Ab-initio and many body potential approaches, Physica B: Condensed Matter 404 Issue 18 (2009) 2851-2853.</text:span><text:change-start text:change-id="ct117203696"/></text:p>
          </text:list-item>
          <text:list-item>
            <text:p text:style-name="P18"><text:change-end text:change-id="ct117203696"/><text:change text:change-id="ct143596128"/>P.R. Alonso, P.H. Gargano, G.E. Ramírez-Caballero, P.B. Balbuena, G.H. Rubiolo, First principles calculation of L21 + A2 coherent equilibria in the Fe-Al-Ti system, Physica B: Condensed Matter 404 Issue 18 (2009) 2845-2847. </text:p>
          </text:list-item>
          <text:list-item>
            <text:p text:style-name="P52"><text:s/>F. Lanzini, P.H. Gargano, P.R. Alonso, G.H. Rubiolo, First principles study of phase stabilities in bcc Cu-Al alloy, Modelling Simul. Mater. Sci. Eng. 19 (2011) 015008 (15pp).</text:p>
          </text:list-item>
          <text:list-item>
            <text:p text:style-name="P52"><text:s/>P.R. Alonso, P.H. Gargano, P.B. Bozzano, G.E. Ramírez-Caballero, P.B. Balbuena, G.H. Rubiolo, Combined ab initio and experimental study of A2 + L21 coherent equilibria in the Fe-Al-X (X=Ti, Nb, V) systems, Intermetallics 19 Issue 8 (2011) 1157-1167. </text:p>
          </text:list-item>
          <text:list-item>
            <text:p text:style-name="P52"><text:s/>L. Kniznik, P.R. Alonso, P.H. Gargano, G.H. Rubiolo, Simulation of UAl4 growth in an UAl3/Al diffusion couple, Journal of Nuclear Materials 414 (2011) 309-315. </text:p>
          </text:list-item>
          <text:list-item>
            <text:p text:style-name="P52"><text:s/>P.R. Alonso, P.H. Gargano, G.H. Rubiolo, Stability of the C14-laves phase (Fe,Si)2Mo from ab initio calculations, Computer Coupling of Phase Diagrams and Thermochemistry (Calphad), 35 (2011) 492–498. </text:p>
          </text:list-item>
          <text:list-item>
            <text:p text:style-name="P54"><text:s/><text:change text:change-id="ct132738768"/><text:change-start text:change-id="ct146565024"/>P.R. Alonso, P.H. Gargano, L. Kniznik, L.M. Pizarro, G.H. Rubiolo; <text:change-end text:change-id="ct146565024"/>"Experimental studies and first principles calculations in nuclear fuel alloys for research reactors",<text:change text:change-id="ct146530384"/> in Nuclear Materials; Editor: Michael P. Hemsworth. Series: Physics Research and Technology, Materials Science and Technologies. Nova Science Publishers, Inc; 400 Oser Avenue, Suite 1600, Hauppauge, NY 11788, EEUU. ISBN: 978-1-61324-010-6. (Nova Science Publishers, Inc , New York, 2011).</text:p>
          </text:list-item>
          <text:list-item>
            <text:p text:style-name="P52"><text:s/>P.R. Alonso, P.H. Gargano, G.H. Rubiolo, First principles calculation of the Al3U-Si3U pseudo binary fcc phase equilibrium diagram, CALPHAD: Computer Coupling of Phase Diagrams and Thermochemistry 38 (2012) 117–121.</text:p>
          </text:list-item>
          <text:list-item>
            <text:p text:style-name="P19"><text:s/>M.D. Forti, P.R. Alonso, P.H. Gargano, G.H. Rubiolo, Transition metals monoxides. An LDA+U study, Proce<text:change-start text:change-id="ct227315248"/><text:span text:style-name="T65">dia Materials Science 1 (2012) 230 – 234.</text:span><text:change-end text:change-id="ct227315248"/><text:change-start text:change-id="ct140621040"/></text:p>
          </text:list-item>
          <text:list-item>
            <text:p text:style-name="P19"><text:change-end text:change-id="ct140621040"/><text:change text:change-id="ct135643184"/><text:change text:change-id="ct52370160"/><text:change-start text:change-id="ct142292016"/><text:soft-page-break/><text:span text:style-name="T18">L. Kniznik, P.R. A</text:span><text:change-end text:change-id="ct142292016"/><text:span text:style-name="T54">lonso, P.H. Gargano, M.D. Forti, G.H. Rubiolo, First principles study of U-Al system ground state, Procedia Materials Science 1 (2012) 514 – 519.</text:span></text:p>
          </text:list-item>
          <text:list-item>
            <text:p text:style-name="P52"><text:s/>M.D. Forti, P. Balbuena, P.R. Alonso, Ab-initio studies on carburization of Fe3Al based alloys, Procedia Materials Science 1 (2012) 191 – 198.</text:p>
          </text:list-item>
          <text:list-item>
            <text:p text:style-name="P54"><text:s/>M.D. Forti, P.R. Alonso, P.H. Gargano, G.H. Rubiolo, Adhesion Energy of the Fe(BCC)/Magnetite Interface within the DFT approach, Procedia Materials Science 8 (2015) 1066 – 1072.</text:p>
          </text:list-item>
          <text:list-item>
            <text:p text:style-name="P19"><text:span text:style-name="T54"><text:s/></text:span>P.R. Alonso, <text:s/>“Aplicaciones de técnicas de primeros principios al cálculo de diagramas de fases de equilibrio. Diagramas de fases de equilibrio ternarios Fe-Al-V a partir de expansión en cúmulos y método variacional”, conferencista invitada en el “Workshop en Procesamiento Fïsico Químico Avanzado”, Bucaramanga, Colombia, Marzo 2014.<text:change-start text:change-id="ct124406864"/></text:p>
          </text:list-item>
          <text:list-item>
            <text:p text:style-name="P19"><text:change-end text:change-id="ct124406864"/><text:change text:change-id="ct129266880"/><text:span text:style-name="T19"><text:s/>P.R. Alonso, “Aplicaciones de técnicas de primeros principios al cálculo de diagramas de fases de equilibrio. Diagrama de fases de equilibrio pseudo-binario UAl</text:span><text:span text:style-name="T60">3</text:span><text:span text:style-name="T19">_USi</text:span><text:span text:style-name="T60">3</text:span><text:span text:style-name="T19"> a partir de expansión en cúmulos y simulaciones de MonteCarlo”, conferencista invitada en el “Workshop en Procesamiento Fïsico Químico Avanzado”, Bucaramanga, Colombia, Marzo 2014.</text:span><text:change-start text:change-id="ct129835520"/></text:p>
          </text:list-item>
          <text:list-item>
            <text:p text:style-name="P19"><text:change-end text:change-id="ct129835520"/><text:change text:change-id="ct122867808"/><text:change text:change-id="ct115336464"/>M.D. Forti, dictado del taller "VASP", conferencista invitado en el “Workshop en Procesamiento Fïsico Químico Avanzado”, Bucaramanga, Colombia, Marzo 2014.<text:change-start text:change-id="ct130824720"/></text:p>
          </text:list-item>
          <text:list-item>
            <text:p text:style-name="P19"><text:change-end text:change-id="ct130824720"/><text:change text:change-id="ct126810496"/><text:s/>M.D. Forti, "Propiedades Mecánicas", conferencista invitado en el “Workshop en Procesamiento Fïsico Químico Avanzado”, Bucaramanga, Colombia, Marzo 2014.<text:change-start text:change-id="ct100997600"/></text:p>
          </text:list-item>
          <text:list-item>
            <text:p text:style-name="P19"><text:change-end text:change-id="ct100997600"/><text:change text:change-id="ct120030672"/><text:span text:style-name="T4"><text:s/>D. Tozini, M. Forti, P.H. Gargano,</text:span><text:span text:style-name="T19"> Cálculo de diferencias de carga en interfaces Fe/Fe</text:span><text:span text:style-name="T60">3</text:span><text:span text:style-name="T19">O</text:span><text:span text:style-name="T60">4</text:span><text:span text:style-name="T19"> a partir de resultados de DFT, Trabajo 5056, 14º Congreso Internacional SAM-CONAMET/IBEROMAT XIII /MATERIA, Santa Fé, 2014.</text:span><text:change-start text:change-id="ct139928208"/></text:p>
          </text:list-item>
          <text:list-item>
            <text:p text:style-name="P19"><text:change-end text:change-id="ct139928208"/><text:change text:change-id="ct219783600"/><text:span text:style-name="T20"><text:s/></text:span><text:span text:style-name="T22">D. Tozini, M.D. Forti, </text:span><text:span text:style-name="T21">P.H. Gargano, P.R. Alonso, G.H. Rubiolo, Charge difference calculation in Fe/Fe</text:span><text:span text:style-name="T61">3</text:span><text:span text:style-name="T21">O</text:span><text:span text:style-name="T61">4</text:span><text:span text:style-name="T21"> interfaces from DFT results, Procedia Materials Science 9 (2015) 612 – 618.</text:span><text:change-start text:change-id="ct124838704"/></text:p>
          </text:list-item>
          <text:list-item>
            <text:p text:style-name="P19"><text:change-end text:change-id="ct124838704"/><text:change text:change-id="ct226363312"/><text:span text:style-name="T21">L. Kniznik, P.R. Alonso, P.H. Gargano , G.H. Rubiolo, Energetics and electronic structure of UAl</text:span><text:span text:style-name="T61">4</text:span><text:span text:style-name="T21"> with point defects, Journal of Nuclear Materials 466 (2015) 539-550.</text:span><text:change-start text:change-id="ct154824192"/></text:p>
          </text:list-item>
          <text:list-item>
            <text:p text:style-name="P19"><text:change-end text:change-id="ct154824192"/><text:change text:change-id="ct115559952"/><text:span text:style-name="T22">M.D. Forti, P.R. Alonso, P.H. Gargano, P.B. Balbuena, G.H. Rubiolo, A DFT study of atomic structure and adhesion at the Fe(BCC)/Fe</text:span><text:span text:style-name="T62">3</text:span><text:span text:style-name="T22">O</text:span><text:span text:style-name="T62">4</text:span><text:span text:style-name="T22"> interfaces, Surface Science 647 (2016) 55–65.</text:span><text:change-start text:change-id="ct129163936"/></text:p>
          </text:list-item>
          <text:list-item>
            <text:p text:style-name="P19"><text:change-end text:change-id="ct129163936"/><text:change text:change-id="ct129609152"/><text:span text:style-name="T22"><text:s/>P.H. Gargano, L. Kniznik, P.R. Alonso, M.D. Forti, G.H. Rubiolo, Concentration of constitutional and thermal defects in UAl</text:span><text:span text:style-name="T62">4</text:span><text:span text:style-name="T22">, Journal of Nuclear Materials 478 (2016) 74-82.</text:span><text:change text:change-id="ct56873392"/></text:p>
          </text:list-item>
        </text:list>
        <text:h text:style-name="P20" text:outline-level="2"><text:change text:change-id="ct137030848"/><text:change-start text:change-id="ct115966928"/><text:s/>Premios recibidos <text:change-end text:change-id="ct115966928"/><text:change text:change-id="ct136878832"/><text:change text:change-id="ct147528448"/><text:change text:change-id="ct126884800"/><text:change-start text:change-id="ct225591328"/></text:h>
        <text:list xml:id="list135822416985554" text:continue-list="list135821505252739" text:style-name="WWNum1">
          <text:list-item text:start-value="1">
            <text:p text:style-name="P65"><text:change-end text:change-id="ct225591328"/><text:change-start text:change-id="ct117418592"/><text:s/><text:change-end text:change-id="ct117418592"/><text:change-start text:change-id="ct140923728"/>Mención especial a Mariano Forti en el CONCURSO ESTÍMULO A JÓVENES INVESTIGADORES EN CIENCIA Y TECNOLOGÍA DE MATERIALES. Trabajo premiado: Forti M., Balbuena P. y Alonso P., ESTUDIOS AB-INITIO SOBRE CARBURACIÓN EN ALEACIONES DE BASE Fe3Al, 11º Congreso Binacional de <text:soft-page-break/>Metalurgia y Materiales SAM / CONAMET <text:s/>2011, 18 al 21 de Octubre de 2011 - Rosario, Argentina.</text:p>
          </text:list-item>
          <text:list-item>
            <text:p text:style-name="P22"><text:change-end text:change-id="ct140923728"/><text:change text:change-id="ct109066640"/><text:change text:change-id="ct126321312"/><text:change-start text:change-id="ct140956688"/><text:s/><text:change-end text:change-id="ct140956688"/>PREMIO JORGE KITTL. Mejor trabajo en Investigación Básica en Ciencia de Materiales. Trabajo premiado: Paula R. Alonso, Pablo H.Gargano y Gerardo H. Rubiolo, ESTADO FUNDAMENTAL DEL PSEUDO BINARIO Al3U-Si3U POR PRIMEROS PRINCIPIOS. SOLUCIÓN SÓLIDA U(Al,Si)3, 11º Congreso Binacional de Metalurgia y Materiales SAM / CONAMET <text:s/>2011, 18 al 21 de Octubre de 2011 - Rosario, Argentina.<text:change-start text:change-id="ct152351584"/></text:p>
          </text:list-item>
          <text:list-item>
            <text:p text:style-name="P24"><text:change-end text:change-id="ct152351584"/><text:change text:change-id="ct227276112"/><text:span text:style-name="T5"><text:s/>PREMIO JORGE KITTL. Mejor trabajo en Investigación Básica en Ciencia de Materiales. Trabajo premiado: Pedro A. Ferreirós, Paula R. Alonso, Pablo H. Gargano, Patricia B. Bozzano, Horacio E. Troiani y Gerardo H. Rubiolo, Transformaciones de fase en aleaciones Fe</text:span><text:span text:style-name="T58">1-2X</text:span><text:span text:style-name="T5">Al</text:span><text:span text:style-name="T58">X</text:span><text:span text:style-name="T5">V</text:span><text:span text:style-name="T58">X</text:span><text:span text:style-name="T5"> (X</text:span><text:span text:style-name="T64"></text:span><text:span text:style-name="T5">0,15), XIII Congreso Internacional SAM-CONAMET Iguazú 2013, 20 al 23 de agosto de 2013, Iguazú, Misiones, Argentina.</text:span><text:change text:change-id="ct225309232"/></text:p>
          </text:list-item>
        </text:list>
        <text:h text:style-name="Heading_20_1" text:outline-level="1"><text:change text:change-id="ct144367488"/>Proyectos científicos y/o tecnológicos de los que participaría esta tesis <text:change-start text:change-id="ct140576336"/></text:h>
        <text:list xml:id="list135823014443535" text:continue-list="list135822416985554" text:style-name="WWNum1">
          <text:list-item text:start-value="1">
            <text:p text:style-name="P25"><text:change-end text:change-id="ct140576336"/><text:change text:change-id="ct221153824"/>“<text:bookmark text:name="_GoBack"/>Buscando una nueva aleación para el elemento combustible CAREM-25” – ANPCyT, PICT-2015-2267. Titular: Gerardo H. Rubiolo. Grupo Responsable: Paula R. Alonso, Pablo H. Gargano, Liliana A. Lanzani. Grupo Colaborador: Laura Kniznik, Pedro A. Ferreirós, Mariano D. Forti, Héctor A. Raffaelli, Sergio V. Ilarri, Mario A. Acosta, Perla B. Balbuena. Fecha de vigencia: 2016 – 2019.</text:p>
          </text:list-item>
          <text:list-item>
            <text:p text:style-name="P59"><text:change-start text:change-id="ct132367008"/>“<text:bookmark text:name="_GoBack1"/>Buscando una nueva aleación para el elemento combustible CAREM-25” - Proyecto UNSAM <text:change-end text:change-id="ct132367008"/><text:change-start text:change-id="ct131517760"/>80020160500046SM con vigencia Enero 2017-Diciembre 2019. Directora del proyecto<text:change-end text:change-id="ct131517760"/><text:change-start text:change-id="ct150102432"/>: Paula Regina Alonso.<text:change-end text:change-id="ct150102432"/><text:change-start text:change-id="ct146688000"/></text:p>
            <text:p text:style-name="P26"><text:change-end text:change-id="ct146688000"/><text:change text:change-id="ct225574384"/><text:change text:change-id="ct127750352"/><text:change text:change-id="ct126077984"/><text:change text:change-id="ct135006848"/><text:change text:change-id="ct131199616"/><text:change text:change-id="ct127545616"/><office:annotation><dc:creator>Mariano Forti</dc:creator><dc:date>2018-06-18T11:56:01</dc:date><loext:sender-initials>MF</loext:sender-initials><text:p><text:span text:style-name="T68">Arreglar bibliografía. </text:span></text:p></office:annotation><text:change-start text:change-id="ct128928320"/><text:span text:style-name="T33">Referencias</text:span><text:change-end text:change-id="ct128928320"/></text:p>
          </text:list-item>
        </text:list>
        <text:section text:style-name="Sect1" text:name="ADDIN Mendeley Bibliography CSL_BIBLIOGRAPHY  RNDUUgXbe2TAg">
          <text:p text:style-name="Endnote"><text:change-start text:change-id="ct119752656"/>[1]<text:tab/>Y. Jiang, Y. Wei, J.R. Smith, J.W. Hutchinson, A.G. Evans, First principles based predictions of the toughness of a metal/oxide interface, Int. J. Mater. Res. (Formerly Zeitschrift Fuer Met. 101 (2010) 8–15. doi:10.3139/146.110254.</text:p>
          <text:p text:style-name="Endnote">[2]<text:tab/>P. Hohenberg, W. Kohn, Inhomogeneous electron gas, Phys. Rev. 136 (1964) B864–B871.</text:p>
          <text:p text:style-name="Endnote">[3]<text:tab/>W. Kohn, L.J. Sham, Self-Consistent Equations Including Exchange and Correlation Effects, Phys. Rev. 140 (1965) A1133–A1138. doi:10.1103/PhysRev.140.A1133.</text:p>
          <text:p text:style-name="Endnote">[4]<text:tab/>P.E. Blöch, Projector augmented-wave method, Phys. Rev. B. 50 (1994) 13063–17979. doi:10.1103/PhysRevB.50.17953.</text:p>
          <text:p text:style-name="Endnote">[5]<text:tab/>J. Hafner, Ab-initio simulations of materials using VASP: Density-functional theory and beyond, J. Comput. Chem. 29 (2008) 2044–2078. doi:10.1002/jcc.</text:p>
          <text:p text:style-name="Endnote"><text:change-end text:change-id="ct119752656"/><text:change text:change-id="ct133337200"/><text:change-start text:change-id="ct120047600"/>[6]<text:tab/>J. Perdew, K. Burke, M. Ernzerhof, Generalized Gradient Approximation Made Simple., Phys. Rev. Lett. 77 (1996) 3865–3868.<text:change-end text:change-id="ct12004760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DejaVu Sans" style:font-size-asian="10pt" style:language-asian="es" style:country-asian="E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s" fo:country="ES" style:letter-kerning="false" style:font-name-asian="DejaVu Sans" style:font-size-asian="10pt" style:language-asian="es" style:country-asian="E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es" fo:country="ES" style:letter-kerning="false" style:font-name-asian="DejaVu Sans" style:font-family-asian="'DejaVu Sans'" style:font-family-generic-asian="system" style:font-pitch-asian="variable" style:font-size-asian="11pt" style:language-asian="es" style:country-asian="ES" style:font-name-complex="Arial1"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cm" fo:margin-bottom="0.21cm" loext:contextual-spacing="true" fo:keep-with-next="always"/>
      <style:text-properties style:font-name="Liberation Sans" fo:font-family="'Liberation Sans'"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01cm" fo:margin-bottom="0.101cm" loext:contextual-spacing="true" fo:line-height="115%" fo:text-align="justify" style:justify-single-word="false"/>
      <style:text-properties style:font-name="Times New Roman" fo:font-family="'Times New Roman'" style:font-family-generic="roman" style:font-pitch="variable" fo:font-size="12pt" style:font-size-asian="12pt"/>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class="text" style:master-page-name="">
      <style:paragraph-properties fo:margin-top="0.499cm" fo:margin-bottom="0.199cm" loext:contextual-spacing="false" fo:orphans="4" style:page-number="auto"/>
      <style:text-properties style:font-name="Arial" fo:font-family="Arial"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top="0.353cm" fo:margin-bottom="0.212cm" loext:contextual-spacing="false"/>
      <style:text-properties style:font-name="Arial" fo:font-family="Arial" style:font-family-generic="swiss" style:font-pitch="variable" fo:font-size="14pt" fo:font-weight="bold" style:font-size-asian="14pt" style:font-weight-asian="bold" style:font-size-complex="16pt" style:font-weight-complex="bold"/>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Trebuchet MS" fo:font-family="'Trebuchet MS'" style:font-family-generic="roman" style:font-pitch="variable" fo:font-size="12pt" fo:language="es" fo:country="ES" style:letter-kerning="false" style:font-name-asian="Calibri1" style:font-family-asian="Calibri" style:font-family-generic-asian="system" style:font-pitch-asian="variable" style:font-size-asian="12pt" style:language-asian="es" style:country-asian="ES" style:font-name-complex="Trebuchet MS1" style:font-family-complex="'Trebuchet MS'" style:font-family-generic-complex="system" style:font-pitch-complex="variable" style:font-size-complex="12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Endnote" style:family="paragraph" style:parent-style-name="Standard" style:default-outline-level="" style:class="extra">
      <style:paragraph-properties fo:margin-top="0cm" fo:margin-bottom="0cm" loext:contextual-spacing="false" fo:line-height="100%" fo:text-align="justify" style:justify-single-word="false"/>
      <style:text-properties fo:font-size="10pt" fo:language="en" fo:country="US"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_20_body_20_indent" style:display-name="Text body indent" style:family="paragraph" style:parent-style-name="Standard" style:default-outline-level="" style:class="text">
      <style:paragraph-properties fo:margin-top="0cm" fo:margin-bottom="0.212cm" loext:contextual-spacing="false" fo:line-height="200%"/>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es" style:country-asian="MX" style:font-name-complex="Times New Roman1" style:font-family-complex="'Times New Roman'" style:font-family-generic-complex="system" style:font-pitch-complex="variable" style:font-size-complex="10pt"/>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note" style:family="paragraph" style:parent-style-name="Standard" style:default-outline-level=""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499cm" fo:margin-bottom="0cm" loext:contextual-spacing="false" fo:text-align="start" style:justify-single-word="false"/>
      <style:text-properties fo:font-size="18pt" style:font-size-asian="18pt" style:font-size-complex="18pt"/>
    </style:style>
    <style:style style:name="Default_20_Paragraph_20_Font" style:display-name="Default Paragraph Font" style:family="text"/>
    <style:style style:name="Texto_20_nota_20_al_20_final_20_Car" style:display-name="Texto nota al final Car" style:family="text" style:parent-style-name="Default_20_Paragraph_20_Font">
      <style:text-properties fo:font-size="10pt" fo:language="en" fo:country="US"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angría_20_de_20_texto_20_normal_20_Car" style:display-name="Sangría de texto normal C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es" style:country-asian="MX" style:font-name-complex="Times New Roman1" style:font-family-complex="'Times New Roman'" style:font-family-generic-complex="system" style:font-pitch-complex="variable" style:font-size-complex="10pt"/>
    </style:style>
    <style:style style:name="Mapa_20_del_20_documento_20_Car" style:display-name="Mapa del document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ie_20_de_20_página_20_Car" style:display-name="Pie de página Car" style:family="text" style:parent-style-name="Default_20_Paragraph_20_Font"/>
    <style:style style:name="tl8wme"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fo:font-weight="normal" style:font-weight-asian="normal"/>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fo:font-weight="normal" style:font-weight-asian="normal"/>
    </style:style>
    <style:style style:name="ListLabel_20_18" style:display-name="ListLabel 18" style:family="text">
      <style:text-properties fo:font-weight="normal" style:font-weight-asian="normal"/>
    </style:style>
    <style:style style:name="ListLabel_20_19" style:display-name="ListLabel 19" style:family="text">
      <style:text-properties style:font-name="Calibri" fo:font-family="Calibri" style:font-family-generic="roman" style:font-pitch="variable" fo:font-size="12pt" fo:font-weight="bold" style:font-size-asian="12pt" style:font-weight-asian="bold"/>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ListLabel_20_26" style:display-name="ListLabel 26" style:family="text">
      <style:text-properties fo:font-size="12pt" style:font-size-asian="12pt" style:font-name-complex="Symbol1" style:font-family-complex="Symbol"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Wingdings" style:font-family-complex="Wingdings"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fo:font-size="12pt" style:font-size-asian="12pt" style:font-name-complex="Symbol1" style:font-family-complex="Symbol"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alibri" fo:font-family="Calibri" style:font-family-generic="roman" style:font-pitch="variable" fo:font-size="12pt" fo:font-weight="bold" style:font-size-asian="12pt" style:font-weight-asian="bold"/>
    </style:style>
    <style:style style:name="ListLabel_20_45" style:display-name="ListLabel 45" style:family="text">
      <style:text-properties style:font-name="Calibri" fo:font-family="Calibri" style:font-family-generic="roman" style:font-pitch="variable" fo:font-weight="bold" style:font-weight-asian="bold" style:font-name-complex="Symbol1" style:font-family-complex="Symbol"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Wingdings" style:font-family-complex="Wingdings" style:font-family-generic-complex="system" style:font-pitch-complex="variable"/>
    </style:style>
    <style:style style:name="ListLabel_20_48" style:display-name="ListLabel 48" style:family="text">
      <style:text-properties style:font-name-complex="Symbol1" style:font-family-complex="Symbol"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Wingdings" style:font-family-complex="Wingdings" style:font-family-generic-complex="system" style:font-pitch-complex="variable"/>
    </style:style>
    <style:style style:name="ListLabel_20_51" style:display-name="ListLabel 51" style:family="text">
      <style:text-properties style:font-name-complex="Symbol1" style:font-family-complex="Symbol"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Wingdings" style:font-family-complex="Wingdings" style:font-family-generic-complex="system" style:font-pitch-complex="variable"/>
    </style:style>
    <style:style style:name="ListLabel_20_54" style:display-name="ListLabel 54" style:family="text">
      <style:text-properties style:font-name="Calibri" fo:font-family="Calibri" style:font-family-generic="roman" style:font-pitch="variable" fo:font-weight="bold" style:font-weight-asian="bold" style:font-name-complex="Symbol1" style:font-family-complex="Symbol"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ListLabel_20_63" style:display-name="ListLabel 63" style:family="text">
      <style:text-properties fo:font-size="12pt" style:font-size-asian="12pt" style:font-name-complex="Symbol1" style:font-family-complex="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fo:font-size="12pt" style:font-size-asian="12pt" style:font-name-complex="Symbol1" style:font-family-complex="Symbol" style:font-family-generic-complex="system" style:font-pitch-complex="variable"/>
    </style:style>
    <style:style style:name="ListLabel_20_73" style:display-name="ListLabel 73" style:family="text">
      <style:text-properties style:font-name-complex="Courier New" style:font-family-complex="'Courier New'" style:font-family-generic-complex="system" style:font-pitch-complex="variable"/>
    </style:style>
    <style:style style:name="ListLabel_20_74" style:display-name="ListLabel 74" style:family="text">
      <style:text-properties style:font-name-complex="Wingdings" style:font-family-complex="Wingdings"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Wingdings" style:font-family-complex="Wingdings"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Courier New" style:font-family-complex="'Courier New'" style:font-family-generic-complex="system" style:font-pitch-complex="variable"/>
    </style:style>
    <style:style style:name="ListLabel_20_80" style:display-name="ListLabel 80" style:family="text">
      <style:text-properties style:font-name-complex="Wingdings" style:font-family-complex="Wingdings" style:font-family-generic-complex="system" style:font-pitch-complex="variable"/>
    </style:style>
    <style:style style:name="ListLabel_20_81" style:display-name="ListLabel 81" style:family="text">
      <style:text-properties style:font-name="Calibri" fo:font-family="Calibri" style:font-family-generic="roman" style:font-pitch="variable" fo:font-size="12pt" fo:font-weight="bold" style:font-size-asian="12pt" style:font-weight-asian="bold"/>
    </style:style>
    <style:style style:name="ListLabel_20_82" style:display-name="ListLabel 82" style:family="text">
      <style:text-properties style:font-name="Calibri" fo:font-family="Calibri" style:font-family-generic="roman" style:font-pitch="variable" fo:font-weight="bold" style:font-weight-asian="bold" style:font-name-complex="Symbol1"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style:font-name="Calibri" fo:font-family="Calibri" style:font-family-generic="roman" style:font-pitch="variable" fo:font-weight="bold" style:font-weight-asian="bold" style:font-name-complex="Symbol1"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fo:font-size="12pt" style:font-size-asian="12pt" style:font-name-complex="Symbol1" style:font-family-complex="Symbol"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Wingdings" style:font-family-complex="Wingdings" style:font-family-generic-complex="system" style:font-pitch-complex="variable"/>
    </style:style>
    <style:style style:name="ListLabel_20_109" style:display-name="ListLabel 109" style:family="text">
      <style:text-properties fo:font-size="12pt" style:font-size-asian="12pt" style:font-name-complex="Symbol1" style:font-family-complex="Symbol"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alibri" fo:font-family="Calibri" style:font-family-generic="roman" style:font-pitch="variable" fo:font-size="12pt" fo:font-weight="bold" style:font-size-asian="12pt" style:font-weight-asian="bold"/>
    </style:style>
    <style:style style:name="ListLabel_20_119" style:display-name="ListLabel 119" style:family="text">
      <style:text-properties style:font-name="Calibri" fo:font-family="Calibri" style:font-family-generic="roman" style:font-pitch="variable" fo:font-weight="bold" style:font-weight-asian="bold" style:font-name-complex="Symbol1" style:font-family-complex="Symbol" style:font-family-generic-complex="system" style:font-pitch-complex="variable"/>
    </style:style>
    <style:style style:name="ListLabel_20_120" style:display-name="ListLabel 120" style:family="text">
      <style:text-properties style:font-name-complex="Courier New" style:font-family-complex="'Courier New'" style:font-family-generic-complex="system" style:font-pitch-complex="variable"/>
    </style:style>
    <style:style style:name="ListLabel_20_121" style:display-name="ListLabel 121" style:family="text">
      <style:text-properties style:font-name-complex="Wingdings" style:font-family-complex="Wingdings"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Courier New" style:font-family-complex="'Courier New'" style:font-family-generic-complex="system" style:font-pitch-complex="variable"/>
    </style:style>
    <style:style style:name="ListLabel_20_124" style:display-name="ListLabel 124" style:family="text">
      <style:text-properties style:font-name-complex="Wingdings" style:font-family-complex="Wingdings"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Courier New" style:font-family-complex="'Courier New'" style:font-family-generic-complex="system" style:font-pitch-complex="variable"/>
    </style:style>
    <style:style style:name="ListLabel_20_127" style:display-name="ListLabel 127" style:family="text">
      <style:text-properties style:font-name-complex="Wingdings" style:font-family-complex="Wingdings" style:font-family-generic-complex="system" style:font-pitch-complex="variable"/>
    </style:style>
    <style:style style:name="ListLabel_20_128" style:display-name="ListLabel 128" style:family="text">
      <style:text-properties style:font-name="Calibri" fo:font-family="Calibri" style:font-family-generic="roman" style:font-pitch="variable" fo:font-weight="bold" style:font-weight-asian="bold" style:font-name-complex="Symbol1" style:font-family-complex="Symbol" style:font-family-generic-complex="system" style:font-pitch-complex="variable"/>
    </style:style>
    <style:style style:name="ListLabel_20_129" style:display-name="ListLabel 129" style:family="text">
      <style:text-properties style:font-name-complex="Courier New" style:font-family-complex="'Courier New'" style:font-family-generic-complex="system" style:font-pitch-complex="variable"/>
    </style:style>
    <style:style style:name="ListLabel_20_130" style:display-name="ListLabel 130" style:family="text">
      <style:text-properties style:font-name-complex="Wingdings" style:font-family-complex="Wingdings"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Courier New" style:font-family-complex="'Courier New'" style:font-family-generic-complex="system" style:font-pitch-complex="variable"/>
    </style:style>
    <style:style style:name="ListLabel_20_133" style:display-name="ListLabel 133" style:family="text">
      <style:text-properties style:font-name-complex="Wingdings" style:font-family-complex="Wingdings"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Courier New"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alibri" fo:font-family="Calibri" style:font-family-generic="roman" style:font-pitch="variable" fo:font-size="12pt" fo:font-weight="bold" style:font-size-asian="12pt" style:font-weight-asian="bold"/>
    </style:style>
    <style:style style:name="ListLabel_20_138" style:display-name="ListLabel 138" style:family="text">
      <style:text-properties style:font-name="Calibri" fo:font-family="Calibri" style:font-family-generic="roman" style:font-pitch="variable" fo:font-weight="bold" style:font-weight-asian="bold" style:font-name-complex="Symbol1" style:font-family-complex="Symbol" style:font-family-generic-complex="system" style:font-pitch-complex="variable"/>
    </style:style>
    <style:style style:name="ListLabel_20_139" style:display-name="ListLabel 139" style:family="text">
      <style:text-properties style:font-name-complex="Courier New" style:font-family-complex="'Courier New'" style:font-family-generic-complex="system" style:font-pitch-complex="variable"/>
    </style:style>
    <style:style style:name="ListLabel_20_140" style:display-name="ListLabel 140" style:family="text">
      <style:text-properties style:font-name-complex="Wingdings" style:font-family-complex="Wingdings" style:font-family-generic-complex="system" style:font-pitch-complex="variable"/>
    </style:style>
    <style:style style:name="ListLabel_20_141" style:display-name="ListLabel 141" style:family="text">
      <style:text-properties style:font-name-complex="Symbol1" style:font-family-complex="Symbol" style:font-family-generic-complex="system" style:font-pitch-complex="variable"/>
    </style:style>
    <style:style style:name="ListLabel_20_142" style:display-name="ListLabel 142" style:family="text">
      <style:text-properties style:font-name-complex="Courier New" style:font-family-complex="'Courier New'" style:font-family-generic-complex="system" style:font-pitch-complex="variable"/>
    </style:style>
    <style:style style:name="ListLabel_20_143" style:display-name="ListLabel 143" style:family="text">
      <style:text-properties style:font-name-complex="Wingdings" style:font-family-complex="Wingdings" style:font-family-generic-complex="system" style:font-pitch-complex="variable"/>
    </style:style>
    <style:style style:name="ListLabel_20_144" style:display-name="ListLabel 144" style:family="text">
      <style:text-properties style:font-name-complex="Symbol1" style:font-family-complex="Symbol" style:font-family-generic-complex="system" style:font-pitch-complex="variable"/>
    </style:style>
    <style:style style:name="ListLabel_20_145" style:display-name="ListLabel 145" style:family="text">
      <style:text-properties style:font-name-complex="Courier New" style:font-family-complex="'Courier New'" style:font-family-generic-complex="system" style:font-pitch-complex="variable"/>
    </style:style>
    <style:style style:name="ListLabel_20_146" style:display-name="ListLabel 146" style:family="text">
      <style:text-properties style:font-name-complex="Wingdings" style:font-family-complex="Wingdings" style:font-family-generic-complex="system" style:font-pitch-complex="variable"/>
    </style:style>
    <style:style style:name="ListLabel_20_147" style:display-name="ListLabel 147" style:family="text">
      <style:text-properties style:font-name="Calibri" fo:font-family="Calibri" style:font-family-generic="roman" style:font-pitch="variable" fo:font-size="12pt" fo:font-weight="bold" style:font-size-asian="12pt" style:font-weight-asian="bold"/>
    </style:style>
    <style:style style:name="Numbering_20_Symbols" style:display-name="Numbering Symbols" style:family="text"/>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Numbering_20_Symbols" style:num-prefix="(" style:num-suffix=")" style:num-format="1">
        <style:list-level-properties text:list-level-position-and-space-mode="label-alignment">
          <style:list-level-label-alignment text:label-followed-by="nothing"/>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nothing"/>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nothing"/>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nothing"/>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nothing"/>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nothing"/>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nothing"/>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nothing"/>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nothing"/>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4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3"/>
    <style:master-page style:name="Converted17" style:page-layout-name="Mpm3"/>
    <style:master-page style:name="Converted18" style:page-layout-name="Mpm3"/>
    <style:master-page style:name="Endnote" style:page-layout-name="Mpm4"/>
    <style:master-page style:name="Converted19" style:page-layout-name="Mpm5" style:next-style-name="Converted18"/>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9T12:53:00</meta:creation-date>
    <meta:initial-creator>Paula Alonso</meta:initial-creator>
    <meta:keyword>Plan</meta:keyword>
    <meta:keyword>Maestria</meta:keyword>
    <meta:keyword>2019</meta:keyword>
    <dc:language>es-AR</dc:language>
    <dc:creator>Mariano Forti</dc:creator>
    <meta:print-date>2016-06-22T18:57:00</meta:print-date>
    <dc:date>2018-06-22T13:58:20.746106417</dc:date>
    <meta:editing-cycles>47</meta:editing-cycles>
    <dc:subject>Plan de Maestría 2019</dc:subject>
    <dc:title>Modelización Atomística de la tenacidad de interfaces Zr / ZrO2</dc:title>
    <meta:editing-duration>PT3H30M49S</meta:editing-duration>
    <meta:generator>LibreOffice/6.0.4.2$Linux_X86_64 LibreOffice_project/00m0$Build-2</meta:generator>
    <meta:document-statistic meta:table-count="1" meta:image-count="0" meta:object-count="0" meta:page-count="8" meta:paragraph-count="150" meta:word-count="2669" meta:character-count="17397" meta:non-whitespace-character-count="14841"/>
    <meta:user-defined meta:name="AppVersion">14.0000</meta:user-defined>
    <meta:user-defined meta:name="Company">CNEA-UNSAM</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journal-of-nuclear-materials</meta:user-defined>
    <meta:user-defined meta:name="Mendeley Document_1" meta:value-type="string">True</meta:user-defined>
    <meta:user-defined meta:name="Mendeley Unique User Id_1" meta:value-type="string">1f6062dc-e879-3a5e-8932-4ede1744e25d</meta:user-defined>
    <meta:user-defined meta:name="Mendeley_Bookmark_17eD3fDEUt_1" meta:value-type="string">ADDIN CSL_CITATION {"mendeley": {"previouslyFormattedCitation": "[4]", "formattedCitation": "[5]", "plainTextFormattedCitation": "[5]"}, "schema": "https://github.com/citation-style-language/schema/raw/master/csl-citation.json", "properties": {"noteIndex"</meta:user-defined>
    <meta:user-defined meta:name="Mendeley_Bookmark_17eD3fDEUt_10" meta:value-type="string">onductors and insulators, surfaces, interfaces and thin films, chemical reactions, and catalysis) are reviewed.", "id": "ITEM-1", "volume": "29", "title": "Ab-initio simulations of materials using VASP: Density-functional theory and beyond", "container-ti</meta:user-defined>
    <meta:user-defined meta:name="Mendeley_Bookmark_17eD3fDEUt_11" meta:value-type="string">tle": "Journal of Computational Chemistry", "issued": {"date-parts": [["2008"]]}, "page": "2044\u20132078", "DOI": "10.1002/jcc", "author": [{"non-dropping-particle": "", "dropping-particle": "", "family": "Hafner", "parse-names": false, "suffix": "", "gi</meta:user-defined>
    <meta:user-defined meta:name="Mendeley_Bookmark_17eD3fDEUt_12" meta:value-type="string">ven": "J."}], "publisher": "Wiley Online Library", "ISSN": "1096-987X", "type": "article-journal"}, "uris": ["http://www.mendeley.com/documents/?uuid=4ef0ecee-c7a4-4125-b7db-65cb8437e961"]}]}</meta:user-defined>
    <meta:user-defined meta:name="Mendeley_Bookmark_17eD3fDEUt_2" meta:value-type="string">: 0}, "citationItems": [{"id": "ITEM-1", "itemData": {"issue": "13", "abstract": "During the past decade, computer simulations based on a quantum-mechanical description of the interactions between electrons and between electrons and atomic nuclei have dev</meta:user-defined>
    <meta:user-defined meta:name="Mendeley_Bookmark_17eD3fDEUt_3" meta:value-type="string">eloped an increasingly important impact on solid-state physics and chemistry and on materials science\u2014promoting not only a deeper understanding, but also the possibility to contribute significantly to materials design for future technologies. This de</meta:user-defined>
    <meta:user-defined meta:name="Mendeley_Bookmark_17eD3fDEUt_4" meta:value-type="string">velopment is basedontwoimportant columns: (i) The improved description of electronic many-body effects within density-functional theory (DFT) and the upcoming post- DFTmethods. (ii)Theimplementation of the newfunctionals andmany-body techniques within hig</meta:user-defined>
    <meta:user-defined meta:name="Mendeley_Bookmark_17eD3fDEUt_5" meta:value-type="string">hly efficient, stable, and versatile computer codes, which allow to exploit the potential of modern computer architectures. In this review, I discuss the implementation of various DFT functionals [local-density approximation (LDA), generalized gradient ap</meta:user-defined>
    <meta:user-defined meta:name="Mendeley_Bookmark_17eD3fDEUt_6" meta:value-type="string">proximation (GGA), meta-GGA, hybrid functional mixing DFT, and exact (Hartree-Fock) exchange] and post-DFT approaches [DFT + U for strong electronic correlations in narrow bands, many-body perturbation theory (GW) for quasiparticle spectra, dynamical corr</meta:user-defined>
    <meta:user-defined meta:name="Mendeley_Bookmark_17eD3fDEUt_7" meta:value-type="string">elation effects via the adiabatic-connection fluctuation-dissipation theorem (AC-FDT)] in the Vienna ab initio simulation package VASP. VASP is a plane-wave all-electron code using the projector-augmented wave method to describe the electron-core interact</meta:user-defined>
    <meta:user-defined meta:name="Mendeley_Bookmark_17eD3fDEUt_8" meta:value-type="string">ion. The code uses fast iterative techniques for the diagonalization of the DFT Hamiltonian and allows to perform total-energy calculations and structural optimizations for systems with thousands of atoms and ab initio molecular dynamics simulations for e</meta:user-defined>
    <meta:user-defined meta:name="Mendeley_Bookmark_17eD3fDEUt_9" meta:value-type="string">nsembles with a few hundred atoms extending over several tens of ps. Applications in many different areas (structure and phase stability, mechanical and dynamical properties, liquids, glasses and quasicrystals, magnetism and magnetic nanostructures, semic</meta:user-defined>
    <meta:user-defined meta:name="Mendeley_Bookmark_1oSjxSFuMf_1" meta:value-type="string">ADDIN CSL_CITATION {"mendeley": {"previouslyFormattedCitation": "[1,2]", "formattedCitation": "[2,3]", "plainTextFormattedCitation": "[2,3]"}, "schema": "https://github.com/citation-style-language/schema/raw/master/csl-citation.json", "properties": {"note</meta:user-defined>
    <meta:user-defined meta:name="Mendeley_Bookmark_1oSjxSFuMf_10" meta:value-type="string">: ["http://www.mendeley.com/documents/?uuid=5b1c9358-2923-4f6a-a39b-0ef87a2aea6c"]}]}</meta:user-defined>
    <meta:user-defined meta:name="Mendeley_Bookmark_1oSjxSFuMf_2" meta:value-type="string">Index": 0}, "citationItems": [{"id": "ITEM-1", "itemData": {"type": "article-journal", "issue": "3B", "abstract": "This paper deals with the ground state of an interacting electron gas in an external potential v(r). It is proved that there exists a univer</meta:user-defined>
    <meta:user-defined meta:name="Mendeley_Bookmark_1oSjxSFuMf_3" meta:value-type="string">sal functional of the density, Fn(r), independent of v(r), such that the expression Ev(r)n(r)dr+Fn(r) has as its minimum value the correct ground-state energy associated with v(r). The functional Fn(r) is then discussed for two situations: (1) n(r)=n0+n(r</meta:user-defined>
    <meta:user-defined meta:name="Mendeley_Bookmark_1oSjxSFuMf_4" meta:value-type="string">), n/n01, and (2) n(r)= (r/r0) with arbitrary and r0. In both cases F can be expressed entirely in terms of the correlation energy and linear and higher order electronic polarizabilities of a uniform electron gas. This approach also sheds some light on ge</meta:user-defined>
    <meta:user-defined meta:name="Mendeley_Bookmark_1oSjxSFuMf_5" meta:value-type="string">neralized Thomas-Fermi methods and their limitations. Some new extensions of these methods are presented.", "page": "B864\u2013B871", "id": "ITEM-1", "volume": "136", "author": [{"non-dropping-particle": "", "dropping-particle": "", "family": "Hohenberg",</meta:user-defined>
    <meta:user-defined meta:name="Mendeley_Bookmark_1oSjxSFuMf_6" meta:value-type="string"> "parse-names": false, "suffix": "", "given": "P."}, {"non-dropping-particle": "", "dropping-particle": "", "family": "Kohn", "parse-names": false, "suffix": "", "given": "W."}], "publisher": "APS", "title": "Inhomogeneous electron gas", "container-title"</meta:user-defined>
    <meta:user-defined meta:name="Mendeley_Bookmark_1oSjxSFuMf_7" meta:value-type="string">: "Phys. Rev", "issued": {"date-parts": [["1964"]]}}, "uris": ["http://www.mendeley.com/documents/?uuid=ce838011-5d9e-4e7d-bc0e-d2c97f10a438"]}, {"id": "ITEM-2", "itemData": {"type": "article-journal", "issue": "4A", "page": "A1133-A1138", "ISSN": "0031-8</meta:user-defined>
    <meta:user-defined meta:name="Mendeley_Bookmark_1oSjxSFuMf_8" meta:value-type="string">99X", "id": "ITEM-2", "DOI": "10.1103/PhysRev.140.A1133", "author": [{"non-dropping-particle": "", "dropping-particle": "", "family": "Kohn", "parse-names": false, "suffix": "", "given": "W."}, {"non-dropping-particle": "", "dropping-particle": "", "famil</meta:user-defined>
    <meta:user-defined meta:name="Mendeley_Bookmark_1oSjxSFuMf_9" meta:value-type="string">y": "Sham", "parse-names": false, "suffix": "", "given": "L. J."}], "volume": "140", "title": "Self-Consistent Equations Including Exchange and Correlation Effects", "container-title": "Physical Review", "issued": {"date-parts": [["1965", "11"]]}}, "uris"</meta:user-defined>
    <meta:user-defined meta:name="Mendeley_Bookmark_2pFEOVkTa6_1" meta:value-type="string">ADDIN CSL_CITATION {"mendeley": {"formattedCitation": "[1]", "plainTextFormattedCitation": "[1]"}, "schema": "https://github.com/citation-style-language/schema/raw/master/csl-citation.json", "properties": {"noteIndex": 0}, "citationItems": [{"id": "ITEM-1</meta:user-defined>
    <meta:user-defined meta:name="Mendeley_Bookmark_2pFEOVkTa6_10" meta:value-type="string">rticle": "", "family": "Smith", "parse-names": false, "suffix": "", "given": "John R."}, {"non-dropping-particle": "", "dropping-particle": "", "family": "Hutchinson", "parse-names": false, "suffix": "", "given": "John W."}, {"non-dropping-particle": "", </meta:user-defined>
    <meta:user-defined meta:name="Mendeley_Bookmark_2pFEOVkTa6_11" meta:value-type="string">"dropping-particle": "", "family": "Evans", "parse-names": false, "suffix": "", "given": "Anthony G."}], "ISSN": "18625282", "type": "article-journal"}, "uris": ["http://www.mendeley.com/documents/?uuid=69f36ad4-0e7e-4be8-ba5c-20ae8a8e6a14"]}]}</meta:user-defined>
    <meta:user-defined meta:name="Mendeley_Bookmark_2pFEOVkTa6_2" meta:value-type="string">", "itemData": {"issue": "1", "abstract": "Wedescribe a first-principles-based strategytopredictthe macroscopic toughness of a c-Ni(Al)/a-Al2O3 interface. Density functional theory calculations are used to ascertain energy changesupon displacing the twoma</meta:user-defined>
    <meta:user-defined meta:name="Mendeley_Bookmark_2pFEOVkTa6_3" meta:value-type="string">terials adjacent to the interface, with relaxation conducted over all atoms lo- cated within adjoining rows. Traction/displacement curves areobtained from derivatives of the energy. Calculations areperformed in mode I (opening), mode II (shear) and at a p</meta:user-defined>
    <meta:user-defined meta:name="Mendeley_Bookmark_2pFEOVkTa6_4" meta:value-type="string">hase angle of 458. The shear calculations are conducted for displacements along &lt;110&gt; and &lt;112&gt;of the Nilattice. A generalized interfacepotentialfunction isused to character- ize the results. Initialfitting to both the shear and normal stress results isre</meta:user-defined>
    <meta:user-defined meta:name="Mendeley_Bookmark_2pFEOVkTa6_5" meta:value-type="string">quired to calibrate the unknowns. There- after,consistency is established byusing the potential topre- dict othertraction quantities. The potentialis incorporated as a traction/displacement function within acohesive zone model and used topredictthe steady</meta:user-defined>
    <meta:user-defined meta:name="Mendeley_Bookmark_2pFEOVkTa6_6" meta:value-type="string">-state toughness of the interface. Forthis purpose, the plasticity of the Ni alloy must beknown, including the plasticity length scale. Measure- ments obtained for a c-Ni superalloy are used and the tough- ness predicted overthe full range of mode mixity.</meta:user-defined>
    <meta:user-defined meta:name="Mendeley_Bookmark_2pFEOVkTa6_7" meta:value-type="string"> Additional results for a range of alloys are used todemonstrate the influ- ences of yield strength and length scale.", "id": "ITEM-1", "volume": "101", "title": "First principles based predictions of the toughness of a metal/oxide interface", "container-</meta:user-defined>
    <meta:user-defined meta:name="Mendeley_Bookmark_2pFEOVkTa6_8" meta:value-type="string">title": "International Journal of Materials Research (formerly Zeitschrift fuer Metallkunde)", "issued": {"date-parts": [["2010"]]}, "page": "8-15", "ISBN": "1862-5282", "DOI": "10.3139/146.110254", "author": [{"non-dropping-particle": "", "dropping-parti</meta:user-defined>
    <meta:user-defined meta:name="Mendeley_Bookmark_2pFEOVkTa6_9" meta:value-type="string">cle": "", "family": "Jiang", "parse-names": false, "suffix": "", "given": "Yong"}, {"non-dropping-particle": "", "dropping-particle": "", "family": "Wei", "parse-names": false, "suffix": "", "given": "Yueguang"}, {"non-dropping-particle": "", "dropping-pa</meta:user-defined>
    <meta:user-defined meta:name="Mendeley_Bookmark_3O1LdBQ7HK_1" meta:value-type="string">ADDIN Mendeley Bibliography CSL_BIBLIOGRAPHY </meta:user-defined>
    <meta:user-defined meta:name="Mendeley_Bookmark_4LkXTbXtJu_1" meta:value-type="string">ADDIN CSL_CITATION {"mendeley": {"previouslyFormattedCitation": "[4]", "formattedCitation": "[5]", "plainTextFormattedCitation": "[5]"}, "schema": "https://github.com/citation-style-language/schema/raw/master/csl-citation.json", "properties": {"noteIndex"</meta:user-defined>
    <meta:user-defined meta:name="Mendeley_Bookmark_4LkXTbXtJu_10" meta:value-type="string">onductors and insulators, surfaces, interfaces and thin films, chemical reactions, and catalysis) are reviewed.", "id": "ITEM-1", "volume": "29", "title": "Ab-initio simulations of materials using VASP: Density-functional theory and beyond", "container-ti</meta:user-defined>
    <meta:user-defined meta:name="Mendeley_Bookmark_4LkXTbXtJu_11" meta:value-type="string">tle": "Journal of Computational Chemistry", "issued": {"date-parts": [["2008"]]}, "page": "2044\u20132078", "DOI": "10.1002/jcc", "author": [{"non-dropping-particle": "", "dropping-particle": "", "family": "Hafner", "parse-names": false, "suffix": "", "gi</meta:user-defined>
    <meta:user-defined meta:name="Mendeley_Bookmark_4LkXTbXtJu_12" meta:value-type="string">ven": "J."}], "publisher": "Wiley Online Library", "ISSN": "1096-987X", "type": "article-journal"}, "uris": ["http://www.mendeley.com/documents/?uuid=4ef0ecee-c7a4-4125-b7db-65cb8437e961"]}]}</meta:user-defined>
    <meta:user-defined meta:name="Mendeley_Bookmark_4LkXTbXtJu_2" meta:value-type="string">: 0}, "citationItems": [{"id": "ITEM-1", "itemData": {"issue": "13", "abstract": "During the past decade, computer simulations based on a quantum-mechanical description of the interactions between electrons and between electrons and atomic nuclei have dev</meta:user-defined>
    <meta:user-defined meta:name="Mendeley_Bookmark_4LkXTbXtJu_3" meta:value-type="string">eloped an increasingly important impact on solid-state physics and chemistry and on materials science\u2014promoting not only a deeper understanding, but also the possibility to contribute significantly to materials design for future technologies. This de</meta:user-defined>
    <meta:user-defined meta:name="Mendeley_Bookmark_4LkXTbXtJu_4" meta:value-type="string">velopment is basedontwoimportant columns: (i) The improved description of electronic many-body effects within density-functional theory (DFT) and the upcoming post- DFTmethods. (ii)Theimplementation of the newfunctionals andmany-body techniques within hig</meta:user-defined>
    <meta:user-defined meta:name="Mendeley_Bookmark_4LkXTbXtJu_5" meta:value-type="string">hly efficient, stable, and versatile computer codes, which allow to exploit the potential of modern computer architectures. In this review, I discuss the implementation of various DFT functionals [local-density approximation (LDA), generalized gradient ap</meta:user-defined>
    <meta:user-defined meta:name="Mendeley_Bookmark_4LkXTbXtJu_6" meta:value-type="string">proximation (GGA), meta-GGA, hybrid functional mixing DFT, and exact (Hartree-Fock) exchange] and post-DFT approaches [DFT + U for strong electronic correlations in narrow bands, many-body perturbation theory (GW) for quasiparticle spectra, dynamical corr</meta:user-defined>
    <meta:user-defined meta:name="Mendeley_Bookmark_4LkXTbXtJu_7" meta:value-type="string">elation effects via the adiabatic-connection fluctuation-dissipation theorem (AC-FDT)] in the Vienna ab initio simulation package VASP. VASP is a plane-wave all-electron code using the projector-augmented wave method to describe the electron-core interact</meta:user-defined>
    <meta:user-defined meta:name="Mendeley_Bookmark_4LkXTbXtJu_8" meta:value-type="string">ion. The code uses fast iterative techniques for the diagonalization of the DFT Hamiltonian and allows to perform total-energy calculations and structural optimizations for systems with thousands of atoms and ab initio molecular dynamics simulations for e</meta:user-defined>
    <meta:user-defined meta:name="Mendeley_Bookmark_4LkXTbXtJu_9" meta:value-type="string">nsembles with a few hundred atoms extending over several tens of ps. Applications in many different areas (structure and phase stability, mechanical and dynamical properties, liquids, glasses and quasicrystals, magnetism and magnetic nanostructures, semic</meta:user-defined>
    <meta:user-defined meta:name="Mendeley_Bookmark_6tARbu96Cj_1" meta:value-type="string">ADDIN Mendeley Bibliography CSL_BIBLIOGRAPHY </meta:user-defined>
    <meta:user-defined meta:name="Mendeley_Bookmark_7E9piyxAKD_1" meta:value-type="string">ADDIN CSL_CITATION {"mendeley": {"previouslyFormattedCitation": "[4]", "formattedCitation": "[5]", "plainTextFormattedCitation": "[5]"}, "schema": "https://github.com/citation-style-language/schema/raw/master/csl-citation.json", "properties": {"noteIndex"</meta:user-defined>
    <meta:user-defined meta:name="Mendeley_Bookmark_7E9piyxAKD_10" meta:value-type="string">onductors and insulators, surfaces, interfaces and thin films, chemical reactions, and catalysis) are reviewed.", "id": "ITEM-1", "volume": "29", "title": "Ab-initio simulations of materials using VASP: Density-functional theory and beyond", "container-ti</meta:user-defined>
    <meta:user-defined meta:name="Mendeley_Bookmark_7E9piyxAKD_11" meta:value-type="string">tle": "Journal of Computational Chemistry", "issued": {"date-parts": [["2008"]]}, "page": "2044\u20132078", "DOI": "10.1002/jcc", "author": [{"non-dropping-particle": "", "dropping-particle": "", "family": "Hafner", "parse-names": false, "suffix": "", "gi</meta:user-defined>
    <meta:user-defined meta:name="Mendeley_Bookmark_7E9piyxAKD_12" meta:value-type="string">ven": "J."}], "publisher": "Wiley Online Library", "ISSN": "1096-987X", "type": "article-journal"}, "uris": ["http://www.mendeley.com/documents/?uuid=4ef0ecee-c7a4-4125-b7db-65cb8437e961"]}]}</meta:user-defined>
    <meta:user-defined meta:name="Mendeley_Bookmark_7E9piyxAKD_2" meta:value-type="string">: 0}, "citationItems": [{"id": "ITEM-1", "itemData": {"issue": "13", "abstract": "During the past decade, computer simulations based on a quantum-mechanical description of the interactions between electrons and between electrons and atomic nuclei have dev</meta:user-defined>
    <meta:user-defined meta:name="Mendeley_Bookmark_7E9piyxAKD_3" meta:value-type="string">eloped an increasingly important impact on solid-state physics and chemistry and on materials science\u2014promoting not only a deeper understanding, but also the possibility to contribute significantly to materials design for future technologies. This de</meta:user-defined>
    <meta:user-defined meta:name="Mendeley_Bookmark_7E9piyxAKD_4" meta:value-type="string">velopment is basedontwoimportant columns: (i) The improved description of electronic many-body effects within density-functional theory (DFT) and the upcoming post- DFTmethods. (ii)Theimplementation of the newfunctionals andmany-body techniques within hig</meta:user-defined>
    <meta:user-defined meta:name="Mendeley_Bookmark_7E9piyxAKD_5" meta:value-type="string">hly efficient, stable, and versatile computer codes, which allow to exploit the potential of modern computer architectures. In this review, I discuss the implementation of various DFT functionals [local-density approximation (LDA), generalized gradient ap</meta:user-defined>
    <meta:user-defined meta:name="Mendeley_Bookmark_7E9piyxAKD_6" meta:value-type="string">proximation (GGA), meta-GGA, hybrid functional mixing DFT, and exact (Hartree-Fock) exchange] and post-DFT approaches [DFT + U for strong electronic correlations in narrow bands, many-body perturbation theory (GW) for quasiparticle spectra, dynamical corr</meta:user-defined>
    <meta:user-defined meta:name="Mendeley_Bookmark_7E9piyxAKD_7" meta:value-type="string">elation effects via the adiabatic-connection fluctuation-dissipation theorem (AC-FDT)] in the Vienna ab initio simulation package VASP. VASP is a plane-wave all-electron code using the projector-augmented wave method to describe the electron-core interact</meta:user-defined>
    <meta:user-defined meta:name="Mendeley_Bookmark_7E9piyxAKD_8" meta:value-type="string">ion. The code uses fast iterative techniques for the diagonalization of the DFT Hamiltonian and allows to perform total-energy calculations and structural optimizations for systems with thousands of atoms and ab initio molecular dynamics simulations for e</meta:user-defined>
    <meta:user-defined meta:name="Mendeley_Bookmark_7E9piyxAKD_9" meta:value-type="string">nsembles with a few hundred atoms extending over several tens of ps. Applications in many different areas (structure and phase stability, mechanical and dynamical properties, liquids, glasses and quasicrystals, magnetism and magnetic nanostructures, semic</meta:user-defined>
    <meta:user-defined meta:name="Mendeley_Bookmark_7P4SolOhtN_1" meta:value-type="string">ADDIN CSL_CITATION {"mendeley": {"previouslyFormattedCitation": "[3]", "formattedCitation": "[4]", "plainTextFormattedCitation": "[4]"}, "schema": "https://github.com/citation-style-language/schema/raw/master/csl-citation.json", "properties": {"noteIndex"</meta:user-defined>
    <meta:user-defined meta:name="Mendeley_Bookmark_7P4SolOhtN_2" meta:value-type="string">: 0}, "citationItems": [{"id": "ITEM-1", "itemData": {"issue": "24", "abstract": "An approach for electronic structure calculations is described that generalizes both the pseudopotential method and the linear augmented-plane-wave (LAPW) method in a natura</meta:user-defined>
    <meta:user-defined meta:name="Mendeley_Bookmark_7P4SolOhtN_3" meta:value-type="string">l way. The method allows high-quality first-principles molecular-dynamics calculations to be performed using the original fictitious Lagrangian approach of Car and Parrinello. Like the LAPW method it can be used to treat first-row and transition-metal ele</meta:user-defined>
    <meta:user-defined meta:name="Mendeley_Bookmark_7P4SolOhtN_4" meta:value-type="string">ments with affordable effort and provides access to the full wave function. The augmentation procedure is generalized in that partial-wave expansions are not determined by the value and the derivative of the envelope function at some muffin-tin radius, bu</meta:user-defined>
    <meta:user-defined meta:name="Mendeley_Bookmark_7P4SolOhtN_5" meta:value-type="string">t rather by the overlap with localized projector functions. The pseudopotential approach based on generalized separable pseudopotentials can be regained by a simple approximation.", "page": "13063-17979", "volume": "50", "title": "Projector augmented-wave</meta:user-defined>
    <meta:user-defined meta:name="Mendeley_Bookmark_7P4SolOhtN_6" meta:value-type="string"> method", "container-title": "Physical Review B", "issued": {"date-parts": [["1994", "12"]]}, "id": "ITEM-1", "type": "article-journal", "note": "cite when using PAW", "DOI": "10.1103/PhysRevB.50.17953", "author": [{"non-dropping-particle": "", "dropping-</meta:user-defined>
    <meta:user-defined meta:name="Mendeley_Bookmark_7P4SolOhtN_7" meta:value-type="string">particle": "", "family": "Bl\u00f6ch", "parse-names": false, "suffix": "", "given": "P. E."}]}, "uris": ["http://www.mendeley.com/documents/?uuid=84a886bc-f1b6-45b7-b712-9bcef1ce9b5f"]}]}</meta:user-defined>
    <meta:user-defined meta:name="Mendeley_Bookmark_DzQlCpCakY_1" meta:value-type="string">ADDIN CSL_CITATION {"mendeley": {"previouslyFormattedCitation": "[1,2]", "formattedCitation": "[2,3]", "plainTextFormattedCitation": "[2,3]"}, "schema": "https://github.com/citation-style-language/schema/raw/master/csl-citation.json", "properties": {"note</meta:user-defined>
    <meta:user-defined meta:name="Mendeley_Bookmark_DzQlCpCakY_10" meta:value-type="string">: ["http://www.mendeley.com/documents/?uuid=5b1c9358-2923-4f6a-a39b-0ef87a2aea6c"]}]}</meta:user-defined>
    <meta:user-defined meta:name="Mendeley_Bookmark_DzQlCpCakY_2" meta:value-type="string">Index": 0}, "citationItems": [{"id": "ITEM-1", "itemData": {"type": "article-journal", "issue": "3B", "abstract": "This paper deals with the ground state of an interacting electron gas in an external potential v(r). It is proved that there exists a univer</meta:user-defined>
    <meta:user-defined meta:name="Mendeley_Bookmark_DzQlCpCakY_3" meta:value-type="string">sal functional of the density, Fn(r), independent of v(r), such that the expression Ev(r)n(r)dr+Fn(r) has as its minimum value the correct ground-state energy associated with v(r). The functional Fn(r) is then discussed for two situations: (1) n(r)=n0+n(r</meta:user-defined>
    <meta:user-defined meta:name="Mendeley_Bookmark_DzQlCpCakY_4" meta:value-type="string">), n/n01, and (2) n(r)= (r/r0) with arbitrary and r0. In both cases F can be expressed entirely in terms of the correlation energy and linear and higher order electronic polarizabilities of a uniform electron gas. This approach also sheds some light on ge</meta:user-defined>
    <meta:user-defined meta:name="Mendeley_Bookmark_DzQlCpCakY_5" meta:value-type="string">neralized Thomas-Fermi methods and their limitations. Some new extensions of these methods are presented.", "page": "B864\u2013B871", "id": "ITEM-1", "volume": "136", "author": [{"non-dropping-particle": "", "dropping-particle": "", "family": "Hohenberg",</meta:user-defined>
    <meta:user-defined meta:name="Mendeley_Bookmark_DzQlCpCakY_6" meta:value-type="string"> "parse-names": false, "suffix": "", "given": "P."}, {"non-dropping-particle": "", "dropping-particle": "", "family": "Kohn", "parse-names": false, "suffix": "", "given": "W."}], "publisher": "APS", "title": "Inhomogeneous electron gas", "container-title"</meta:user-defined>
    <meta:user-defined meta:name="Mendeley_Bookmark_DzQlCpCakY_7" meta:value-type="string">: "Phys. Rev", "issued": {"date-parts": [["1964"]]}}, "uris": ["http://www.mendeley.com/documents/?uuid=ce838011-5d9e-4e7d-bc0e-d2c97f10a438"]}, {"id": "ITEM-2", "itemData": {"type": "article-journal", "issue": "4A", "page": "A1133-A1138", "ISSN": "0031-8</meta:user-defined>
    <meta:user-defined meta:name="Mendeley_Bookmark_DzQlCpCakY_8" meta:value-type="string">99X", "id": "ITEM-2", "DOI": "10.1103/PhysRev.140.A1133", "author": [{"non-dropping-particle": "", "dropping-particle": "", "family": "Kohn", "parse-names": false, "suffix": "", "given": "W."}, {"non-dropping-particle": "", "dropping-particle": "", "famil</meta:user-defined>
    <meta:user-defined meta:name="Mendeley_Bookmark_DzQlCpCakY_9" meta:value-type="string">y": "Sham", "parse-names": false, "suffix": "", "given": "L. J."}], "volume": "140", "title": "Self-Consistent Equations Including Exchange and Correlation Effects", "container-title": "Physical Review", "issued": {"date-parts": [["1965", "11"]]}}, "uris"</meta:user-defined>
    <meta:user-defined meta:name="Mendeley_Bookmark_Ji6xN4Z1xl_1" meta:value-type="string">ADDIN CSL_CITATION {"mendeley": {"previouslyFormattedCitation": "[5]", "formattedCitation": "[6]", "plainTextFormattedCitation": "[6]"}, "schema": "https://github.com/citation-style-language/schema/raw/master/csl-citation.json", "properties": {"noteIndex"</meta:user-defined>
    <meta:user-defined meta:name="Mendeley_Bookmark_Ji6xN4Z1xl_2" meta:value-type="string">: 0}, "citationItems": [{"id": "ITEM-1", "itemData": {"issue": "18", "abstract": "Generalized gradient approximations (GGA\u2019s) for the exchange-correlation energy improve upon the local spin density (LSD) description of atoms, molecules, and solids. W</meta:user-defined>
    <meta:user-defined meta:name="Mendeley_Bookmark_Ji6xN4Z1xl_3" meta:value-type="string">e present a simple derivation of a simple GGA, in which all parameters (other than those in LSD) are fundamental constants. Only general features of the detailed construction underlying the Perdew-Wang 1991 (PW91) GGA are invoked. Improvements over PW91 i</meta:user-defined>
    <meta:user-defined meta:name="Mendeley_Bookmark_Ji6xN4Z1xl_4" meta:value-type="string">nclude an accurate description of the linear response of the uniform electron gas, correct behavior under uniform scaling, and a smoother potential", "page": "3865-3868", "volume": "77", "title": "Generalized Gradient Approximation Made Simple.", "contain</meta:user-defined>
    <meta:user-defined meta:name="Mendeley_Bookmark_Ji6xN4Z1xl_5" meta:value-type="string">er-title": "Physical review letters", "issued": {"date-parts": [["1996", "10"]]}, "id": "ITEM-1", "type": "article-journal", "author": [{"non-dropping-particle": "", "dropping-particle": "", "family": "Perdew", "parse-names": false, "suffix": "", "given":</meta:user-defined>
    <meta:user-defined meta:name="Mendeley_Bookmark_Ji6xN4Z1xl_6" meta:value-type="string"> "J."}, {"non-dropping-particle": "", "dropping-particle": "", "family": "Burke", "parse-names": false, "suffix": "", "given": "K."}, {"non-dropping-particle": "", "dropping-particle": "", "family": "Ernzerhof", "parse-names": false, "suffix": "", "given"</meta:user-defined>
    <meta:user-defined meta:name="Mendeley_Bookmark_Ji6xN4Z1xl_7" meta:value-type="string">: "M."}], "PMID": "10062328", "ISSN": "1079-7114"}, "uris": ["http://www.mendeley.com/documents/?uuid=31f6086d-4504-4045-b3e0-d4f73d70fb1e"]}]}</meta:user-defined>
    <meta:user-defined meta:name="Mendeley_Bookmark_Njwlq69GK3_1" meta:value-type="string">ADDIN CSL_CITATION {"mendeley": {"previouslyFormattedCitation": "[5]", "formattedCitation": "[6]", "plainTextFormattedCitation": "[6]"}, "schema": "https://github.com/citation-style-language/schema/raw/master/csl-citation.json", "properties": {"noteIndex"</meta:user-defined>
    <meta:user-defined meta:name="Mendeley_Bookmark_Njwlq69GK3_2" meta:value-type="string">: 0}, "citationItems": [{"id": "ITEM-1", "itemData": {"issue": "18", "abstract": "Generalized gradient approximations (GGA\u2019s) for the exchange-correlation energy improve upon the local spin density (LSD) description of atoms, molecules, and solids. W</meta:user-defined>
    <meta:user-defined meta:name="Mendeley_Bookmark_Njwlq69GK3_3" meta:value-type="string">e present a simple derivation of a simple GGA, in which all parameters (other than those in LSD) are fundamental constants. Only general features of the detailed construction underlying the Perdew-Wang 1991 (PW91) GGA are invoked. Improvements over PW91 i</meta:user-defined>
    <meta:user-defined meta:name="Mendeley_Bookmark_Njwlq69GK3_4" meta:value-type="string">nclude an accurate description of the linear response of the uniform electron gas, correct behavior under uniform scaling, and a smoother potential", "page": "3865-3868", "volume": "77", "title": "Generalized Gradient Approximation Made Simple.", "contain</meta:user-defined>
    <meta:user-defined meta:name="Mendeley_Bookmark_Njwlq69GK3_5" meta:value-type="string">er-title": "Physical review letters", "issued": {"date-parts": [["1996", "10"]]}, "id": "ITEM-1", "type": "article-journal", "author": [{"non-dropping-particle": "", "dropping-particle": "", "family": "Perdew", "parse-names": false, "suffix": "", "given":</meta:user-defined>
    <meta:user-defined meta:name="Mendeley_Bookmark_Njwlq69GK3_6" meta:value-type="string"> "J."}, {"non-dropping-particle": "", "dropping-particle": "", "family": "Burke", "parse-names": false, "suffix": "", "given": "K."}, {"non-dropping-particle": "", "dropping-particle": "", "family": "Ernzerhof", "parse-names": false, "suffix": "", "given"</meta:user-defined>
    <meta:user-defined meta:name="Mendeley_Bookmark_Njwlq69GK3_7" meta:value-type="string">: "M."}], "PMID": "10062328", "ISSN": "1079-7114"}, "uris": ["http://www.mendeley.com/documents/?uuid=31f6086d-4504-4045-b3e0-d4f73d70fb1e"]}]}</meta:user-defined>
    <meta:user-defined meta:name="Mendeley_Bookmark_P2p7HHbrfm_1" meta:value-type="string">ADDIN CSL_CITATION {"mendeley": {"formattedCitation": "[1]", "plainTextFormattedCitation": "[1]"}, "schema": "https://github.com/citation-style-language/schema/raw/master/csl-citation.json", "properties": {"noteIndex": 0}, "citationItems": [{"id": "ITEM-1</meta:user-defined>
    <meta:user-defined meta:name="Mendeley_Bookmark_P2p7HHbrfm_10" meta:value-type="string">rticle": "", "family": "Smith", "parse-names": false, "suffix": "", "given": "John R."}, {"non-dropping-particle": "", "dropping-particle": "", "family": "Hutchinson", "parse-names": false, "suffix": "", "given": "John W."}, {"non-dropping-particle": "", </meta:user-defined>
    <meta:user-defined meta:name="Mendeley_Bookmark_P2p7HHbrfm_11" meta:value-type="string">"dropping-particle": "", "family": "Evans", "parse-names": false, "suffix": "", "given": "Anthony G."}], "ISSN": "18625282", "type": "article-journal"}, "uris": ["http://www.mendeley.com/documents/?uuid=69f36ad4-0e7e-4be8-ba5c-20ae8a8e6a14"]}]}</meta:user-defined>
    <meta:user-defined meta:name="Mendeley_Bookmark_P2p7HHbrfm_2" meta:value-type="string">", "itemData": {"issue": "1", "abstract": "Wedescribe a first-principles-based strategytopredictthe macroscopic toughness of a c-Ni(Al)/a-Al2O3 interface. Density functional theory calculations are used to ascertain energy changesupon displacing the twoma</meta:user-defined>
    <meta:user-defined meta:name="Mendeley_Bookmark_P2p7HHbrfm_3" meta:value-type="string">terials adjacent to the interface, with relaxation conducted over all atoms lo- cated within adjoining rows. Traction/displacement curves areobtained from derivatives of the energy. Calculations areperformed in mode I (opening), mode II (shear) and at a p</meta:user-defined>
    <meta:user-defined meta:name="Mendeley_Bookmark_P2p7HHbrfm_4" meta:value-type="string">hase angle of 458. The shear calculations are conducted for displacements along &lt;110&gt; and &lt;112&gt;of the Nilattice. A generalized interfacepotentialfunction isused to character- ize the results. Initialfitting to both the shear and normal stress results isre</meta:user-defined>
    <meta:user-defined meta:name="Mendeley_Bookmark_P2p7HHbrfm_5" meta:value-type="string">quired to calibrate the unknowns. There- after,consistency is established byusing the potential topre- dict othertraction quantities. The potentialis incorporated as a traction/displacement function within acohesive zone model and used topredictthe steady</meta:user-defined>
    <meta:user-defined meta:name="Mendeley_Bookmark_P2p7HHbrfm_6" meta:value-type="string">-state toughness of the interface. Forthis purpose, the plasticity of the Ni alloy must beknown, including the plasticity length scale. Measure- ments obtained for a c-Ni superalloy are used and the tough- ness predicted overthe full range of mode mixity.</meta:user-defined>
    <meta:user-defined meta:name="Mendeley_Bookmark_P2p7HHbrfm_7" meta:value-type="string"> Additional results for a range of alloys are used todemonstrate the influ- ences of yield strength and length scale.", "id": "ITEM-1", "volume": "101", "title": "First principles based predictions of the toughness of a metal/oxide interface", "container-</meta:user-defined>
    <meta:user-defined meta:name="Mendeley_Bookmark_P2p7HHbrfm_8" meta:value-type="string">title": "International Journal of Materials Research (formerly Zeitschrift fuer Metallkunde)", "issued": {"date-parts": [["2010"]]}, "page": "8-15", "ISBN": "1862-5282", "DOI": "10.3139/146.110254", "author": [{"non-dropping-particle": "", "dropping-parti</meta:user-defined>
    <meta:user-defined meta:name="Mendeley_Bookmark_P2p7HHbrfm_9" meta:value-type="string">cle": "", "family": "Jiang", "parse-names": false, "suffix": "", "given": "Yong"}, {"non-dropping-particle": "", "dropping-particle": "", "family": "Wei", "parse-names": false, "suffix": "", "given": "Yueguang"}, {"non-dropping-particle": "", "dropping-pa</meta:user-defined>
    <meta:user-defined meta:name="Mendeley_Bookmark_PKADboo9u0_1" meta:value-type="string">ADDIN Mendeley Bibliography CSL_BIBLIOGRAPHY </meta:user-defined>
    <meta:user-defined meta:name="Mendeley_Bookmark_QaH2bW7fuR_1" meta:value-type="string">ADDIN CSL_CITATION {"mendeley": {"previouslyFormattedCitation": "[5]", "formattedCitation": "[6]", "plainTextFormattedCitation": "[6]"}, "schema": "https://github.com/citation-style-language/schema/raw/master/csl-citation.json", "properties": {"noteIndex"</meta:user-defined>
    <meta:user-defined meta:name="Mendeley_Bookmark_QaH2bW7fuR_2" meta:value-type="string">: 0}, "citationItems": [{"id": "ITEM-1", "itemData": {"issue": "18", "abstract": "Generalized gradient approximations (GGA\u2019s) for the exchange-correlation energy improve upon the local spin density (LSD) description of atoms, molecules, and solids. W</meta:user-defined>
    <meta:user-defined meta:name="Mendeley_Bookmark_QaH2bW7fuR_3" meta:value-type="string">e present a simple derivation of a simple GGA, in which all parameters (other than those in LSD) are fundamental constants. Only general features of the detailed construction underlying the Perdew-Wang 1991 (PW91) GGA are invoked. Improvements over PW91 i</meta:user-defined>
    <meta:user-defined meta:name="Mendeley_Bookmark_QaH2bW7fuR_4" meta:value-type="string">nclude an accurate description of the linear response of the uniform electron gas, correct behavior under uniform scaling, and a smoother potential", "page": "3865-3868", "volume": "77", "title": "Generalized Gradient Approximation Made Simple.", "contain</meta:user-defined>
    <meta:user-defined meta:name="Mendeley_Bookmark_QaH2bW7fuR_5" meta:value-type="string">er-title": "Physical review letters", "issued": {"date-parts": [["1996", "10"]]}, "id": "ITEM-1", "type": "article-journal", "author": [{"non-dropping-particle": "", "dropping-particle": "", "family": "Perdew", "parse-names": false, "suffix": "", "given":</meta:user-defined>
    <meta:user-defined meta:name="Mendeley_Bookmark_QaH2bW7fuR_6" meta:value-type="string"> "J."}, {"non-dropping-particle": "", "dropping-particle": "", "family": "Burke", "parse-names": false, "suffix": "", "given": "K."}, {"non-dropping-particle": "", "dropping-particle": "", "family": "Ernzerhof", "parse-names": false, "suffix": "", "given"</meta:user-defined>
    <meta:user-defined meta:name="Mendeley_Bookmark_QaH2bW7fuR_7" meta:value-type="string">: "M."}], "PMID": "10062328", "ISSN": "1079-7114"}, "uris": ["http://www.mendeley.com/documents/?uuid=31f6086d-4504-4045-b3e0-d4f73d70fb1e"]}]}</meta:user-defined>
    <meta:user-defined meta:name="Mendeley_Bookmark_SMFKzGknRr_1" meta:value-type="string">ADDIN CSL_CITATION {"mendeley": {"previouslyFormattedCitation": "[1,2]", "formattedCitation": "[2,3]", "plainTextFormattedCitation": "[2,3]"}, "schema": "https://github.com/citation-style-language/schema/raw/master/csl-citation.json", "properties": {"note</meta:user-defined>
    <meta:user-defined meta:name="Mendeley_Bookmark_SMFKzGknRr_10" meta:value-type="string">: ["http://www.mendeley.com/documents/?uuid=5b1c9358-2923-4f6a-a39b-0ef87a2aea6c"]}]}</meta:user-defined>
    <meta:user-defined meta:name="Mendeley_Bookmark_SMFKzGknRr_2" meta:value-type="string">Index": 0}, "citationItems": [{"id": "ITEM-1", "itemData": {"type": "article-journal", "issue": "3B", "abstract": "This paper deals with the ground state of an interacting electron gas in an external potential v(r). It is proved that there exists a univer</meta:user-defined>
    <meta:user-defined meta:name="Mendeley_Bookmark_SMFKzGknRr_3" meta:value-type="string">sal functional of the density, Fn(r), independent of v(r), such that the expression Ev(r)n(r)dr+Fn(r) has as its minimum value the correct ground-state energy associated with v(r). The functional Fn(r) is then discussed for two situations: (1) n(r)=n0+n(r</meta:user-defined>
    <meta:user-defined meta:name="Mendeley_Bookmark_SMFKzGknRr_4" meta:value-type="string">), n/n01, and (2) n(r)= (r/r0) with arbitrary and r0. In both cases F can be expressed entirely in terms of the correlation energy and linear and higher order electronic polarizabilities of a uniform electron gas. This approach also sheds some light on ge</meta:user-defined>
    <meta:user-defined meta:name="Mendeley_Bookmark_SMFKzGknRr_5" meta:value-type="string">neralized Thomas-Fermi methods and their limitations. Some new extensions of these methods are presented.", "page": "B864\u2013B871", "id": "ITEM-1", "volume": "136", "author": [{"non-dropping-particle": "", "dropping-particle": "", "family": "Hohenberg",</meta:user-defined>
    <meta:user-defined meta:name="Mendeley_Bookmark_SMFKzGknRr_6" meta:value-type="string"> "parse-names": false, "suffix": "", "given": "P."}, {"non-dropping-particle": "", "dropping-particle": "", "family": "Kohn", "parse-names": false, "suffix": "", "given": "W."}], "publisher": "APS", "title": "Inhomogeneous electron gas", "container-title"</meta:user-defined>
    <meta:user-defined meta:name="Mendeley_Bookmark_SMFKzGknRr_7" meta:value-type="string">: "Phys. Rev", "issued": {"date-parts": [["1964"]]}}, "uris": ["http://www.mendeley.com/documents/?uuid=ce838011-5d9e-4e7d-bc0e-d2c97f10a438"]}, {"id": "ITEM-2", "itemData": {"type": "article-journal", "issue": "4A", "page": "A1133-A1138", "ISSN": "0031-8</meta:user-defined>
    <meta:user-defined meta:name="Mendeley_Bookmark_SMFKzGknRr_8" meta:value-type="string">99X", "id": "ITEM-2", "DOI": "10.1103/PhysRev.140.A1133", "author": [{"non-dropping-particle": "", "dropping-particle": "", "family": "Kohn", "parse-names": false, "suffix": "", "given": "W."}, {"non-dropping-particle": "", "dropping-particle": "", "famil</meta:user-defined>
    <meta:user-defined meta:name="Mendeley_Bookmark_SMFKzGknRr_9" meta:value-type="string">y": "Sham", "parse-names": false, "suffix": "", "given": "L. J."}], "volume": "140", "title": "Self-Consistent Equations Including Exchange and Correlation Effects", "container-title": "Physical Review", "issued": {"date-parts": [["1965", "11"]]}}, "uris"</meta:user-defined>
    <meta:user-defined meta:name="Mendeley_Bookmark_U4y1fIwvL0_1" meta:value-type="string">ADDIN Mendeley Bibliography CSL_BIBLIOGRAPHY </meta:user-defined>
    <meta:user-defined meta:name="Mendeley_Bookmark_ZCD7SBRLQ0_1" meta:value-type="string">ADDIN CSL_CITATION {"mendeley": {"previouslyFormattedCitation": "[4]", "formattedCitation": "[5]", "plainTextFormattedCitation": "[5]"}, "schema": "https://github.com/citation-style-language/schema/raw/master/csl-citation.json", "properties": {"noteIndex"</meta:user-defined>
    <meta:user-defined meta:name="Mendeley_Bookmark_ZCD7SBRLQ0_10" meta:value-type="string">onductors and insulators, surfaces, interfaces and thin films, chemical reactions, and catalysis) are reviewed.", "id": "ITEM-1", "volume": "29", "title": "Ab-initio simulations of materials using VASP: Density-functional theory and beyond", "container-ti</meta:user-defined>
    <meta:user-defined meta:name="Mendeley_Bookmark_ZCD7SBRLQ0_11" meta:value-type="string">tle": "Journal of Computational Chemistry", "issued": {"date-parts": [["2008"]]}, "page": "2044\u20132078", "DOI": "10.1002/jcc", "author": [{"non-dropping-particle": "", "dropping-particle": "", "family": "Hafner", "parse-names": false, "suffix": "", "gi</meta:user-defined>
    <meta:user-defined meta:name="Mendeley_Bookmark_ZCD7SBRLQ0_12" meta:value-type="string">ven": "J."}], "publisher": "Wiley Online Library", "ISSN": "1096-987X", "type": "article-journal"}, "uris": ["http://www.mendeley.com/documents/?uuid=4ef0ecee-c7a4-4125-b7db-65cb8437e961"]}]}</meta:user-defined>
    <meta:user-defined meta:name="Mendeley_Bookmark_ZCD7SBRLQ0_2" meta:value-type="string">: 0}, "citationItems": [{"id": "ITEM-1", "itemData": {"issue": "13", "abstract": "During the past decade, computer simulations based on a quantum-mechanical description of the interactions between electrons and between electrons and atomic nuclei have dev</meta:user-defined>
    <meta:user-defined meta:name="Mendeley_Bookmark_ZCD7SBRLQ0_3" meta:value-type="string">eloped an increasingly important impact on solid-state physics and chemistry and on materials science\u2014promoting not only a deeper understanding, but also the possibility to contribute significantly to materials design for future technologies. This de</meta:user-defined>
    <meta:user-defined meta:name="Mendeley_Bookmark_ZCD7SBRLQ0_4" meta:value-type="string">velopment is basedontwoimportant columns: (i) The improved description of electronic many-body effects within density-functional theory (DFT) and the upcoming post- DFTmethods. (ii)Theimplementation of the newfunctionals andmany-body techniques within hig</meta:user-defined>
    <meta:user-defined meta:name="Mendeley_Bookmark_ZCD7SBRLQ0_5" meta:value-type="string">hly efficient, stable, and versatile computer codes, which allow to exploit the potential of modern computer architectures. In this review, I discuss the implementation of various DFT functionals [local-density approximation (LDA), generalized gradient ap</meta:user-defined>
    <meta:user-defined meta:name="Mendeley_Bookmark_ZCD7SBRLQ0_6" meta:value-type="string">proximation (GGA), meta-GGA, hybrid functional mixing DFT, and exact (Hartree-Fock) exchange] and post-DFT approaches [DFT + U for strong electronic correlations in narrow bands, many-body perturbation theory (GW) for quasiparticle spectra, dynamical corr</meta:user-defined>
    <meta:user-defined meta:name="Mendeley_Bookmark_ZCD7SBRLQ0_7" meta:value-type="string">elation effects via the adiabatic-connection fluctuation-dissipation theorem (AC-FDT)] in the Vienna ab initio simulation package VASP. VASP is a plane-wave all-electron code using the projector-augmented wave method to describe the electron-core interact</meta:user-defined>
    <meta:user-defined meta:name="Mendeley_Bookmark_ZCD7SBRLQ0_8" meta:value-type="string">ion. The code uses fast iterative techniques for the diagonalization of the DFT Hamiltonian and allows to perform total-energy calculations and structural optimizations for systems with thousands of atoms and ab initio molecular dynamics simulations for e</meta:user-defined>
    <meta:user-defined meta:name="Mendeley_Bookmark_ZCD7SBRLQ0_9" meta:value-type="string">nsembles with a few hundred atoms extending over several tens of ps. Applications in many different areas (structure and phase stability, mechanical and dynamical properties, liquids, glasses and quasicrystals, magnetism and magnetic nanostructures, semic</meta:user-defined>
    <meta:user-defined meta:name="Mendeley_Bookmark_ZgWaeJiDE5_1" meta:value-type="string">ADDIN CSL_CITATION {"mendeley": {"previouslyFormattedCitation": "[3]", "formattedCitation": "[4]", "plainTextFormattedCitation": "[4]"}, "schema": "https://github.com/citation-style-language/schema/raw/master/csl-citation.json", "properties": {"noteIndex"</meta:user-defined>
    <meta:user-defined meta:name="Mendeley_Bookmark_ZgWaeJiDE5_2" meta:value-type="string">: 0}, "citationItems": [{"id": "ITEM-1", "itemData": {"issue": "24", "abstract": "An approach for electronic structure calculations is described that generalizes both the pseudopotential method and the linear augmented-plane-wave (LAPW) method in a natura</meta:user-defined>
    <meta:user-defined meta:name="Mendeley_Bookmark_ZgWaeJiDE5_3" meta:value-type="string">l way. The method allows high-quality first-principles molecular-dynamics calculations to be performed using the original fictitious Lagrangian approach of Car and Parrinello. Like the LAPW method it can be used to treat first-row and transition-metal ele</meta:user-defined>
    <meta:user-defined meta:name="Mendeley_Bookmark_ZgWaeJiDE5_4" meta:value-type="string">ments with affordable effort and provides access to the full wave function. The augmentation procedure is generalized in that partial-wave expansions are not determined by the value and the derivative of the envelope function at some muffin-tin radius, bu</meta:user-defined>
    <meta:user-defined meta:name="Mendeley_Bookmark_ZgWaeJiDE5_5" meta:value-type="string">t rather by the overlap with localized projector functions. The pseudopotential approach based on generalized separable pseudopotentials can be regained by a simple approximation.", "page": "13063-17979", "volume": "50", "title": "Projector augmented-wave</meta:user-defined>
    <meta:user-defined meta:name="Mendeley_Bookmark_ZgWaeJiDE5_6" meta:value-type="string"> method", "container-title": "Physical Review B", "issued": {"date-parts": [["1994", "12"]]}, "id": "ITEM-1", "type": "article-journal", "note": "cite when using PAW", "DOI": "10.1103/PhysRevB.50.17953", "author": [{"non-dropping-particle": "", "dropping-</meta:user-defined>
    <meta:user-defined meta:name="Mendeley_Bookmark_ZgWaeJiDE5_7" meta:value-type="string">particle": "", "family": "Bl\u00f6ch", "parse-names": false, "suffix": "", "given": "P. E."}]}, "uris": ["http://www.mendeley.com/documents/?uuid=84a886bc-f1b6-45b7-b712-9bcef1ce9b5f"]}]}</meta:user-defined>
    <meta:user-defined meta:name="Mendeley_Bookmark_efZEGQ40uq_1" meta:value-type="string">ADDIN CSL_CITATION {"mendeley": {"previouslyFormattedCitation": "[1,2]", "formattedCitation": "[2,3]", "plainTextFormattedCitation": "[2,3]"}, "schema": "https://github.com/citation-style-language/schema/raw/master/csl-citation.json", "properties": {"note</meta:user-defined>
    <meta:user-defined meta:name="Mendeley_Bookmark_efZEGQ40uq_10" meta:value-type="string">: ["http://www.mendeley.com/documents/?uuid=5b1c9358-2923-4f6a-a39b-0ef87a2aea6c"]}]}</meta:user-defined>
    <meta:user-defined meta:name="Mendeley_Bookmark_efZEGQ40uq_2" meta:value-type="string">Index": 0}, "citationItems": [{"id": "ITEM-1", "itemData": {"type": "article-journal", "issue": "3B", "abstract": "This paper deals with the ground state of an interacting electron gas in an external potential v(r). It is proved that there exists a univer</meta:user-defined>
    <meta:user-defined meta:name="Mendeley_Bookmark_efZEGQ40uq_3" meta:value-type="string">sal functional of the density, Fn(r), independent of v(r), such that the expression Ev(r)n(r)dr+Fn(r) has as its minimum value the correct ground-state energy associated with v(r). The functional Fn(r) is then discussed for two situations: (1) n(r)=n0+n(r</meta:user-defined>
    <meta:user-defined meta:name="Mendeley_Bookmark_efZEGQ40uq_4" meta:value-type="string">), n/n01, and (2) n(r)= (r/r0) with arbitrary and r0. In both cases F can be expressed entirely in terms of the correlation energy and linear and higher order electronic polarizabilities of a uniform electron gas. This approach also sheds some light on ge</meta:user-defined>
    <meta:user-defined meta:name="Mendeley_Bookmark_efZEGQ40uq_5" meta:value-type="string">neralized Thomas-Fermi methods and their limitations. Some new extensions of these methods are presented.", "page": "B864\u2013B871", "id": "ITEM-1", "volume": "136", "author": [{"non-dropping-particle": "", "dropping-particle": "", "family": "Hohenberg",</meta:user-defined>
    <meta:user-defined meta:name="Mendeley_Bookmark_efZEGQ40uq_6" meta:value-type="string"> "parse-names": false, "suffix": "", "given": "P."}, {"non-dropping-particle": "", "dropping-particle": "", "family": "Kohn", "parse-names": false, "suffix": "", "given": "W."}], "publisher": "APS", "title": "Inhomogeneous electron gas", "container-title"</meta:user-defined>
    <meta:user-defined meta:name="Mendeley_Bookmark_efZEGQ40uq_7" meta:value-type="string">: "Phys. Rev", "issued": {"date-parts": [["1964"]]}}, "uris": ["http://www.mendeley.com/documents/?uuid=ce838011-5d9e-4e7d-bc0e-d2c97f10a438"]}, {"id": "ITEM-2", "itemData": {"type": "article-journal", "issue": "4A", "page": "A1133-A1138", "ISSN": "0031-8</meta:user-defined>
    <meta:user-defined meta:name="Mendeley_Bookmark_efZEGQ40uq_8" meta:value-type="string">99X", "id": "ITEM-2", "DOI": "10.1103/PhysRev.140.A1133", "author": [{"non-dropping-particle": "", "dropping-particle": "", "family": "Kohn", "parse-names": false, "suffix": "", "given": "W."}, {"non-dropping-particle": "", "dropping-particle": "", "famil</meta:user-defined>
    <meta:user-defined meta:name="Mendeley_Bookmark_efZEGQ40uq_9" meta:value-type="string">y": "Sham", "parse-names": false, "suffix": "", "given": "L. J."}], "volume": "140", "title": "Self-Consistent Equations Including Exchange and Correlation Effects", "container-title": "Physical Review", "issued": {"date-parts": [["1965", "11"]]}}, "uris"</meta:user-defined>
    <meta:user-defined meta:name="Mendeley_Bookmark_elgRvREbvc_1" meta:value-type="string">ADDIN CSL_CITATION {"mendeley": {"previouslyFormattedCitation": "[3]", "formattedCitation": "[4]", "plainTextFormattedCitation": "[4]"}, "schema": "https://github.com/citation-style-language/schema/raw/master/csl-citation.json", "properties": {"noteIndex"</meta:user-defined>
    <meta:user-defined meta:name="Mendeley_Bookmark_elgRvREbvc_2" meta:value-type="string">: 0}, "citationItems": [{"id": "ITEM-1", "itemData": {"issue": "24", "abstract": "An approach for electronic structure calculations is described that generalizes both the pseudopotential method and the linear augmented-plane-wave (LAPW) method in a natura</meta:user-defined>
    <meta:user-defined meta:name="Mendeley_Bookmark_elgRvREbvc_3" meta:value-type="string">l way. The method allows high-quality first-principles molecular-dynamics calculations to be performed using the original fictitious Lagrangian approach of Car and Parrinello. Like the LAPW method it can be used to treat first-row and transition-metal ele</meta:user-defined>
    <meta:user-defined meta:name="Mendeley_Bookmark_elgRvREbvc_4" meta:value-type="string">ments with affordable effort and provides access to the full wave function. The augmentation procedure is generalized in that partial-wave expansions are not determined by the value and the derivative of the envelope function at some muffin-tin radius, bu</meta:user-defined>
    <meta:user-defined meta:name="Mendeley_Bookmark_elgRvREbvc_5" meta:value-type="string">t rather by the overlap with localized projector functions. The pseudopotential approach based on generalized separable pseudopotentials can be regained by a simple approximation.", "page": "13063-17979", "volume": "50", "title": "Projector augmented-wave</meta:user-defined>
    <meta:user-defined meta:name="Mendeley_Bookmark_elgRvREbvc_6" meta:value-type="string"> method", "container-title": "Physical Review B", "issued": {"date-parts": [["1994", "12"]]}, "id": "ITEM-1", "type": "article-journal", "note": "cite when using PAW", "DOI": "10.1103/PhysRevB.50.17953", "author": [{"non-dropping-particle": "", "dropping-</meta:user-defined>
    <meta:user-defined meta:name="Mendeley_Bookmark_elgRvREbvc_7" meta:value-type="string">particle": "", "family": "Bl\u00f6ch", "parse-names": false, "suffix": "", "given": "P. E."}]}, "uris": ["http://www.mendeley.com/documents/?uuid=84a886bc-f1b6-45b7-b712-9bcef1ce9b5f"]}]}</meta:user-defined>
    <meta:user-defined meta:name="Mendeley_Bookmark_iEVIZ1MuPo_1" meta:value-type="string">ADDIN CSL_CITATION {"mendeley": {"previouslyFormattedCitation": "[5]", "formattedCitation": "[6]", "plainTextFormattedCitation": "[6]"}, "schema": "https://github.com/citation-style-language/schema/raw/master/csl-citation.json", "properties": {"noteIndex"</meta:user-defined>
    <meta:user-defined meta:name="Mendeley_Bookmark_iEVIZ1MuPo_2" meta:value-type="string">: 0}, "citationItems": [{"id": "ITEM-1", "itemData": {"issue": "18", "abstract": "Generalized gradient approximations (GGA\u2019s) for the exchange-correlation energy improve upon the local spin density (LSD) description of atoms, molecules, and solids. W</meta:user-defined>
    <meta:user-defined meta:name="Mendeley_Bookmark_iEVIZ1MuPo_3" meta:value-type="string">e present a simple derivation of a simple GGA, in which all parameters (other than those in LSD) are fundamental constants. Only general features of the detailed construction underlying the Perdew-Wang 1991 (PW91) GGA are invoked. Improvements over PW91 i</meta:user-defined>
    <meta:user-defined meta:name="Mendeley_Bookmark_iEVIZ1MuPo_4" meta:value-type="string">nclude an accurate description of the linear response of the uniform electron gas, correct behavior under uniform scaling, and a smoother potential", "page": "3865-3868", "volume": "77", "title": "Generalized Gradient Approximation Made Simple.", "contain</meta:user-defined>
    <meta:user-defined meta:name="Mendeley_Bookmark_iEVIZ1MuPo_5" meta:value-type="string">er-title": "Physical review letters", "issued": {"date-parts": [["1996", "10"]]}, "id": "ITEM-1", "type": "article-journal", "author": [{"non-dropping-particle": "", "dropping-particle": "", "family": "Perdew", "parse-names": false, "suffix": "", "given":</meta:user-defined>
    <meta:user-defined meta:name="Mendeley_Bookmark_iEVIZ1MuPo_6" meta:value-type="string"> "J."}, {"non-dropping-particle": "", "dropping-particle": "", "family": "Burke", "parse-names": false, "suffix": "", "given": "K."}, {"non-dropping-particle": "", "dropping-particle": "", "family": "Ernzerhof", "parse-names": false, "suffix": "", "given"</meta:user-defined>
    <meta:user-defined meta:name="Mendeley_Bookmark_iEVIZ1MuPo_7" meta:value-type="string">: "M."}], "PMID": "10062328", "ISSN": "1079-7114"}, "uris": ["http://www.mendeley.com/documents/?uuid=31f6086d-4504-4045-b3e0-d4f73d70fb1e"]}]}</meta:user-defined>
    <meta:user-defined meta:name="Mendeley_Bookmark_iIDaNJ0DCr_1" meta:value-type="string">ADDIN CSL_CITATION {"mendeley": {"previouslyFormattedCitation": "[4]", "formattedCitation": "[5]", "plainTextFormattedCitation": "[5]"}, "schema": "https://github.com/citation-style-language/schema/raw/master/csl-citation.json", "properties": {"noteIndex"</meta:user-defined>
    <meta:user-defined meta:name="Mendeley_Bookmark_iIDaNJ0DCr_10" meta:value-type="string">onductors and insulators, surfaces, interfaces and thin films, chemical reactions, and catalysis) are reviewed.", "id": "ITEM-1", "volume": "29", "title": "Ab-initio simulations of materials using VASP: Density-functional theory and beyond", "container-ti</meta:user-defined>
    <meta:user-defined meta:name="Mendeley_Bookmark_iIDaNJ0DCr_11" meta:value-type="string">tle": "Journal of Computational Chemistry", "issued": {"date-parts": [["2008"]]}, "page": "2044\u20132078", "DOI": "10.1002/jcc", "author": [{"non-dropping-particle": "", "dropping-particle": "", "family": "Hafner", "parse-names": false, "suffix": "", "gi</meta:user-defined>
    <meta:user-defined meta:name="Mendeley_Bookmark_iIDaNJ0DCr_12" meta:value-type="string">ven": "J."}], "publisher": "Wiley Online Library", "ISSN": "1096-987X", "type": "article-journal"}, "uris": ["http://www.mendeley.com/documents/?uuid=4ef0ecee-c7a4-4125-b7db-65cb8437e961"]}]}</meta:user-defined>
    <meta:user-defined meta:name="Mendeley_Bookmark_iIDaNJ0DCr_2" meta:value-type="string">: 0}, "citationItems": [{"id": "ITEM-1", "itemData": {"issue": "13", "abstract": "During the past decade, computer simulations based on a quantum-mechanical description of the interactions between electrons and between electrons and atomic nuclei have dev</meta:user-defined>
    <meta:user-defined meta:name="Mendeley_Bookmark_iIDaNJ0DCr_3" meta:value-type="string">eloped an increasingly important impact on solid-state physics and chemistry and on materials science\u2014promoting not only a deeper understanding, but also the possibility to contribute significantly to materials design for future technologies. This de</meta:user-defined>
    <meta:user-defined meta:name="Mendeley_Bookmark_iIDaNJ0DCr_4" meta:value-type="string">velopment is basedontwoimportant columns: (i) The improved description of electronic many-body effects within density-functional theory (DFT) and the upcoming post- DFTmethods. (ii)Theimplementation of the newfunctionals andmany-body techniques within hig</meta:user-defined>
    <meta:user-defined meta:name="Mendeley_Bookmark_iIDaNJ0DCr_5" meta:value-type="string">hly efficient, stable, and versatile computer codes, which allow to exploit the potential of modern computer architectures. In this review, I discuss the implementation of various DFT functionals [local-density approximation (LDA), generalized gradient ap</meta:user-defined>
    <meta:user-defined meta:name="Mendeley_Bookmark_iIDaNJ0DCr_6" meta:value-type="string">proximation (GGA), meta-GGA, hybrid functional mixing DFT, and exact (Hartree-Fock) exchange] and post-DFT approaches [DFT + U for strong electronic correlations in narrow bands, many-body perturbation theory (GW) for quasiparticle spectra, dynamical corr</meta:user-defined>
    <meta:user-defined meta:name="Mendeley_Bookmark_iIDaNJ0DCr_7" meta:value-type="string">elation effects via the adiabatic-connection fluctuation-dissipation theorem (AC-FDT)] in the Vienna ab initio simulation package VASP. VASP is a plane-wave all-electron code using the projector-augmented wave method to describe the electron-core interact</meta:user-defined>
    <meta:user-defined meta:name="Mendeley_Bookmark_iIDaNJ0DCr_8" meta:value-type="string">ion. The code uses fast iterative techniques for the diagonalization of the DFT Hamiltonian and allows to perform total-energy calculations and structural optimizations for systems with thousands of atoms and ab initio molecular dynamics simulations for e</meta:user-defined>
    <meta:user-defined meta:name="Mendeley_Bookmark_iIDaNJ0DCr_9" meta:value-type="string">nsembles with a few hundred atoms extending over several tens of ps. Applications in many different areas (structure and phase stability, mechanical and dynamical properties, liquids, glasses and quasicrystals, magnetism and magnetic nanostructures, semic</meta:user-defined>
    <meta:user-defined meta:name="Mendeley_Bookmark_lV4pG8Aza2_1" meta:value-type="string">ADDIN CSL_CITATION {"mendeley": {"previouslyFormattedCitation": "[4]", "formattedCitation": "[5]", "plainTextFormattedCitation": "[5]"}, "schema": "https://github.com/citation-style-language/schema/raw/master/csl-citation.json", "properties": {"noteIndex"</meta:user-defined>
    <meta:user-defined meta:name="Mendeley_Bookmark_lV4pG8Aza2_10" meta:value-type="string">onductors and insulators, surfaces, interfaces and thin films, chemical reactions, and catalysis) are reviewed.", "id": "ITEM-1", "volume": "29", "title": "Ab-initio simulations of materials using VASP: Density-functional theory and beyond", "container-ti</meta:user-defined>
    <meta:user-defined meta:name="Mendeley_Bookmark_lV4pG8Aza2_11" meta:value-type="string">tle": "Journal of Computational Chemistry", "issued": {"date-parts": [["2008"]]}, "page": "2044\u20132078", "DOI": "10.1002/jcc", "author": [{"non-dropping-particle": "", "dropping-particle": "", "family": "Hafner", "parse-names": false, "suffix": "", "gi</meta:user-defined>
    <meta:user-defined meta:name="Mendeley_Bookmark_lV4pG8Aza2_12" meta:value-type="string">ven": "J."}], "publisher": "Wiley Online Library", "ISSN": "1096-987X", "type": "article-journal"}, "uris": ["http://www.mendeley.com/documents/?uuid=4ef0ecee-c7a4-4125-b7db-65cb8437e961"]}]}</meta:user-defined>
    <meta:user-defined meta:name="Mendeley_Bookmark_lV4pG8Aza2_2" meta:value-type="string">: 0}, "citationItems": [{"id": "ITEM-1", "itemData": {"issue": "13", "abstract": "During the past decade, computer simulations based on a quantum-mechanical description of the interactions between electrons and between electrons and atomic nuclei have dev</meta:user-defined>
    <meta:user-defined meta:name="Mendeley_Bookmark_lV4pG8Aza2_3" meta:value-type="string">eloped an increasingly important impact on solid-state physics and chemistry and on materials science\u2014promoting not only a deeper understanding, but also the possibility to contribute significantly to materials design for future technologies. This de</meta:user-defined>
    <meta:user-defined meta:name="Mendeley_Bookmark_lV4pG8Aza2_4" meta:value-type="string">velopment is basedontwoimportant columns: (i) The improved description of electronic many-body effects within density-functional theory (DFT) and the upcoming post- DFTmethods. (ii)Theimplementation of the newfunctionals andmany-body techniques within hig</meta:user-defined>
    <meta:user-defined meta:name="Mendeley_Bookmark_lV4pG8Aza2_5" meta:value-type="string">hly efficient, stable, and versatile computer codes, which allow to exploit the potential of modern computer architectures. In this review, I discuss the implementation of various DFT functionals [local-density approximation (LDA), generalized gradient ap</meta:user-defined>
    <meta:user-defined meta:name="Mendeley_Bookmark_lV4pG8Aza2_6" meta:value-type="string">proximation (GGA), meta-GGA, hybrid functional mixing DFT, and exact (Hartree-Fock) exchange] and post-DFT approaches [DFT + U for strong electronic correlations in narrow bands, many-body perturbation theory (GW) for quasiparticle spectra, dynamical corr</meta:user-defined>
    <meta:user-defined meta:name="Mendeley_Bookmark_lV4pG8Aza2_7" meta:value-type="string">elation effects via the adiabatic-connection fluctuation-dissipation theorem (AC-FDT)] in the Vienna ab initio simulation package VASP. VASP is a plane-wave all-electron code using the projector-augmented wave method to describe the electron-core interact</meta:user-defined>
    <meta:user-defined meta:name="Mendeley_Bookmark_lV4pG8Aza2_8" meta:value-type="string">ion. The code uses fast iterative techniques for the diagonalization of the DFT Hamiltonian and allows to perform total-energy calculations and structural optimizations for systems with thousands of atoms and ab initio molecular dynamics simulations for e</meta:user-defined>
    <meta:user-defined meta:name="Mendeley_Bookmark_lV4pG8Aza2_9" meta:value-type="string">nsembles with a few hundred atoms extending over several tens of ps. Applications in many different areas (structure and phase stability, mechanical and dynamical properties, liquids, glasses and quasicrystals, magnetism and magnetic nanostructures, semic</meta:user-defined>
    <meta:user-defined meta:name="Mendeley_Bookmark_oeKlHuBMmB_1" meta:value-type="string">ADDIN CSL_CITATION {"mendeley": {"previouslyFormattedCitation": "[3]", "formattedCitation": "[4]", "plainTextFormattedCitation": "[4]"}, "schema": "https://github.com/citation-style-language/schema/raw/master/csl-citation.json", "properties": {"noteIndex"</meta:user-defined>
    <meta:user-defined meta:name="Mendeley_Bookmark_oeKlHuBMmB_2" meta:value-type="string">: 0}, "citationItems": [{"id": "ITEM-1", "itemData": {"issue": "24", "abstract": "An approach for electronic structure calculations is described that generalizes both the pseudopotential method and the linear augmented-plane-wave (LAPW) method in a natura</meta:user-defined>
    <meta:user-defined meta:name="Mendeley_Bookmark_oeKlHuBMmB_3" meta:value-type="string">l way. The method allows high-quality first-principles molecular-dynamics calculations to be performed using the original fictitious Lagrangian approach of Car and Parrinello. Like the LAPW method it can be used to treat first-row and transition-metal ele</meta:user-defined>
    <meta:user-defined meta:name="Mendeley_Bookmark_oeKlHuBMmB_4" meta:value-type="string">ments with affordable effort and provides access to the full wave function. The augmentation procedure is generalized in that partial-wave expansions are not determined by the value and the derivative of the envelope function at some muffin-tin radius, bu</meta:user-defined>
    <meta:user-defined meta:name="Mendeley_Bookmark_oeKlHuBMmB_5" meta:value-type="string">t rather by the overlap with localized projector functions. The pseudopotential approach based on generalized separable pseudopotentials can be regained by a simple approximation.", "page": "13063-17979", "volume": "50", "title": "Projector augmented-wave</meta:user-defined>
    <meta:user-defined meta:name="Mendeley_Bookmark_oeKlHuBMmB_6" meta:value-type="string"> method", "container-title": "Physical Review B", "issued": {"date-parts": [["1994", "12"]]}, "id": "ITEM-1", "type": "article-journal", "note": "cite when using PAW", "DOI": "10.1103/PhysRevB.50.17953", "author": [{"non-dropping-particle": "", "dropping-</meta:user-defined>
    <meta:user-defined meta:name="Mendeley_Bookmark_oeKlHuBMmB_7" meta:value-type="string">particle": "", "family": "Bl\u00f6ch", "parse-names": false, "suffix": "", "given": "P. E."}]}, "uris": ["http://www.mendeley.com/documents/?uuid=84a886bc-f1b6-45b7-b712-9bcef1ce9b5f"]}]}</meta:user-defined>
    <meta:user-defined meta:name="Mendeley_Bookmark_rAUYo6yJ2y_1" meta:value-type="string">ADDIN CSL_CITATION {"mendeley": {"previouslyFormattedCitation": "[4]", "formattedCitation": "[5]", "plainTextFormattedCitation": "[5]"}, "schema": "https://github.com/citation-style-language/schema/raw/master/csl-citation.json", "properties": {"noteIndex"</meta:user-defined>
    <meta:user-defined meta:name="Mendeley_Bookmark_rAUYo6yJ2y_10" meta:value-type="string">onductors and insulators, surfaces, interfaces and thin films, chemical reactions, and catalysis) are reviewed.", "id": "ITEM-1", "volume": "29", "title": "Ab-initio simulations of materials using VASP: Density-functional theory and beyond", "container-ti</meta:user-defined>
    <meta:user-defined meta:name="Mendeley_Bookmark_rAUYo6yJ2y_11" meta:value-type="string">tle": "Journal of Computational Chemistry", "issued": {"date-parts": [["2008"]]}, "page": "2044\u20132078", "DOI": "10.1002/jcc", "author": [{"non-dropping-particle": "", "dropping-particle": "", "family": "Hafner", "parse-names": false, "suffix": "", "gi</meta:user-defined>
    <meta:user-defined meta:name="Mendeley_Bookmark_rAUYo6yJ2y_12" meta:value-type="string">ven": "J."}], "publisher": "Wiley Online Library", "ISSN": "1096-987X", "type": "article-journal"}, "uris": ["http://www.mendeley.com/documents/?uuid=4ef0ecee-c7a4-4125-b7db-65cb8437e961"]}]}</meta:user-defined>
    <meta:user-defined meta:name="Mendeley_Bookmark_rAUYo6yJ2y_2" meta:value-type="string">: 0}, "citationItems": [{"id": "ITEM-1", "itemData": {"issue": "13", "abstract": "During the past decade, computer simulations based on a quantum-mechanical description of the interactions between electrons and between electrons and atomic nuclei have dev</meta:user-defined>
    <meta:user-defined meta:name="Mendeley_Bookmark_rAUYo6yJ2y_3" meta:value-type="string">eloped an increasingly important impact on solid-state physics and chemistry and on materials science\u2014promoting not only a deeper understanding, but also the possibility to contribute significantly to materials design for future technologies. This de</meta:user-defined>
    <meta:user-defined meta:name="Mendeley_Bookmark_rAUYo6yJ2y_4" meta:value-type="string">velopment is basedontwoimportant columns: (i) The improved description of electronic many-body effects within density-functional theory (DFT) and the upcoming post- DFTmethods. (ii)Theimplementation of the newfunctionals andmany-body techniques within hig</meta:user-defined>
    <meta:user-defined meta:name="Mendeley_Bookmark_rAUYo6yJ2y_5" meta:value-type="string">hly efficient, stable, and versatile computer codes, which allow to exploit the potential of modern computer architectures. In this review, I discuss the implementation of various DFT functionals [local-density approximation (LDA), generalized gradient ap</meta:user-defined>
    <meta:user-defined meta:name="Mendeley_Bookmark_rAUYo6yJ2y_6" meta:value-type="string">proximation (GGA), meta-GGA, hybrid functional mixing DFT, and exact (Hartree-Fock) exchange] and post-DFT approaches [DFT + U for strong electronic correlations in narrow bands, many-body perturbation theory (GW) for quasiparticle spectra, dynamical corr</meta:user-defined>
    <meta:user-defined meta:name="Mendeley_Bookmark_rAUYo6yJ2y_7" meta:value-type="string">elation effects via the adiabatic-connection fluctuation-dissipation theorem (AC-FDT)] in the Vienna ab initio simulation package VASP. VASP is a plane-wave all-electron code using the projector-augmented wave method to describe the electron-core interact</meta:user-defined>
    <meta:user-defined meta:name="Mendeley_Bookmark_rAUYo6yJ2y_8" meta:value-type="string">ion. The code uses fast iterative techniques for the diagonalization of the DFT Hamiltonian and allows to perform total-energy calculations and structural optimizations for systems with thousands of atoms and ab initio molecular dynamics simulations for e</meta:user-defined>
    <meta:user-defined meta:name="Mendeley_Bookmark_rAUYo6yJ2y_9" meta:value-type="string">nsembles with a few hundred atoms extending over several tens of ps. Applications in many different areas (structure and phase stability, mechanical and dynamical properties, liquids, glasses and quasicrystals, magnetism and magnetic nanostructures, semic</meta:user-defined>
    <meta:user-defined meta:name="Mendeley_Bookmark_rsRV4HF7wG_1" meta:value-type="string">ADDIN CSL_CITATION {"mendeley": {"formattedCitation": "[1]", "plainTextFormattedCitation": "[1]"}, "schema": "https://github.com/citation-style-language/schema/raw/master/csl-citation.json", "properties": {"noteIndex": 0}, "citationItems": [{"id": "ITEM-1</meta:user-defined>
    <meta:user-defined meta:name="Mendeley_Bookmark_rsRV4HF7wG_10" meta:value-type="string">rticle": "", "family": "Smith", "parse-names": false, "suffix": "", "given": "John R."}, {"non-dropping-particle": "", "dropping-particle": "", "family": "Hutchinson", "parse-names": false, "suffix": "", "given": "John W."}, {"non-dropping-particle": "", </meta:user-defined>
    <meta:user-defined meta:name="Mendeley_Bookmark_rsRV4HF7wG_11" meta:value-type="string">"dropping-particle": "", "family": "Evans", "parse-names": false, "suffix": "", "given": "Anthony G."}], "ISSN": "18625282", "type": "article-journal"}, "uris": ["http://www.mendeley.com/documents/?uuid=69f36ad4-0e7e-4be8-ba5c-20ae8a8e6a14"]}]}</meta:user-defined>
    <meta:user-defined meta:name="Mendeley_Bookmark_rsRV4HF7wG_2" meta:value-type="string">", "itemData": {"issue": "1", "abstract": "Wedescribe a first-principles-based strategytopredictthe macroscopic toughness of a c-Ni(Al)/a-Al2O3 interface. Density functional theory calculations are used to ascertain energy changesupon displacing the twoma</meta:user-defined>
    <meta:user-defined meta:name="Mendeley_Bookmark_rsRV4HF7wG_3" meta:value-type="string">terials adjacent to the interface, with relaxation conducted over all atoms lo- cated within adjoining rows. Traction/displacement curves areobtained from derivatives of the energy. Calculations areperformed in mode I (opening), mode II (shear) and at a p</meta:user-defined>
    <meta:user-defined meta:name="Mendeley_Bookmark_rsRV4HF7wG_4" meta:value-type="string">hase angle of 458. The shear calculations are conducted for displacements along &lt;110&gt; and &lt;112&gt;of the Nilattice. A generalized interfacepotentialfunction isused to character- ize the results. Initialfitting to both the shear and normal stress results isre</meta:user-defined>
    <meta:user-defined meta:name="Mendeley_Bookmark_rsRV4HF7wG_5" meta:value-type="string">quired to calibrate the unknowns. There- after,consistency is established byusing the potential topre- dict othertraction quantities. The potentialis incorporated as a traction/displacement function within acohesive zone model and used topredictthe steady</meta:user-defined>
    <meta:user-defined meta:name="Mendeley_Bookmark_rsRV4HF7wG_6" meta:value-type="string">-state toughness of the interface. Forthis purpose, the plasticity of the Ni alloy must beknown, including the plasticity length scale. Measure- ments obtained for a c-Ni superalloy are used and the tough- ness predicted overthe full range of mode mixity.</meta:user-defined>
    <meta:user-defined meta:name="Mendeley_Bookmark_rsRV4HF7wG_7" meta:value-type="string"> Additional results for a range of alloys are used todemonstrate the influ- ences of yield strength and length scale.", "id": "ITEM-1", "volume": "101", "title": "First principles based predictions of the toughness of a metal/oxide interface", "container-</meta:user-defined>
    <meta:user-defined meta:name="Mendeley_Bookmark_rsRV4HF7wG_8" meta:value-type="string">title": "International Journal of Materials Research (formerly Zeitschrift fuer Metallkunde)", "issued": {"date-parts": [["2010"]]}, "page": "8-15", "ISBN": "1862-5282", "DOI": "10.3139/146.110254", "author": [{"non-dropping-particle": "", "dropping-parti</meta:user-defined>
    <meta:user-defined meta:name="Mendeley_Bookmark_rsRV4HF7wG_9" meta:value-type="string">cle": "", "family": "Jiang", "parse-names": false, "suffix": "", "given": "Yong"}, {"non-dropping-particle": "", "dropping-particle": "", "family": "Wei", "parse-names": false, "suffix": "", "given": "Yueguang"}, {"non-dropping-particle": "", "dropping-pa</meta:user-defined>
    <meta:user-defined meta:name="Mendeley_Bookmark_u3CIUXTNAc_1" meta:value-type="string">ADDIN CSL_CITATION {"mendeley": {"previouslyFormattedCitation": "[4]", "formattedCitation": "[5]", "plainTextFormattedCitation": "[5]"}, "schema": "https://github.com/citation-style-language/schema/raw/master/csl-citation.json", "properties": {"noteIndex"</meta:user-defined>
    <meta:user-defined meta:name="Mendeley_Bookmark_u3CIUXTNAc_10" meta:value-type="string">onductors and insulators, surfaces, interfaces and thin films, chemical reactions, and catalysis) are reviewed.", "id": "ITEM-1", "volume": "29", "title": "Ab-initio simulations of materials using VASP: Density-functional theory and beyond", "container-ti</meta:user-defined>
    <meta:user-defined meta:name="Mendeley_Bookmark_u3CIUXTNAc_11" meta:value-type="string">tle": "Journal of Computational Chemistry", "issued": {"date-parts": [["2008"]]}, "page": "2044\u20132078", "DOI": "10.1002/jcc", "author": [{"non-dropping-particle": "", "dropping-particle": "", "family": "Hafner", "parse-names": false, "suffix": "", "gi</meta:user-defined>
    <meta:user-defined meta:name="Mendeley_Bookmark_u3CIUXTNAc_12" meta:value-type="string">ven": "J."}], "publisher": "Wiley Online Library", "ISSN": "1096-987X", "type": "article-journal"}, "uris": ["http://www.mendeley.com/documents/?uuid=4ef0ecee-c7a4-4125-b7db-65cb8437e961"]}]}</meta:user-defined>
    <meta:user-defined meta:name="Mendeley_Bookmark_u3CIUXTNAc_2" meta:value-type="string">: 0}, "citationItems": [{"id": "ITEM-1", "itemData": {"issue": "13", "abstract": "During the past decade, computer simulations based on a quantum-mechanical description of the interactions between electrons and between electrons and atomic nuclei have dev</meta:user-defined>
    <meta:user-defined meta:name="Mendeley_Bookmark_u3CIUXTNAc_3" meta:value-type="string">eloped an increasingly important impact on solid-state physics and chemistry and on materials science\u2014promoting not only a deeper understanding, but also the possibility to contribute significantly to materials design for future technologies. This de</meta:user-defined>
    <meta:user-defined meta:name="Mendeley_Bookmark_u3CIUXTNAc_4" meta:value-type="string">velopment is basedontwoimportant columns: (i) The improved description of electronic many-body effects within density-functional theory (DFT) and the upcoming post- DFTmethods. (ii)Theimplementation of the newfunctionals andmany-body techniques within hig</meta:user-defined>
    <meta:user-defined meta:name="Mendeley_Bookmark_u3CIUXTNAc_5" meta:value-type="string">hly efficient, stable, and versatile computer codes, which allow to exploit the potential of modern computer architectures. In this review, I discuss the implementation of various DFT functionals [local-density approximation (LDA), generalized gradient ap</meta:user-defined>
    <meta:user-defined meta:name="Mendeley_Bookmark_u3CIUXTNAc_6" meta:value-type="string">proximation (GGA), meta-GGA, hybrid functional mixing DFT, and exact (Hartree-Fock) exchange] and post-DFT approaches [DFT + U for strong electronic correlations in narrow bands, many-body perturbation theory (GW) for quasiparticle spectra, dynamical corr</meta:user-defined>
    <meta:user-defined meta:name="Mendeley_Bookmark_u3CIUXTNAc_7" meta:value-type="string">elation effects via the adiabatic-connection fluctuation-dissipation theorem (AC-FDT)] in the Vienna ab initio simulation package VASP. VASP is a plane-wave all-electron code using the projector-augmented wave method to describe the electron-core interact</meta:user-defined>
    <meta:user-defined meta:name="Mendeley_Bookmark_u3CIUXTNAc_8" meta:value-type="string">ion. The code uses fast iterative techniques for the diagonalization of the DFT Hamiltonian and allows to perform total-energy calculations and structural optimizations for systems with thousands of atoms and ab initio molecular dynamics simulations for e</meta:user-defined>
    <meta:user-defined meta:name="Mendeley_Bookmark_u3CIUXTNAc_9" meta:value-type="string">nsembles with a few hundred atoms extending over several tens of ps. Applications in many different areas (structure and phase stability, mechanical and dynamical properties, liquids, glasses and quasicrystals, magnetism and magnetic nanostructures, semic</meta:user-defined>
    <meta:user-defined meta:name="Mendeley_Bookmark_vPFnUnbr91_1" meta:value-type="string">ADDIN CSL_CITATION {"mendeley": {"previouslyFormattedCitation": "[5]", "formattedCitation": "[6]", "plainTextFormattedCitation": "[6]"}, "schema": "https://github.com/citation-style-language/schema/raw/master/csl-citation.json", "properties": {"noteIndex"</meta:user-defined>
    <meta:user-defined meta:name="Mendeley_Bookmark_vPFnUnbr91_2" meta:value-type="string">: 0}, "citationItems": [{"id": "ITEM-1", "itemData": {"issue": "18", "abstract": "Generalized gradient approximations (GGA\u2019s) for the exchange-correlation energy improve upon the local spin density (LSD) description of atoms, molecules, and solids. W</meta:user-defined>
    <meta:user-defined meta:name="Mendeley_Bookmark_vPFnUnbr91_3" meta:value-type="string">e present a simple derivation of a simple GGA, in which all parameters (other than those in LSD) are fundamental constants. Only general features of the detailed construction underlying the Perdew-Wang 1991 (PW91) GGA are invoked. Improvements over PW91 i</meta:user-defined>
    <meta:user-defined meta:name="Mendeley_Bookmark_vPFnUnbr91_4" meta:value-type="string">nclude an accurate description of the linear response of the uniform electron gas, correct behavior under uniform scaling, and a smoother potential", "page": "3865-3868", "volume": "77", "title": "Generalized Gradient Approximation Made Simple.", "contain</meta:user-defined>
    <meta:user-defined meta:name="Mendeley_Bookmark_vPFnUnbr91_5" meta:value-type="string">er-title": "Physical review letters", "issued": {"date-parts": [["1996", "10"]]}, "id": "ITEM-1", "type": "article-journal", "author": [{"non-dropping-particle": "", "dropping-particle": "", "family": "Perdew", "parse-names": false, "suffix": "", "given":</meta:user-defined>
    <meta:user-defined meta:name="Mendeley_Bookmark_vPFnUnbr91_6" meta:value-type="string"> "J."}, {"non-dropping-particle": "", "dropping-particle": "", "family": "Burke", "parse-names": false, "suffix": "", "given": "K."}, {"non-dropping-particle": "", "dropping-particle": "", "family": "Ernzerhof", "parse-names": false, "suffix": "", "given"</meta:user-defined>
    <meta:user-defined meta:name="Mendeley_Bookmark_vPFnUnbr91_7" meta:value-type="string">: "M."}], "PMID": "10062328", "ISSN": "1079-7114"}, "uris": ["http://www.mendeley.com/documents/?uuid=31f6086d-4504-4045-b3e0-d4f73d70fb1e"]}]}</meta:user-defined>
    <meta:user-defined meta:name="Mendeley_Bookmark_xfV7MrukcA_1" meta:value-type="string">ADDIN CSL_CITATION {"mendeley": {"previouslyFormattedCitation": "[5]", "formattedCitation": "[6]", "plainTextFormattedCitation": "[6]"}, "schema": "https://github.com/citation-style-language/schema/raw/master/csl-citation.json", "properties": {"noteIndex"</meta:user-defined>
    <meta:user-defined meta:name="Mendeley_Bookmark_xfV7MrukcA_2" meta:value-type="string">: 0}, "citationItems": [{"id": "ITEM-1", "itemData": {"issue": "18", "abstract": "Generalized gradient approximations (GGA\u2019s) for the exchange-correlation energy improve upon the local spin density (LSD) description of atoms, molecules, and solids. W</meta:user-defined>
    <meta:user-defined meta:name="Mendeley_Bookmark_xfV7MrukcA_3" meta:value-type="string">e present a simple derivation of a simple GGA, in which all parameters (other than those in LSD) are fundamental constants. Only general features of the detailed construction underlying the Perdew-Wang 1991 (PW91) GGA are invoked. Improvements over PW91 i</meta:user-defined>
    <meta:user-defined meta:name="Mendeley_Bookmark_xfV7MrukcA_4" meta:value-type="string">nclude an accurate description of the linear response of the uniform electron gas, correct behavior under uniform scaling, and a smoother potential", "page": "3865-3868", "volume": "77", "title": "Generalized Gradient Approximation Made Simple.", "contain</meta:user-defined>
    <meta:user-defined meta:name="Mendeley_Bookmark_xfV7MrukcA_5" meta:value-type="string">er-title": "Physical review letters", "issued": {"date-parts": [["1996", "10"]]}, "id": "ITEM-1", "type": "article-journal", "author": [{"non-dropping-particle": "", "dropping-particle": "", "family": "Perdew", "parse-names": false, "suffix": "", "given":</meta:user-defined>
    <meta:user-defined meta:name="Mendeley_Bookmark_xfV7MrukcA_6" meta:value-type="string"> "J."}, {"non-dropping-particle": "", "dropping-particle": "", "family": "Burke", "parse-names": false, "suffix": "", "given": "K."}, {"non-dropping-particle": "", "dropping-particle": "", "family": "Ernzerhof", "parse-names": false, "suffix": "", "given"</meta:user-defined>
    <meta:user-defined meta:name="Mendeley_Bookmark_xfV7MrukcA_7" meta:value-type="string">: "M."}], "PMID": "10062328", "ISSN": "1079-7114"}, "uris": ["http://www.mendeley.com/documents/?uuid=31f6086d-4504-4045-b3e0-d4f73d70fb1e"]}]}</meta:user-defined>
    <meta:user-defined meta:name="Mendeley_Bookmark_yEqJ5MG579_1" meta:value-type="string">ADDIN CSL_CITATION {"mendeley": {"formattedCitation": "[1]", "plainTextFormattedCitation": "[1]"}, "schema": "https://github.com/citation-style-language/schema/raw/master/csl-citation.json", "properties": {"noteIndex": 0}, "citationItems": [{"id": "ITEM-1</meta:user-defined>
    <meta:user-defined meta:name="Mendeley_Bookmark_yEqJ5MG579_10" meta:value-type="string">rticle": "", "family": "Smith", "parse-names": false, "suffix": "", "given": "John R."}, {"non-dropping-particle": "", "dropping-particle": "", "family": "Hutchinson", "parse-names": false, "suffix": "", "given": "John W."}, {"non-dropping-particle": "", </meta:user-defined>
    <meta:user-defined meta:name="Mendeley_Bookmark_yEqJ5MG579_11" meta:value-type="string">"dropping-particle": "", "family": "Evans", "parse-names": false, "suffix": "", "given": "Anthony G."}], "ISSN": "18625282", "type": "article-journal"}, "uris": ["http://www.mendeley.com/documents/?uuid=69f36ad4-0e7e-4be8-ba5c-20ae8a8e6a14"]}]}</meta:user-defined>
    <meta:user-defined meta:name="Mendeley_Bookmark_yEqJ5MG579_2" meta:value-type="string">", "itemData": {"issue": "1", "abstract": "Wedescribe a first-principles-based strategytopredictthe macroscopic toughness of a c-Ni(Al)/a-Al2O3 interface. Density functional theory calculations are used to ascertain energy changesupon displacing the twoma</meta:user-defined>
    <meta:user-defined meta:name="Mendeley_Bookmark_yEqJ5MG579_3" meta:value-type="string">terials adjacent to the interface, with relaxation conducted over all atoms lo- cated within adjoining rows. Traction/displacement curves areobtained from derivatives of the energy. Calculations areperformed in mode I (opening), mode II (shear) and at a p</meta:user-defined>
    <meta:user-defined meta:name="Mendeley_Bookmark_yEqJ5MG579_4" meta:value-type="string">hase angle of 458. The shear calculations are conducted for displacements along &lt;110&gt; and &lt;112&gt;of the Nilattice. A generalized interfacepotentialfunction isused to character- ize the results. Initialfitting to both the shear and normal stress results isre</meta:user-defined>
    <meta:user-defined meta:name="Mendeley_Bookmark_yEqJ5MG579_5" meta:value-type="string">quired to calibrate the unknowns. There- after,consistency is established byusing the potential topre- dict othertraction quantities. The potentialis incorporated as a traction/displacement function within acohesive zone model and used topredictthe steady</meta:user-defined>
    <meta:user-defined meta:name="Mendeley_Bookmark_yEqJ5MG579_6" meta:value-type="string">-state toughness of the interface. Forthis purpose, the plasticity of the Ni alloy must beknown, including the plasticity length scale. Measure- ments obtained for a c-Ni superalloy are used and the tough- ness predicted overthe full range of mode mixity.</meta:user-defined>
    <meta:user-defined meta:name="Mendeley_Bookmark_yEqJ5MG579_7" meta:value-type="string"> Additional results for a range of alloys are used todemonstrate the influ- ences of yield strength and length scale.", "id": "ITEM-1", "volume": "101", "title": "First principles based predictions of the toughness of a metal/oxide interface", "container-</meta:user-defined>
    <meta:user-defined meta:name="Mendeley_Bookmark_yEqJ5MG579_8" meta:value-type="string">title": "International Journal of Materials Research (formerly Zeitschrift fuer Metallkunde)", "issued": {"date-parts": [["2010"]]}, "page": "8-15", "ISBN": "1862-5282", "DOI": "10.3139/146.110254", "author": [{"non-dropping-particle": "", "dropping-parti</meta:user-defined>
    <meta:user-defined meta:name="Mendeley_Bookmark_yEqJ5MG579_9" meta:value-type="string">cle": "", "family": "Jiang", "parse-names": false, "suffix": "", "given": "Yong"}, {"non-dropping-particle": "", "dropping-particle": "", "family": "Wei", "parse-names": false, "suffix": "", "given": "Yueguang"}, {"non-dropping-particle": "", "dropping-pa</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